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1" svg:font-family="Arial1"/>
    <style:font-face style:name="Open Sans" svg:font-family="'Open Sans'"/>
    <style:font-face style:name="Arial2" svg:font-family="Arial" style:font-family-generic="swiss"/>
    <style:font-face style:name="Calibri1" svg:font-family="Calibri" style:font-family-generic="swiss"/>
    <style:font-face style:name="Calibri Light" svg:font-family="'Calibri Light'" style:font-family-generic="swiss"/>
    <style:font-face style:name="Arial3" svg:font-family="Arial"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92mm"/>
    </style:style>
    <style:style style:name="co2" style:family="table-column">
      <style:table-column-properties fo:break-before="auto" style:column-width="67.47mm"/>
    </style:style>
    <style:style style:name="co3" style:family="table-column">
      <style:table-column-properties fo:break-before="auto" style:column-width="305.19mm"/>
    </style:style>
    <style:style style:name="co4" style:family="table-column">
      <style:table-column-properties fo:break-before="auto" style:column-width="33.6mm"/>
    </style:style>
    <style:style style:name="co5" style:family="table-column">
      <style:table-column-properties fo:break-before="auto" style:column-width="17mm"/>
    </style:style>
    <style:style style:name="co6" style:family="table-column">
      <style:table-column-properties fo:break-before="auto" style:column-width="22.58mm"/>
    </style:style>
    <style:style style:name="co7" style:family="table-column">
      <style:table-column-properties fo:break-before="auto" style:column-width="8.96mm"/>
    </style:style>
    <style:style style:name="co8" style:family="table-column">
      <style:table-column-properties fo:break-before="auto" style:column-width="28.56mm"/>
    </style:style>
    <style:style style:name="co9" style:family="table-column">
      <style:table-column-properties fo:break-before="auto" style:column-width="35.28mm"/>
    </style:style>
    <style:style style:name="co10" style:family="table-column">
      <style:table-column-properties fo:break-before="auto" style:column-width="49.76mm"/>
    </style:style>
    <style:style style:name="co11" style:family="table-column">
      <style:table-column-properties fo:break-before="auto" style:column-width="31.33mm"/>
    </style:style>
    <style:style style:name="co12" style:family="table-column">
      <style:table-column-properties fo:break-before="auto" style:column-width="31.79mm"/>
    </style:style>
    <style:style style:name="co13" style:family="table-column">
      <style:table-column-properties fo:break-before="auto" style:column-width="36.39mm"/>
    </style:style>
    <style:style style:name="co14" style:family="table-column">
      <style:table-column-properties fo:break-before="auto" style:column-width="28.59mm"/>
    </style:style>
    <style:style style:name="co15" style:family="table-column">
      <style:table-column-properties fo:break-before="auto" style:column-width="24.71mm"/>
    </style:style>
    <style:style style:name="co16" style:family="table-column">
      <style:table-column-properties fo:break-before="auto" style:column-width="25.68mm"/>
    </style:style>
    <style:style style:name="co17" style:family="table-column">
      <style:table-column-properties fo:break-before="auto" style:column-width="27.92mm"/>
    </style:style>
    <style:style style:name="co18" style:family="table-column">
      <style:table-column-properties fo:break-before="auto" style:column-width="40.62mm"/>
    </style:style>
    <style:style style:name="co19" style:family="table-column">
      <style:table-column-properties fo:break-before="auto" style:column-width="32.19mm"/>
    </style:style>
    <style:style style:name="co20" style:family="table-column">
      <style:table-column-properties fo:break-before="auto" style:column-width="29.12mm"/>
    </style:style>
    <style:style style:name="co21" style:family="table-column">
      <style:table-column-properties fo:break-before="auto" style:column-width="25.75mm"/>
    </style:style>
    <style:style style:name="co22" style:family="table-column">
      <style:table-column-properties fo:break-before="auto" style:column-width="6.44mm"/>
    </style:style>
    <style:style style:name="co23" style:family="table-column">
      <style:table-column-properties fo:break-before="auto" style:column-width="105.27mm"/>
    </style:style>
    <style:style style:name="co24" style:family="table-column">
      <style:table-column-properties fo:break-before="auto" style:column-width="46.48mm"/>
    </style:style>
    <style:style style:name="co25" style:family="table-column">
      <style:table-column-properties fo:break-before="auto" style:column-width="29.4mm"/>
    </style:style>
    <style:style style:name="co26" style:family="table-column">
      <style:table-column-properties fo:break-before="auto" style:column-width="30.52mm"/>
    </style:style>
    <style:style style:name="co27" style:family="table-column">
      <style:table-column-properties fo:break-before="auto" style:column-width="12.59mm"/>
    </style:style>
    <style:style style:name="co28" style:family="table-column">
      <style:table-column-properties fo:break-before="auto" style:column-width="30.8mm"/>
    </style:style>
    <style:style style:name="co29" style:family="table-column">
      <style:table-column-properties fo:break-before="auto" style:column-width="40.08mm"/>
    </style:style>
    <style:style style:name="co30" style:family="table-column">
      <style:table-column-properties fo:break-before="auto" style:column-width="10.35mm"/>
    </style:style>
    <style:style style:name="co31" style:family="table-column">
      <style:table-column-properties fo:break-before="auto" style:column-width="33.88mm"/>
    </style:style>
    <style:style style:name="co32" style:family="table-column">
      <style:table-column-properties fo:break-before="auto" style:column-width="42.28mm"/>
    </style:style>
    <style:style style:name="co33" style:family="table-column">
      <style:table-column-properties fo:break-before="auto" style:column-width="55.93mm"/>
    </style:style>
    <style:style style:name="co34" style:family="table-column">
      <style:table-column-properties fo:break-before="auto" style:column-width="39.79mm"/>
    </style:style>
    <style:style style:name="co35" style:family="table-column">
      <style:table-column-properties fo:break-before="auto" style:column-width="10.5mm"/>
    </style:style>
    <style:style style:name="co36" style:family="table-column">
      <style:table-column-properties fo:break-before="auto" style:column-width="3.35mm"/>
    </style:style>
    <style:style style:name="co37" style:family="table-column">
      <style:table-column-properties fo:break-before="auto" style:column-width="9.95mm"/>
    </style:style>
    <style:style style:name="co38" style:family="table-column">
      <style:table-column-properties fo:break-before="auto" style:column-width="1.39mm"/>
    </style:style>
    <style:style style:name="co39" style:family="table-column">
      <style:table-column-properties fo:break-before="auto" style:column-width="48.15mm"/>
    </style:style>
    <style:style style:name="co40" style:family="table-column">
      <style:table-column-properties fo:break-before="auto" style:column-width="45.63mm"/>
    </style:style>
    <style:style style:name="ro1" style:family="table-row">
      <style:table-row-properties style:row-height="5.17mm" fo:break-before="auto" style:use-optimal-row-height="true"/>
    </style:style>
    <style:style style:name="ro2" style:family="table-row">
      <style:table-row-properties style:row-height="5.57mm" fo:break-before="auto" style:use-optimal-row-height="true"/>
    </style:style>
    <style:style style:name="ro3" style:family="table-row">
      <style:table-row-properties style:row-height="40.53mm" fo:break-before="auto" style:use-optimal-row-height="true"/>
    </style:style>
    <style:style style:name="ro4" style:family="table-row">
      <style:table-row-properties style:row-height="20.8mm" fo:break-before="auto" style:use-optimal-row-height="true"/>
    </style:style>
    <style:style style:name="ro5" style:family="table-row">
      <style:table-row-properties style:row-height="8.94mm" fo:break-before="auto" style:use-optimal-row-height="true"/>
    </style:style>
    <style:style style:name="ro6" style:family="table-row">
      <style:table-row-properties style:row-height="15.79mm" fo:break-before="auto" style:use-optimal-row-height="false"/>
    </style:style>
    <style:style style:name="ro7" style:family="table-row">
      <style:table-row-properties style:row-height="12.89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23.02mm" fo:break-before="auto" style:use-optimal-row-height="false"/>
    </style:style>
    <style:style style:name="ro10" style:family="table-row">
      <style:table-row-properties style:row-height="16.85mm" fo:break-before="auto" style:use-optimal-row-height="true"/>
    </style:style>
    <style:style style:name="ro11" style:family="table-row">
      <style:table-row-properties style:row-height="12.07mm" fo:break-before="auto" style:use-optimal-row-height="false"/>
    </style:style>
    <style:style style:name="ro12" style:family="table-row">
      <style:table-row-properties style:row-height="5.57mm" fo:break-before="auto" style:use-optimal-row-height="false"/>
    </style:style>
    <style:style style:name="ro13" style:family="table-row">
      <style:table-row-properties style:row-height="9.33mm" fo:break-before="auto" style:use-optimal-row-height="true"/>
    </style:style>
    <style:style style:name="ro14" style:family="table-row">
      <style:table-row-properties style:row-height="6mm" fo:break-before="auto" style:use-optimal-row-height="true"/>
    </style:style>
    <style:style style:name="ro15" style:family="table-row">
      <style:table-row-properties style:row-height="5.56mm" fo:break-before="auto" style:use-optimal-row-height="false"/>
    </style:style>
    <style:style style:name="ro16" style:family="table-row">
      <style:table-row-properties style:row-height="11.45mm" fo:break-before="auto" style:use-optimal-row-height="false"/>
    </style:style>
    <style:style style:name="ro17" style:family="table-row">
      <style:table-row-properties style:row-height="4.52mm" fo:break-before="auto" style:use-optimal-row-height="false"/>
    </style:style>
    <style:style style:name="ro18" style:family="table-row">
      <style:table-row-properties style:row-height="4.2mm" fo:break-before="auto" style:use-optimal-row-height="false"/>
    </style:style>
    <style:style style:name="ta1" style:family="table" style:master-page-name="PageStyle_5f_Instrucciones">
      <style:table-properties table:display="true" style:writing-mode="lr-tb"/>
    </style:style>
    <style:style style:name="ta2" style:family="table" style:master-page-name="PageStyle_5f_RegistroDefectos">
      <style:table-properties table:display="true" style:writing-mode="lr-tb"/>
    </style:style>
    <style:style style:name="ta3" style:family="table" style:master-page-name="PageStyle_5f_Resumen">
      <style:table-properties table:display="true" style:writing-mode="lr-tb"/>
    </style:style>
    <style:style style:name="ta4" style:family="table" style:master-page-name="PageStyle_5f_Metricas">
      <style:table-properties table:display="true" style:writing-mode="lr-tb"/>
    </style:style>
    <style:style style:name="ta5" style:family="table" style:master-page-name="PageStyle_5f_ListasDatos">
      <style:table-properties table:display="true" style:writing-mode="lr-tb"/>
    </style:style>
    <number:number-style style:name="N1">
      <number:number number:decimal-places="0" loext:min-decimal-places="0" number:min-integer-digits="1"/>
    </number:number-style>
    <number:date-style style:name="N39" number:automatic-order="true">
      <number:day/>
      <number:text> de </number:text>
      <number:month number:textual="true"/>
      <number:text> de </number:text>
      <number:year/>
    </number:date-style>
    <number:date-style style:name="N10037" number:language="en" number:country="US" number:automatic-order="true">
      <number:month number:style="long"/>
      <number:text>/</number:text>
      <number:day number:style="long"/>
      <number:text>/</number:text>
      <number:year/>
    </number:date-style>
    <style:style style:name="ce18" style:family="table-cell" style:parent-style-name="Normal_20_2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20_2_20_2">
      <style:table-cell-properties fo:border-bottom="1.76pt solid #c0c0c0" fo:background-color="#004569" style:diagonal-bl-tr="none" style:diagonal-tl-br="none" style:text-align-source="fix" style:repeat-content="false" fo:wrap-option="wrap" fo:border-left="1.76pt solid #000000" style:direction="ltr" fo:border-right="1.76pt solid #c0c0c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 style:family="table-cell" style:parent-style-name="Default">
      <style:table-cell-properties fo:border-bottom="0.74pt solid #000000" fo:background-color="#d0cec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1" style:family="table-cell" style:parent-style-name="Default">
      <style:table-cell-properties fo:border-bottom="0.74pt solid #000000" fo:background-color="#afabab"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2" style:family="table-cell" style:parent-style-name="Default">
      <style:table-cell-properties fo:border-bottom="none" fo:background-color="#afabab"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3" style:family="table-cell" style:parent-style-name="Default">
      <style:table-cell-properties fo:border-bottom="0.06pt solid #000000" fo:background-color="#afabab"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4" style:family="table-cell" style:parent-style-name="Normal_20_2_20_2">
      <style:table-cell-properties fo:border-bottom="1.76pt solid #c0c0c0" fo:background-color="#004569"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14">
      <style:table-cell-properties fo:border-bottom="0.74pt solid #000000"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114">
      <style:table-cell-properties fo:border-bottom="none"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114">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fo:border-bottom="none" style:diagonal-bl-tr="none" style:diagonal-tl-br="none" fo:border-left="none" fo:border-right="1.76pt solid #000000" style:rotation-align="none" fo:border-top="none"/>
    </style:style>
    <style:style style:name="ce33"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fo:border-bottom="0.06pt solid #000000" style:diagonal-bl-tr="none" style:diagonal-tl-br="none" style:text-align-source="value-type" style:repeat-content="false" fo:background-color="transparent"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fo:background-color="#ffffff" style:rotation-align="none"/>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8" style:family="table-cell" style:parent-style-name="Default">
      <style:table-cell-properties fo:background-color="#004569"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3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d5eff"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9" style:family="table-cell" style:parent-style-name="Default">
      <style:table-cell-properties style:glyph-orientation-vertical="0" fo:background-color="#004569"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e7e9eb"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 style:family="table-cell" style:parent-style-name="Default">
      <style:table-cell-properties style:diagonal-bl-tr="none" style:diagonal-tl-br="none" fo:background-color="transparent" fo:border="0.74pt solid #000000" style:rotation-align="none"/>
    </style:style>
    <style:style style:name="ce81"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7" style:family="table-cell" style:parent-style-name="Default">
      <style:table-cell-properties fo:background-color="#004569"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8"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39">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style:glyph-orientation-vertical="0" fo:background-color="#ffff99"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fo:background-color="#ffff99"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98"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8" style:family="table-cell" style:parent-style-name="Default">
      <style:table-cell-properties fo:border-bottom="0.74pt solid #000000" fo:background-color="#ffff99" style:diagonal-bl-tr="none" style:diagonal-tl-br="none" fo:border-left="none" fo:padding="0.71mm"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fo:border-bottom="0.74pt solid #000000" fo:background-color="#ffff99" style:diagonal-bl-tr="none" style:diagonal-tl-br="none" style:text-align-source="fix" style:repeat-content="false" fo:wrap-option="wrap" fo:border-left="none" style:direction="ltr" fo:padding="0.71mm"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3b3838"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05"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70"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71" style:family="table-cell" style:parent-style-name="Default" style:data-style-name="N141">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72" style:family="table-cell" style:parent-style-name="Default" style:data-style-name="N141">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4" style:family="table-cell" style:parent-style-name="Default">
      <style:table-cell-properties style:diagonal-bl-tr="none" style:diagonal-tl-br="none" fo:border="0.74pt solid #000000" fo:padding="0.71mm" style:rotation-align="non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20_3">
      <style:table-cell-properties style:glyph-orientation-vertical="0" style:cell-protect="protected" style:print-content="true" style:diagonal-bl-tr="none" style:diagonal-tl-br="none" style:text-align-source="value-type" style:repeat-content="false" fo:background-color="transparent" fo:wrap-option="wrap" fo:border="0.74pt solid #333333"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Arial11" fo:font-size="8pt" fo:font-style="normal" fo:text-shadow="none" style:text-underline-style="none" fo:font-weight="normal" style:font-name-asian="Arial11" style:font-size-asian="8pt" style:font-style-asian="normal" style:font-weight-asian="normal" style:font-name-complex="Arial11" style:font-size-complex="8pt" style:font-style-complex="normal" style:font-weight-complex="normal"/>
    </style:style>
    <style:style style:name="ce76"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3b3838"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15"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fo:color="#3b3838"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80" style:family="table-cell" style:parent-style-name="Default" style:data-style-name="N0">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19" style:family="table-cell" style:parent-style-name="Default">
      <style:table-cell-properties style:glyph-orientation-vertical="0" fo:background-color="#ffffa6"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333333" style:text-outline="false" style:text-line-through-style="none" style:text-line-through-type="none" style:font-name="Segoe UI" fo:font-size="10pt" fo:font-style="normal" fo:text-shadow="none" style:text-underline-style="none" fo:font-weight="normal" style:font-size-asian="10pt" style:font-style-asian="normal" style:font-weight-asian="normal" style:font-name-complex="Segoe UI"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84"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224" style:family="table-cell" style:parent-style-name="Default">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data-style-name="N10037">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87" style:family="table-cell" style:parent-style-name="Default" style:data-style-name="N1003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88" style:family="table-cell" style:parent-style-name="Default" style:data-style-name="N10037">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89" style:family="table-cell" style:parent-style-name="Default" style:data-style-name="N10037">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90" style:family="table-cell" style:parent-style-name="Default" style:data-style-name="N10037">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Default" style:data-style-name="N10037">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2" style:family="table-cell" style:parent-style-name="Default" style:data-style-name="N10037">
      <style:table-cell-properties style:diagonal-bl-tr="none" style:diagonal-tl-br="none" fo:background-color="transparent" fo:border="0.74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data-style-name="N10156">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94" style:family="table-cell" style:parent-style-name="Default" style:data-style-name="N0">
      <style:table-cell-properties style:glyph-orientation-vertical="0" style:diagonal-bl-tr="none" style:diagonal-tl-br="none" style:text-align-source="value-type" style:repeat-content="false" fo:wrap-option="no-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3" style:family="table-cell" style:parent-style-name="Default">
      <style:table-cell-properties style:glyph-orientation-vertical="0" fo:background-color="#ffffa6"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20pt" fo:font-style="normal" fo:text-shadow="none" style:text-underline-style="solid" style:text-underline-width="auto" style:text-underline-color="font-color" fo:font-weight="normal" style:font-size-asian="20pt" style:font-style-asian="normal" style:font-weight-asian="normal" style:font-name-complex="Calibri1" style:font-size-complex="20pt" style:font-style-complex="normal" style:font-weight-complex="normal"/>
    </style:style>
    <style:style style:name="ce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97" style:family="table-cell" style:parent-style-name="Default">
      <style:table-cell-properties style:rotation-align="none"/>
      <style:text-properties fo:color="#000000" style:text-outline="false" style:text-line-through-style="none" style:text-line-through-type="none" style:font-name="Calibri1" fo:font-size="20pt" fo:font-style="normal" fo:text-shadow="none" style:text-underline-style="solid" style:text-underline-width="auto" style:text-underline-color="font-color" fo:font-weight="normal" style:font-size-asian="20pt" style:font-style-asian="normal" style:font-weight-asian="normal" style:font-name-complex="Calibri1" style:font-size-complex="20pt" style:font-style-complex="normal" style:font-weight-complex="normal"/>
    </style:style>
    <style:style style:name="ce98" style:family="table-cell" style:parent-style-name="Default">
      <style:table-cell-properties fo:background-color="#16365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99" style:family="table-cell" style:parent-style-name="Default">
      <style:table-cell-properties fo:border-bottom="1.76pt solid #000000" fo:background-color="#16365c"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240"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1" style:family="table-cell" style:parent-style-name="Default">
      <style:table-cell-properties fo:border-bottom="1.76pt solid #000000" fo:background-color="#e7e6e6"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2" style:family="table-cell" style:parent-style-name="Default">
      <style:table-cell-properties fo:background-color="#e7e6e6"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3" style:family="table-cell" style:parent-style-name="Default">
      <style:table-cell-properties fo:border-bottom="1.76pt solid #000000" fo:background-color="#e7e6e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4" style:family="table-cell" style:parent-style-name="Default">
      <style:table-cell-properties fo:border-bottom="1.76pt solid #000000" fo:background-color="#e7e6e6"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5" style:family="table-cell" style:parent-style-name="Default">
      <style:table-cell-properties fo:background-color="#e7e6e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6" style:family="table-cell" style:parent-style-name="Default">
      <style:table-cell-properties fo:border-bottom="1.76pt solid #000000"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1" fo:font-size="20pt" fo:font-style="normal" fo:text-shadow="none" style:text-underline-style="solid" style:text-underline-width="auto" style:text-underline-color="font-color" fo:font-weight="normal" style:font-size-asian="20pt" style:font-style-asian="normal" style:font-weight-asian="normal" style:font-name-complex="Calibri1" style:font-size-complex="20pt" style:font-style-complex="normal" style:font-weight-complex="normal"/>
    </style:style>
    <style:style style:name="ce108" style:family="table-cell" style:parent-style-name="Default">
      <style:table-cell-properties fo:border-bottom="none" fo:background-color="#16365c"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09" style:family="table-cell" style:parent-style-name="Default">
      <style:table-cell-properties fo:border-bottom="1.76pt solid #000000" fo:background-color="#16365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1"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mm" style:writing-mode="page"/>
    </style:style>
    <style:style style:name="ce11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style>
    <style:style style:name="ce114"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style>
    <style:style style:name="ce115"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6"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7"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1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style>
    <style:style style:name="ce119" style:family="table-cell" style:parent-style-name="Default">
      <style:table-cell-properties fo:border-bottom="none" fo:background-color="#16365c"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0" style:family="table-cell" style:parent-style-name="Default">
      <style:table-cell-properties fo:border-bottom="1.76pt solid #000000" fo:background-color="#16365c"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2"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style>
    <style:style style:name="ce123"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style>
    <style:style style:name="ce124"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css3t:text-justify="auto" fo:margin-left="0mm" style:writing-mode="page"/>
    </style:style>
    <style:style style:name="ce125"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6"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7"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28"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style>
    <style:style style:name="ce129" style:family="table-cell" style:parent-style-name="Default">
      <style:table-cell-properties fo:border-bottom="1.76pt solid #000000" fo:background-color="#e7e6e6"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20pt" fo:font-style="normal" fo:text-shadow="none" style:text-underline-style="none" fo:font-weight="normal" style:font-size-asian="20pt" style:font-style-asian="normal" style:font-weight-asian="normal" style:font-name-complex="Calibri1" style:font-size-complex="20pt" style:font-style-complex="normal" style:font-weight-complex="normal"/>
    </style:style>
    <style:style style:name="ce131" style:family="table-cell" style:parent-style-name="Default">
      <style:table-cell-properties fo:border-bottom="1.76pt solid #000000" fo:background-color="#16365c"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2" style:family="table-cell" style:parent-style-name="Default">
      <style:table-cell-properties fo:border-bottom="none" fo:background-color="#16365c"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3" style:family="table-cell" style:parent-style-name="Default" style:data-style-name="N1">
      <style:table-cell-properties fo:border-bottom="0.74pt solid #000000" fo:background-color="#dae3f3"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4" style:family="table-cell" style:parent-style-name="Default" style:data-style-name="N1">
      <style:table-cell-properties fo:border-bottom="0.74pt solid #000000" fo:background-color="#dae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5" style:family="table-cell" style:parent-style-name="Default" style:data-style-name="N1">
      <style:table-cell-properties fo:border-bottom="1.76pt solid #000000" fo:background-color="#e7e6e6"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6" style:family="table-cell" style:parent-style-name="Excel_20_Built-in_20_Percent">
      <style:table-cell-properties fo:border-bottom="1.76pt solid #000000" fo:background-color="#e7e6e6"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7"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278" style:family="table-cell" style:parent-style-name="Default">
      <style:table-cell-properties fo:background-color="#16365c"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39" style:family="table-cell" style:parent-style-name="Default">
      <style:table-cell-properties fo:border-bottom="1.76pt solid #000000" fo:background-color="#16365c"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0" style:family="table-cell" style:parent-style-name="Default" style:data-style-name="N1">
      <style:table-cell-properties fo:border-bottom="0.74pt solid #000000" fo:background-color="#dae3f3"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1" style:family="table-cell" style:parent-style-name="Default" style:data-style-name="N1">
      <style:table-cell-properties fo:border-bottom="none" fo:background-color="#dae3f3"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2" style:family="table-cell" style:parent-style-name="Default" style:data-style-name="N1">
      <style:table-cell-properties fo:border-bottom="1.76pt solid #000000" fo:background-color="#e7e6e6"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3" style:family="table-cell" style:parent-style-name="Default">
      <style:table-cell-properties fo:border-bottom="none" fo:background-color="#16365c"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4" style:family="table-cell" style:parent-style-name="Excel_20_Built-in_20_Percent">
      <style:table-cell-properties fo:border-bottom="0.74pt solid #000000" fo:background-color="#e7e6e6"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5" style:family="table-cell" style:parent-style-name="Default">
      <style:table-cell-properties fo:border-bottom="1.76pt solid #000000" fo:background-color="#16365c"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6" style:family="table-cell" style:parent-style-name="Default">
      <style:table-cell-properties fo:border-bottom="0.74pt solid #000000" fo:background-color="#16365c"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7" style:family="table-cell" style:parent-style-name="Default">
      <style:table-cell-properties fo:border-bottom="1.76pt solid #000000" fo:background-color="#16365c" style:diagonal-bl-tr="none" style:diagonal-tl-br="none" style:text-align-source="fix" style:repeat-content="false" fo:wrap-option="no-wrap" fo:border-left="none" style:direction="ltr" fo:border-right="none" style:rotation-angle="0" style:rotation-align="none" style:shrink-to-fit="false" fo:border-top="1.76pt solid #000000"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8"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49"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1"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52" style:family="table-cell" style:parent-style-name="Excel_20_Built-in_20_Percent">
      <style:table-cell-properties fo:border-bottom="1.76pt solid #000000" fo:background-color="#e7e6e6"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53"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Default">
      <style:table-cell-properties fo:border-bottom="1.76pt solid #000000"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5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5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7"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58"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59" style:family="table-cell" style:parent-style-name="Excel_20_Built-in_20_Percent">
      <style:table-cell-properties fo:border-bottom="0.74pt solid #000000" fo:background-color="#ffffff"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0" style:family="table-cell" style:parent-style-name="Default">
      <style:table-cell-properties fo:border-bottom="1.76pt solid #000000"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1"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2" style:family="table-cell" style:parent-style-name="Default">
      <style:table-cell-properties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4" style:family="table-cell" style:parent-style-name="Default">
      <style:table-cell-properties fo:border-bottom="1.76pt solid #000000"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5" style:family="table-cell" style:parent-style-name="Default">
      <style:table-cell-properties fo:border-bottom="1.76pt solid #000000" fo:background-color="#16365c"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6" style:family="table-cell" style:parent-style-name="Default">
      <style:table-cell-properties fo:border-bottom="1.76pt solid #000000"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7" style:family="table-cell" style:parent-style-name="Excel_20_Built-in_20_Percent" style:data-style-name="N10">
      <style:table-cell-properties fo:border-bottom="0.74pt solid #000000" fo:background-color="#e7e6e6"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8" style:family="table-cell" style:parent-style-name="Excel_20_Built-in_20_Percent" style:data-style-name="N10">
      <style:table-cell-properties fo:border-bottom="1.76pt solid #000000" fo:background-color="#e7e6e6"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69"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0"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1" style:family="table-cell" style:parent-style-name="Default">
      <style:table-cell-properties fo:border-bottom="1.76pt solid #000000"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7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74"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75" style:family="table-cell" style:parent-style-name="Default" style:data-style-name="N1">
      <style:table-cell-properties fo:border-bottom="1.76pt solid #000000" fo:background-color="#e7e6e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6"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7"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8" style:family="table-cell" style:parent-style-name="Excel_20_Built-in_20_Percent">
      <style:table-cell-properties fo:border-bottom="0.74pt solid #000000" fo:background-color="#e7e6e6"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79" style:family="table-cell" style:parent-style-name="Excel_20_Built-in_20_Percent">
      <style:table-cell-properties fo:border-bottom="1.76pt solid #000000" fo:background-color="#e7e6e6"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80" style:family="table-cell" style:parent-style-name="Default">
      <style:table-cell-properties fo:border-bottom="1.76pt solid #000000" fo:background-color="#16365c"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top" loext:vertical-justify="auto"/>
      <style:paragraph-properties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81"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82"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3" style:family="table-cell" style:parent-style-name="Default" style:data-style-name="N1">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84" style:family="table-cell" style:parent-style-name="Excel_20_Built-in_20_Percent">
      <style:table-cell-properties fo:border-bottom="1.76pt solid #000000" fo:background-color="#e7e6e6"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185" style:family="table-cell" style:parent-style-name="Default">
      <style:table-cell-properties fo:background-color="#ffffff" style:rotation-align="none"/>
      <style:text-properties fo:color="#ffffff" style:text-outline="false" style:text-line-through-style="none" style:text-line-through-type="none" style:font-name="Calibri1" fo:font-size="20pt" fo:font-style="normal" fo:text-shadow="none" style:text-underline-style="none" fo:font-weight="normal" style:font-size-asian="20pt" style:font-style-asian="normal" style:font-weight-asian="normal" style:font-name-complex="Calibri1" style:font-size-complex="20pt" style:font-style-complex="normal" style:font-weight-complex="normal"/>
    </style:style>
    <style:style style:name="ce186" style:family="table-cell" style:parent-style-name="Default">
      <style:table-cell-properties fo:background-color="#16365c" style:rotation-align="none"/>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fo:background-color="#e7e9eb" fo:padding="0.71mm"/>
    </style:style>
    <style:style style:name="ce188" style:family="table-cell" style:parent-style-name="Default">
      <style:table-cell-properties fo:background-color="#e7e9eb"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1f497d"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90" style:family="table-cell" style:parent-style-name="Default">
      <style:table-cell-properties style:rotation-align="none"/>
      <style:text-properties fo:color="#1f497d"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331" style:family="table-cell" style:parent-style-name="Default">
      <style:table-cell-properties style:glyph-orientation-vertical="0" fo:background-color="#ffffff"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gr1" style:family="graphic">
      <style:graphic-properties draw:stroke="none" svg:stroke-width="0.26mm" draw:fill="solid" draw:fill-color="#ffffff" draw:textarea-vertical-align="top" draw:auto-grow-height="false" draw:fit-to-size="false" style:shrink-to-fit="false" fo:min-height="13.41mm" fo:min-width="248.9mm" fo:padding-top="1.25mm" fo:padding-bottom="1.25mm" fo:padding-left="2.5mm" fo:padding-right="2.5mm" fo:wrap-option="wrap"/>
    </style:style>
    <style:style style:name="gr2" style:family="graphic">
      <style:graphic-properties fo:background-color="#ffffff" fo:border="#000000"/>
    </style:style>
    <style:style style:name="gr3" style:family="graphic">
      <style:graphic-properties draw:stroke="none" svg:stroke-width="0.26mm" draw:fill="solid" draw:fill-color="#ffffff" draw:textarea-vertical-align="top" draw:auto-grow-height="false" draw:fit-to-size="false" style:shrink-to-fit="false" fo:min-height="15.81mm" fo:min-width="198.38mm" fo:padding-top="1.25mm" fo:padding-bottom="1.25mm" fo:padding-left="2.5mm" fo:padding-right="2.5mm" fo:wrap-option="wrap"/>
    </style:style>
    <style:style style:name="gr4"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fo:margin-top="0mm" fo:margin-bottom="0mm" fo:line-height="100%" fo:text-align="start" style:writing-mode="lr-tb"/>
      <style:text-properties fo:font-size="18pt"/>
    </style:style>
    <style:style style:name="P2" style:family="paragraph">
      <loext:graphic-properties draw:fill="solid" draw:fill-color="#ffffff"/>
      <style:paragraph-properties fo:margin-top="0mm" fo:margin-bottom="0mm" fo:line-height="100%" fo:text-align="start" style:writing-mode="lr-tb"/>
      <style:text-properties fo:font-size="18pt"/>
    </style:style>
    <style:style style:name="P3" style:family="paragraph">
      <style:paragraph-properties fo:text-align="start"/>
      <style:text-properties fo:color="#000000" style:text-line-through-style="none" style:text-line-through-type="none" fo:font-family="Tahoma" fo:font-size="8pt" fo:font-style="normal" style:text-underline-style="none" fo:font-weight="normal"/>
    </style:style>
    <style:style style:name="P4" style:family="paragraph">
      <style:paragraph-properties fo:margin-top="0mm" fo:margin-bottom="0mm" fo:line-height="100%" fo:text-align="center" style:writing-mode="lr-tb"/>
      <style:text-properties fo:font-size="18pt"/>
    </style:style>
    <style:style style:name="P5" style:family="paragraph">
      <loext:graphic-properties draw:fill="solid" draw:fill-color="#ffffff"/>
      <style:paragraph-properties fo:margin-top="0mm" fo:margin-bottom="0mm" fo:line-height="100%" fo:text-align="center" style:writing-mode="lr-tb"/>
      <style:text-properties fo:font-size="18pt"/>
    </style:style>
    <style:style style:name="P6"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fo:font-family="Calibri"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ref!data!#REF!)" table:allow-empty-cell="true" table:display-list="unsorted" table:base-cell-address="Resumen.K117">
          <table:help-message table:display="true"/>
          <table:error-message table:message-type="stop" table:display="true"/>
        </table:content-validation>
        <table:content-validation table:name="val2" table:condition="of:cell-content-is-in-list([$'Listas Datos'.$B$3:$'Listas Datos'.$B$6])" table:allow-empty-cell="true" table:display-list="unsorted" table:base-cell-address="RegistroDefectos.F17">
          <table:error-message table:message-type="stop" table:display="true"/>
        </table:content-validation>
        <table:content-validation table:name="val3" table:condition="of:cell-content-is-in-list([$'Listas Datos'.$B$3:$'Listas Datos'.$B$6])" table:allow-empty-cell="true" table:display-list="unsorted" table:base-cell-address="Resumen.F18">
          <table:help-message table:display="true"/>
          <table:error-message table:message-type="stop" table:display="true"/>
        </table:content-validation>
        <table:content-validation table:name="val4" table:condition="of:cell-content-is-in-list([$'Listas Datos'.$D$3:$'Listas Datos'.$D$5])" table:allow-empty-cell="true" table:display-list="unsorted" table:base-cell-address="RegistroDefectos.G17">
          <table:error-message table:message-type="stop" table:display="true"/>
        </table:content-validation>
        <table:content-validation table:name="val5" table:condition="of:cell-content-is-in-list([$'Listas Datos'.$D$3:$'Listas Datos'.$D$5])" table:allow-empty-cell="true" table:display-list="unsorted" table:base-cell-address="Resumen.G18">
          <table:help-message table:display="true"/>
          <table:error-message table:message-type="stop" table:display="true"/>
        </table:content-validation>
        <table:content-validation table:name="val6" table:condition="of:cell-content-is-in-list([$'Listas Datos'.$V$3:.$V$7])" table:allow-empty-cell="true" table:display-list="unsorted" table:base-cell-address="RegistroDefectos.T17">
          <table:error-message table:message-type="stop" table:display="true"/>
        </table:content-validation>
        <table:content-validation table:name="val7" table:condition="of:cell-content-is-in-list([$'Listas Datos'.$N$3:$'Listas Datos'.$N$6])" table:allow-empty-cell="true" table:display-list="unsorted" table:base-cell-address="RegistroDefectos.U17">
          <table:error-message table:message-type="stop" table:display="true"/>
        </table:content-validation>
        <table:content-validation table:name="val8" table:condition="of:cell-content-is-in-list([$'Listas Datos'.$N$3:$'Listas Datos'.$N$5])" table:allow-empty-cell="true" table:display-list="unsorted" table:base-cell-address="Resumen.U18">
          <table:help-message table:display="true"/>
          <table:error-message table:message-type="stop" table:display="true"/>
        </table:content-validation>
        <table:content-validation table:name="val9" table:condition="of:cell-content-is-in-list([$'Listas Datos'.$P$3:.$P$5])" table:allow-empty-cell="true" table:display-list="unsorted" table:base-cell-address="RegistroDefectos.V17">
          <table:error-message table:message-type="stop" table:display="true"/>
        </table:content-validation>
        <table:content-validation table:name="val10" table:condition="of:cell-content-is-in-list([$'Listas Datos'.$R$3:.$R$9])" table:allow-empty-cell="true" table:display-list="unsorted" table:base-cell-address="RegistroDefectos.W17">
          <table:error-message table:message-type="stop" table:display="true"/>
        </table:content-validation>
        <table:content-validation table:name="val11" table:condition="of:cell-content-is-in-list([$'Listas Datos'.$T$3:.$T$5])" table:allow-empty-cell="true" table:display-list="unsorted" table:base-cell-address="RegistroDefectos.X17">
          <table:error-message table:message-type="stop" table:display="true"/>
        </table:content-validation>
        <table:content-validation table:name="val12" table:condition="of:cell-content-is-in-list([$'Listas Datos'.$F$3:$'Listas Datos'.$F$15])" table:allow-empty-cell="true" table:display-list="unsorted" table:base-cell-address="RegistroDefectos.AA17">
          <table:error-message table:message-type="stop" table:display="true"/>
        </table:content-validation>
        <table:content-validation table:name="val13" table:condition="of:cell-content-is-in-list([$'Listas Datos'.$F$3:$'Listas Datos'.$F$14])" table:allow-empty-cell="true" table:display-list="unsorted" table:base-cell-address="Resumen.AA18">
          <table:help-message table:display="true"/>
          <table:error-message table:message-type="stop" table:display="true"/>
        </table:content-validation>
        <table:content-validation table:name="val14" table:condition="of:cell-content-is-in-list([$'Listas Datos'.$H$3:.$H$10])" table:allow-empty-cell="true" table:display-list="unsorted" table:base-cell-address="RegistroDefectos.AB17">
          <table:error-message table:message-type="stop" table:display="true"/>
        </table:content-validation>
        <table:content-validation table:name="val15" table:condition="of:cell-content-is-in-list([$'Listas Datos'.$X$3:.$X$4])" table:allow-empty-cell="true" table:display-list="unsorted" table:base-cell-address="RegistroDefectos.AC17">
          <table:error-message table:message-type="stop" table:display="true"/>
        </table:content-validation>
        <table:content-validation table:name="val16" table:condition="of:cell-content-is-in-list([$'Listas Datos'.$L$3:$'Listas Datos'.$L$11])" table:allow-empty-cell="true" table:display-list="unsorted" table:base-cell-address="RegistroDefectos.AD17">
          <table:error-message table:message-type="stop" table:display="true"/>
        </table:content-validation>
        <table:content-validation table:name="val17" table:condition="of:cell-content-is-in-list([$'Listas Datos'.$L$3:$'Listas Datos'.$L$8])" table:allow-empty-cell="true" table:display-list="unsorted" table:base-cell-address="Resumen.AD18">
          <table:help-message table:display="true"/>
          <table:error-message table:message-type="stop" table:display="true"/>
        </table:content-validation>
        <table:content-validation table:name="val18" table:condition="of:cell-content-is-in-list([$'Listas Datos'.$J$3:.$J$10])" table:allow-empty-cell="true" table:display-list="unsorted" table:base-cell-address="RegistroDefectos.AC17">
          <table:error-message table:message-type="stop" table:display="true"/>
        </table:content-validation>
        <table:content-validation table:name="val19" table:condition="of:cell-content-is-in-list([$'Listas Datos'.$K$3:.$K$9])" table:allow-empty-cell="true" table:display-list="unsorted" table:base-cell-address="RegistroDefectos.AD17">
          <table:error-message table:message-type="stop" table:display="true"/>
        </table:content-validation>
        <table:content-validation table:name="val20" table:condition="of:cell-content-is-in-list([$'Listas Datos'.$N$3:$'Listas Datos'.$N$5])" table:allow-empty-cell="true" table:display-list="unsorted" table:base-cell-address="'Listas Datos'.B8">
          <table:help-message table:display="true"/>
          <table:error-message table:message-type="stop" table:display="true"/>
        </table:content-validation>
        <table:content-validation table:name="val21" table:condition="of:cell-content-is-in-list([$'Listas Datos'.$N$3:$'Listas Datos'.$N$6])" table:allow-empty-cell="true" table:display-list="unsorted" table:base-cell-address="Resumen.B11">
          <table:help-message table:display="true"/>
          <table:error-message table:message-type="stop" table:display="true"/>
        </table:content-validation>
        <table:content-validation table:name="val22" table:condition="of:cell-content-is-in-list(&quot;1&quot;;&quot;2&quot;;&quot;3&quot;;&quot;All&quot;)" table:allow-empty-cell="true" table:display-list="unsorted" table:base-cell-address="'Listas Datos'.E2">
          <table:help-message table:display="true"/>
          <table:error-message table:message-type="stop" table:display="true"/>
        </table:content-validation>
        <table:content-validation table:name="val23" table:condition="of:cell-content-is-in-list([$'Listas Datos'.$N$3:$'Listas Datos'.$N$6])" table:allow-empty-cell="true" table:display-list="unsorted" table:base-cell-address="Resumen.B8">
          <table:help-message table:display="true"/>
          <table:error-message table:message-type="stop" table:display="true"/>
        </table:content-validation>
      </table:content-validations>
      <table:table table:name="Instrucciones" table:style-name="ta1">
        <office:forms form:automatic-focus="false" form:apply-design-mode="false"/>
        <table:table-column table:style-name="co1" table:default-cell-style-name="Default"/>
        <table:table-column table:style-name="co2" table:default-cell-style-name="ce20"/>
        <table:table-column table:style-name="co3" table:default-cell-style-name="ce25"/>
        <table:table-column table:style-name="co4" table:default-cell-style-name="Default"/>
        <table:table-column table:style-name="co5" table:number-columns-repeated="60" table:default-cell-style-name="Default"/>
        <table:table-row table:style-name="ro1">
          <table:table-cell/>
          <table:table-cell table:style-name="ce18" table:number-columns-repeated="2"/>
          <table:table-cell table:number-columns-repeated="61"/>
        </table:table-row>
        <table:table-row table:style-name="ro1">
          <table:table-cell/>
          <table:table-cell table:style-name="ce18">
            <draw:custom-shape table:end-cell-address="Instrucciones.C5" table:end-x="244.87mm" table:end-y="2.55mm" draw:z-index="0" draw:name="TextBox 1" draw:style-name="gr1" draw:text-style-name="P2" svg:width="253.89mm" svg:height="15.9mm" svg:x="58.46mm" svg:y="2.16mm">
              <text:p text:style-name="P1"><text:span text:style-name="T1">Instrucciones del Registro de Seguimiento de Defec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8"/>
          <table:table-cell table:number-columns-repeated="61"/>
        </table:table-row>
        <table:table-row table:style-name="ro1" table:number-rows-repeated="3">
          <table:table-cell/>
          <table:table-cell table:style-name="ce18" table:number-columns-repeated="2"/>
          <table:table-cell table:number-columns-repeated="61"/>
        </table:table-row>
        <table:table-row table:style-name="ro1">
          <table:table-cell/>
          <table:table-cell table:style-name="Default" table:number-columns-repeated="2"/>
          <table:table-cell table:number-columns-repeated="61"/>
        </table:table-row>
        <table:table-row table:style-name="ro1">
          <table:table-cell/>
          <table:table-cell table:style-name="ce19" office:value-type="string" calcext:value-type="string">
            <text:p>Campo</text:p>
          </table:table-cell>
          <table:table-cell table:style-name="ce24" office:value-type="string" calcext:value-type="string">
            <text:p>Descripción </text:p>
          </table:table-cell>
          <table:table-cell table:number-columns-repeated="61"/>
        </table:table-row>
        <table:table-row table:style-name="ro2">
          <table:table-cell/>
          <table:table-cell office:value-type="string" calcext:value-type="string">
            <text:p>ID Control de Incidencias</text:p>
          </table:table-cell>
          <table:table-cell office:value-type="string" calcext:value-type="string">
            <text:p>Identificador único para los defectos cuando este es creado en la herramienta de Control de Incidencias </text:p>
          </table:table-cell>
          <table:table-cell table:number-columns-repeated="61"/>
        </table:table-row>
        <table:table-row table:style-name="ro2">
          <table:table-cell/>
          <table:table-cell office:value-type="string" calcext:value-type="string">
            <text:p>Nombre del componente</text:p>
          </table:table-cell>
          <table:table-cell office:value-type="string" calcext:value-type="string">
            <text:p>Nombre o liste todos los componentes afectados en el defecto.</text:p>
          </table:table-cell>
          <table:table-cell table:number-columns-repeated="61"/>
        </table:table-row>
        <table:table-row table:style-name="ro2">
          <table:table-cell/>
          <table:table-cell office:value-type="string" calcext:value-type="string">
            <text:p>Reproducibilidad</text:p>
          </table:table-cell>
          <table:table-cell office:value-type="string" calcext:value-type="string">
            <text:p>Es reproducible? Si o No.</text:p>
          </table:table-cell>
          <table:table-cell table:number-columns-repeated="61"/>
        </table:table-row>
        <table:table-row table:style-name="ro3">
          <table:table-cell/>
          <table:table-cell office:value-type="string" calcext:value-type="string">
            <text:p>Severidad</text:p>
          </table:table-cell>
          <table:table-cell office:value-type="string" calcext:value-type="string">
            <text:p>El grado de impacto que un defecto tiene en el desarrollo u operación de un componente del sistema.</text:p>
            <text:p/>
            <text:p>Crítica: El defecto afecta la funcionalidad crítica y/o datos críticos. No tiene una solución alternativa. Ejemplo: instalación no exitosa, falla en compl de una función.</text:p>
            <text:p>Mayor: El defecto afecta a la funcionalidad principal o los datos principales. Tiene una solución, pero no es obvio y es difícil. Ejemplo: Una característica no es funcional de un módulo, pero la tarea es factible si se siguen 10 pasos indirectos complicados en otro módulo /s.</text:p>
            <text:p>Menor: El defecto afecta a funcionalidades menores o a datos no críticos. Tiene una solución fácil. Ejemplo: Una característica menor que no es funcional en un módulo, pero la misma tarea es fácilmente realizable desde otro módulo.</text:p>
            <text:p/>
            <text:p>Cosmetico: Bajo nivel de error y no afecta a la funcionalidad de la aplicación. Ejemplos - Errores de ortografía, UI Anomalías como varianza relacionada con fuentes, color de fondo de campos específicos, etc.</text:p>
          </table:table-cell>
          <table:table-cell table:number-columns-repeated="61"/>
        </table:table-row>
        <table:table-row table:style-name="ro4">
          <table:table-cell/>
          <table:table-cell office:value-type="string" calcext:value-type="string">
            <text:p>Prioridad</text:p>
          </table:table-cell>
          <table:table-cell table:style-name="ce26" office:value-type="string" calcext:value-type="string">
            <text:p>El código de prioridad indica el impacto de este defecto en el proyecto:</text:p>
            <text:p/>
            <text:p>Alta= muy importante, el proyecto no puede tener éxito sin que este defecto sea resuelto.</text:p>
            <text:p>Media = importante para el éxito del proyecto, pero existe una solucion alternativa - workaround.</text:p>
            <text:p>Baja =deseable, pero con poco impacto en el éxito del proyecto si el defecto no se resuelve.</text:p>
          </table:table-cell>
          <table:table-cell table:number-columns-repeated="61"/>
        </table:table-row>
        <table:table-row table:style-name="ro2">
          <table:table-cell/>
          <table:table-cell office:value-type="string" calcext:value-type="string">
            <text:p>Asignar a</text:p>
          </table:table-cell>
          <table:table-cell table:style-name="ce27" office:value-type="string" calcext:value-type="string">
            <text:p>Nombre de la persona a quien se le asigna el defecto inicialmente.</text:p>
          </table:table-cell>
          <table:table-cell table:number-columns-repeated="61"/>
        </table:table-row>
        <table:table-row table:style-name="ro2">
          <table:table-cell/>
          <table:table-cell office:value-type="string" calcext:value-type="string">
            <text:p>Descripción</text:p>
          </table:table-cell>
          <table:table-cell table:style-name="ce26" office:value-type="string" calcext:value-type="string">
            <text:p>Descripción de los defectos. Estado del subsistema, área, o otra parte de los productos en la cual los defectos ocurren o cual es afectado por los defectos.</text:p>
          </table:table-cell>
          <table:table-cell table:number-columns-repeated="61"/>
        </table:table-row>
        <table:table-row table:style-name="ro2">
          <table:table-cell/>
          <table:table-cell office:value-type="string" calcext:value-type="string">
            <text:p>Pasos para reproducir</text:p>
          </table:table-cell>
          <table:table-cell table:style-name="ce28" office:value-type="string" calcext:value-type="string">
            <text:p>Pasos o detalle para llegar al error identificado en esta incidencia.</text:p>
          </table:table-cell>
          <table:table-cell table:number-columns-repeated="61"/>
        </table:table-row>
        <table:table-row table:style-name="ro2">
          <table:table-cell/>
          <table:table-cell office:value-type="string" calcext:value-type="string">
            <text:p>Petición APS</text:p>
          </table:table-cell>
          <table:table-cell table:style-name="ce29" office:value-type="string" calcext:value-type="string">
            <text:p>Número de la petición APS.</text:p>
          </table:table-cell>
          <table:table-cell table:number-columns-repeated="61"/>
        </table:table-row>
        <table:table-row table:style-name="ro2">
          <table:table-cell/>
          <table:table-cell office:value-type="string" calcext:value-type="string">
            <text:p>Versión APS</text:p>
          </table:table-cell>
          <table:table-cell table:style-name="ce28" office:value-type="string" calcext:value-type="string">
            <text:p>Número de la versión APS.</text:p>
          </table:table-cell>
          <table:table-cell table:number-columns-repeated="61"/>
        </table:table-row>
        <table:table-row table:style-name="ro2">
          <table:table-cell/>
          <table:table-cell office:value-type="string" calcext:value-type="string">
            <text:p>Información Adicional</text:p>
          </table:table-cell>
          <table:table-cell table:style-name="ce30" office:value-type="string" calcext:value-type="string">
            <text:p>Información adicional o necesaria para reproducir el defecto</text:p>
          </table:table-cell>
          <table:table-cell table:number-columns-repeated="61"/>
        </table:table-row>
        <table:table-row table:style-name="ro2">
          <table:table-cell/>
          <table:table-cell office:value-type="string" calcext:value-type="string">
            <text:p>Opción</text:p>
          </table:table-cell>
          <table:table-cell table:style-name="ce31" office:value-type="string" calcext:value-type="string">
            <text:p>Nombre o descripción de la opción, referente al A S M O del proyecto.</text:p>
          </table:table-cell>
          <table:table-cell table:number-columns-repeated="61"/>
        </table:table-row>
        <table:table-row table:style-name="ro2">
          <table:table-cell/>
          <table:table-cell office:value-type="string" calcext:value-type="string">
            <text:p>Caso de Prueba</text:p>
          </table:table-cell>
          <table:table-cell office:value-type="string" calcext:value-type="string">
            <text:p>El caso de prueba donde el defecto fue encontrado.</text:p>
          </table:table-cell>
          <table:table-cell table:number-columns-repeated="61"/>
        </table:table-row>
        <table:table-row table:style-name="ro5">
          <table:table-cell/>
          <table:table-cell office:value-type="string" calcext:value-type="string">
            <text:p>Resumen del error</text:p>
            <text:p>(Descripción corta)</text:p>
          </table:table-cell>
          <table:table-cell office:value-type="string" calcext:value-type="string">
            <text:p>Resumen de los defectos (breve descripción de los defectos).</text:p>
          </table:table-cell>
          <table:table-cell table:number-columns-repeated="61"/>
        </table:table-row>
        <table:table-row table:style-name="ro2">
          <table:table-cell/>
          <table:table-cell office:value-type="string" calcext:value-type="string">
            <text:p># archivos </text:p>
          </table:table-cell>
          <table:table-cell table:style-name="ce32" office:value-type="string" calcext:value-type="string">
            <text:p># de archivos agregados al defecto.</text:p>
          </table:table-cell>
          <table:table-cell table:number-columns-repeated="61"/>
        </table:table-row>
        <table:table-row table:style-name="ro2">
          <table:table-cell/>
          <table:table-cell table:style-name="ce21" office:value-type="string" calcext:value-type="string">
            <text:p>ID Defecto </text:p>
          </table:table-cell>
          <table:table-cell table:style-name="ce26" office:value-type="string" calcext:value-type="string">
            <text:p>Identificador único para los defectos, i.e., 1,2 etc.</text:p>
          </table:table-cell>
          <table:table-cell table:number-columns-repeated="61"/>
        </table:table-row>
        <table:table-row table:style-name="ro2">
          <table:table-cell/>
          <table:table-cell table:style-name="ce21" office:value-type="string" calcext:value-type="string">
            <text:p>ID Categoria</text:p>
          </table:table-cell>
          <table:table-cell table:style-name="ce26" office:value-type="string" calcext:value-type="string">
            <text:p>Identificador único para categoria</text:p>
          </table:table-cell>
          <table:table-cell table:number-columns-repeated="61"/>
        </table:table-row>
        <table:table-row table:style-name="ro2">
          <table:table-cell/>
          <table:table-cell table:style-name="ce21" office:value-type="string" calcext:value-type="string">
            <text:p>Nombre del Folio</text:p>
          </table:table-cell>
          <table:table-cell table:style-name="ce26" office:value-type="string" calcext:value-type="string">
            <text:p>Nombre del Folio.</text:p>
          </table:table-cell>
          <table:table-cell table:number-columns-repeated="61"/>
        </table:table-row>
        <table:table-row table:style-name="ro6">
          <table:table-cell/>
          <table:table-cell table:style-name="ce21" office:value-type="string" calcext:value-type="string">
            <text:p>Segmento ID o Suite</text:p>
          </table:table-cell>
          <table:table-cell table:style-name="ce26" office:value-type="string" calcext:value-type="string">
            <text:p>Nombre de la suite, segmento o definición de los casos de prueba. <text:span text:style-name="T3">Nota: en el caso que existe mas segmentos se insertan en la pestaña Listas Datos.</text:span></text:p>
          </table:table-cell>
          <table:table-cell table:number-columns-repeated="61"/>
        </table:table-row>
        <table:table-row table:style-name="ro7">
          <table:table-cell/>
          <table:table-cell table:style-name="ce21" office:value-type="string" calcext:value-type="string">
            <text:p>Área</text:p>
          </table:table-cell>
          <table:table-cell table:style-name="ce26" office:value-type="string" calcext:value-type="string">
            <text:p>Área donde se detectó el defecto, como:</text:p>
            <text:p>Bodega Ropa</text:p>
            <text:p>Compras Muebles </text:p>
          </table:table-cell>
          <table:table-cell table:number-columns-repeated="61"/>
        </table:table-row>
        <table:table-row table:style-name="ro7">
          <table:table-cell/>
          <table:table-cell table:style-name="ce21" office:value-type="string" calcext:value-type="string">
            <text:p>Sistema</text:p>
          </table:table-cell>
          <table:table-cell table:style-name="ce26" office:value-type="string" calcext:value-type="string">
            <text:p>Sistema donde se detectó el defecto, como:</text:p>
            <text:p>Portal Internet - Proveedores Muebles</text:p>
            <text:p>Cliente Servidor</text:p>
          </table:table-cell>
          <table:table-cell table:number-columns-repeated="61"/>
        </table:table-row>
        <table:table-row table:style-name="ro5">
          <table:table-cell/>
          <table:table-cell table:style-name="ce21" office:value-type="string" calcext:value-type="string">
            <text:p>Módulo</text:p>
          </table:table-cell>
          <table:table-cell table:style-name="ce26" office:value-type="string" calcext:value-type="string">
            <text:p>Módulo  donde se detectó el defecto, como:</text:p>
            <text:p>Portal Internet</text:p>
          </table:table-cell>
          <table:table-cell table:number-columns-repeated="61"/>
        </table:table-row>
        <table:table-row table:style-name="ro2">
          <table:table-cell/>
          <table:table-cell table:style-name="ce21" office:value-type="string" calcext:value-type="string">
            <text:p>Detectado por</text:p>
          </table:table-cell>
          <table:table-cell office:value-type="string" calcext:value-type="string">
            <text:p>Nombre de la persona que informó el defecto.</text:p>
          </table:table-cell>
          <table:table-cell table:style-name="ce35"/>
          <table:table-cell table:number-columns-repeated="60"/>
        </table:table-row>
        <table:table-row table:style-name="ro2">
          <table:table-cell/>
          <table:table-cell table:style-name="ce21" office:value-type="string" calcext:value-type="string">
            <text:p>Fecha de Detección (dd/mm/aaaa)</text:p>
          </table:table-cell>
          <table:table-cell table:style-name="ce26" office:value-type="string" calcext:value-type="string">
            <text:p>Fecha en que el defecto fue reportado y registrado inicialmente.</text:p>
          </table:table-cell>
          <table:table-cell table:style-name="ce35"/>
          <table:table-cell table:number-columns-repeated="60"/>
        </table:table-row>
        <table:table-row table:style-name="ro2">
          <table:table-cell/>
          <table:table-cell table:style-name="ce21" office:value-type="string" calcext:value-type="string">
            <text:p>Estatus de Defecto</text:p>
          </table:table-cell>
          <table:table-cell office:value-type="string" calcext:value-type="string">
            <text:p>Estado actual del defecto: Nuevo, En progreso, En revisión y Finalizado, etc.</text:p>
          </table:table-cell>
          <table:table-cell table:style-name="ce36"/>
          <table:table-cell table:number-columns-repeated="60"/>
        </table:table-row>
        <table:table-row table:style-name="ro2">
          <table:table-cell/>
          <table:table-cell table:style-name="ce21" office:value-type="string" calcext:value-type="string">
            <text:p>Tipo de Defecto</text:p>
          </table:table-cell>
          <table:table-cell table:style-name="ce26" office:value-type="string" calcext:value-type="string">
            <text:p>Indique la causa del defecto (por ejemplo, comunicación, supervisión, transcripción, educación, proceso, código incorrecto).</text:p>
          </table:table-cell>
          <table:table-cell table:number-columns-repeated="61"/>
        </table:table-row>
        <table:table-row table:style-name="ro2">
          <table:table-cell/>
          <table:table-cell table:style-name="ce21" office:value-type="string" calcext:value-type="string">
            <text:p>Tipo de Prueba</text:p>
          </table:table-cell>
          <table:table-cell office:value-type="string" calcext:value-type="string">
            <text:p>Manual o Automática.</text:p>
          </table:table-cell>
          <table:table-cell table:number-columns-repeated="61"/>
        </table:table-row>
        <table:table-row table:style-name="ro2">
          <table:table-cell/>
          <table:table-cell table:style-name="ce22" office:value-type="string" calcext:value-type="string">
            <text:p>Fase de Deteccion</text:p>
          </table:table-cell>
          <table:table-cell table:style-name="ce33" office:value-type="string" calcext:value-type="string">
            <text:p>Fase en la que se encontró el defecto, Pruebas de Humo, Regresión, End to End, Componentes, UAT o Producción.</text:p>
          </table:table-cell>
          <table:table-cell table:number-columns-repeated="61"/>
        </table:table-row>
        <table:table-row table:style-name="ro2">
          <table:table-cell/>
          <table:table-cell table:style-name="ce22" office:value-type="string" calcext:value-type="string">
            <text:p>Fecha de Cierre</text:p>
          </table:table-cell>
          <table:table-cell table:style-name="ce33" office:value-type="string" calcext:value-type="string">
            <text:p>Fecha en que el defecto fue cerrado.</text:p>
          </table:table-cell>
          <table:table-cell table:number-columns-repeated="61"/>
        </table:table-row>
        <table:table-row table:style-name="ro2">
          <table:table-cell/>
          <table:table-cell table:style-name="ce23" office:value-type="string" calcext:value-type="string">
            <text:p># Días abierto</text:p>
          </table:table-cell>
          <table:table-cell table:style-name="ce34" office:value-type="string" calcext:value-type="string">
            <text:p>Días que el defecto permanece abierto. </text:p>
          </table:table-cell>
          <table:table-cell table:number-columns-repeated="61"/>
        </table:table-row>
        <table:table-row table:style-name="ro2">
          <table:table-cell/>
          <table:table-cell table:style-name="ce21" office:value-type="string" calcext:value-type="string">
            <text:p>Motivo Rechazo</text:p>
          </table:table-cell>
          <table:table-cell table:style-name="ce26" office:value-type="string" calcext:value-type="string">
            <text:p>Indique el motivo del rechazo del defecto.</text:p>
          </table:table-cell>
          <table:table-cell table:number-columns-repeated="61"/>
        </table:table-row>
        <table:table-row table:style-name="ro2">
          <table:table-cell/>
          <table:table-cell table:style-name="ce21" office:value-type="string" calcext:value-type="string">
            <text:p>Responsable del Problema</text:p>
          </table:table-cell>
          <table:table-cell table:style-name="ce26" office:value-type="string" calcext:value-type="string">
            <text:p>Indique el responsible del problema.</text:p>
          </table:table-cell>
          <table:table-cell table:number-columns-repeated="61"/>
        </table:table-row>
        <table:table-row table:style-name="ro1">
          <table:table-cell/>
          <table:table-cell table:style-name="Default" table:number-columns-repeated="2"/>
          <table:table-cell table:number-columns-repeated="61"/>
        </table:table-row>
        <table:table-row table:style-name="ro1">
          <table:table-cell/>
          <table:table-cell table:style-name="ce19" office:value-type="string" calcext:value-type="string">
            <text:p>Estatus de Defecto</text:p>
          </table:table-cell>
          <table:table-cell table:style-name="ce24" office:value-type="string" calcext:value-type="string">
            <text:p>Descripción </text:p>
          </table:table-cell>
          <table:table-cell table:number-columns-repeated="61"/>
        </table:table-row>
        <table:table-row table:style-name="ro2">
          <table:table-cell/>
          <table:table-cell office:value-type="string" calcext:value-type="string">
            <text:p>Nuevo</text:p>
          </table:table-cell>
          <table:table-cell office:value-type="string" calcext:value-type="string">
            <text:p>Levantamiento de un nuevo defecto.</text:p>
          </table:table-cell>
          <table:table-cell table:number-columns-repeated="61"/>
        </table:table-row>
        <table:table-row table:style-name="ro2">
          <table:table-cell/>
          <table:table-cell office:value-type="string" calcext:value-type="string">
            <text:p>Abierto </text:p>
          </table:table-cell>
          <table:table-cell office:value-type="string" calcext:value-type="string">
            <text:p>Es aceptado el defecto y se comienza a trabajar en la solución.</text:p>
          </table:table-cell>
          <table:table-cell table:number-columns-repeated="61"/>
        </table:table-row>
        <table:table-row table:style-name="ro2">
          <table:table-cell/>
          <table:table-cell office:value-type="string" calcext:value-type="string">
            <text:p>Asignado</text:p>
          </table:table-cell>
          <table:table-cell office:value-type="string" calcext:value-type="string">
            <text:p>El defecto es asignado al área correspondiente.</text:p>
          </table:table-cell>
          <table:table-cell table:number-columns-repeated="61"/>
        </table:table-row>
        <table:table-row table:style-name="ro2">
          <table:table-cell/>
          <table:table-cell office:value-type="string" calcext:value-type="string">
            <text:p>En Revisión</text:p>
          </table:table-cell>
          <table:table-cell office:value-type="string" calcext:value-type="string">
            <text:p>El responsable asignado da revisión al defecto.</text:p>
          </table:table-cell>
          <table:table-cell table:number-columns-repeated="61"/>
        </table:table-row>
        <table:table-row table:style-name="ro2">
          <table:table-cell/>
          <table:table-cell office:value-type="string" calcext:value-type="string">
            <text:p>Rechazado</text:p>
          </table:table-cell>
          <table:table-cell office:value-type="string" calcext:value-type="string">
            <text:p>Es considerado no válido el defecto y es rechazado.</text:p>
          </table:table-cell>
          <table:table-cell table:number-columns-repeated="61"/>
        </table:table-row>
        <table:table-row table:style-name="ro2">
          <table:table-cell/>
          <table:table-cell office:value-type="string" calcext:value-type="string">
            <text:p>Requiere mas Datos</text:p>
          </table:table-cell>
          <table:table-cell office:value-type="string" calcext:value-type="string">
            <text:p>Se solicita información adicional del defecto.</text:p>
          </table:table-cell>
          <table:table-cell table:number-columns-repeated="61"/>
        </table:table-row>
        <table:table-row table:style-name="ro2">
          <table:table-cell/>
          <table:table-cell office:value-type="string" calcext:value-type="string">
            <text:p>Reabierto</text:p>
          </table:table-cell>
          <table:table-cell office:value-type="string" calcext:value-type="string">
            <text:p>El defecto se presenta de nuevo y se reabre.</text:p>
          </table:table-cell>
          <table:table-cell table:number-columns-repeated="61"/>
        </table:table-row>
        <table:table-row table:style-name="ro2">
          <table:table-cell/>
          <table:table-cell office:value-type="string" calcext:value-type="string">
            <text:p>Arreglado</text:p>
          </table:table-cell>
          <table:table-cell office:value-type="string" calcext:value-type="string">
            <text:p>El problema ha sido modificado para solucionar el defecto por el área correspondiente</text:p>
          </table:table-cell>
          <table:table-cell table:number-columns-repeated="61"/>
        </table:table-row>
        <table:table-row table:style-name="ro2">
          <table:table-cell/>
          <table:table-cell office:value-type="string" calcext:value-type="string">
            <text:p>Liberado a Pruebas</text:p>
          </table:table-cell>
          <table:table-cell office:value-type="string" calcext:value-type="string">
            <text:p>La solución del defecto está lista para probarse y el defecto es liberado.</text:p>
          </table:table-cell>
          <table:table-cell table:number-columns-repeated="61"/>
        </table:table-row>
        <table:table-row table:style-name="ro2">
          <table:table-cell/>
          <table:table-cell office:value-type="string" calcext:value-type="string">
            <text:p>En pruebas</text:p>
          </table:table-cell>
          <table:table-cell office:value-type="string" calcext:value-type="string">
            <text:p>El defecto es mandado a verificación.</text:p>
          </table:table-cell>
          <table:table-cell table:number-columns-repeated="61"/>
        </table:table-row>
        <table:table-row table:style-name="ro2">
          <table:table-cell/>
          <table:table-cell office:value-type="string" calcext:value-type="string">
            <text:p>Cerrado</text:p>
          </table:table-cell>
          <table:table-cell office:value-type="string" calcext:value-type="string">
            <text:p>El defecto ha sido solucionado exitosamente.</text:p>
          </table:table-cell>
          <table:table-cell table:number-columns-repeated="61"/>
        </table:table-row>
        <table:table-row table:style-name="ro2">
          <table:table-cell/>
          <table:table-cell office:value-type="string" calcext:value-type="string">
            <text:p>Diferido</text:p>
          </table:table-cell>
          <table:table-cell office:value-type="string" calcext:value-type="string">
            <text:p>El defecto no será arreglado dentro de este proyecto, se trabajará en un futuro por definir.</text:p>
          </table:table-cell>
          <table:table-cell table:number-columns-repeated="61"/>
        </table:table-row>
      </table:table>
      <table:table table:name="RegistroDefectos" table:style-name="ta2" table:print-ranges="RegistroDefectos.C7:RegistroDefectos.Q37">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listbox form:name="Drop Down 1973" form:control-implementation="ooo:com.sun.star.form.component.ListBox" xml:id="control1" form:id="control1"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67" form:control-implementation="ooo:com.sun.star.form.component.ListBox" xml:id="control2" form:id="control2"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3" form:control-implementation="ooo:com.sun.star.form.component.ListBox" xml:id="control3" form:id="control3"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4" form:control-implementation="ooo:com.sun.star.form.component.ListBox" xml:id="control4" form:id="control4"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5" form:control-implementation="ooo:com.sun.star.form.component.ListBox" xml:id="control5" form:id="control5"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6" form:control-implementation="ooo:com.sun.star.form.component.ListBox" xml:id="control6" form:id="control6"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7" form:control-implementation="ooo:com.sun.star.form.component.ListBox" xml:id="control7" form:id="control7"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8" form:control-implementation="ooo:com.sun.star.form.component.ListBox" xml:id="control8" form:id="control8"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79" form:control-implementation="ooo:com.sun.star.form.component.ListBox" xml:id="control9" form:id="control9"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0" form:control-implementation="ooo:com.sun.star.form.component.ListBox" xml:id="control10" form:id="control10"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1" form:control-implementation="ooo:com.sun.star.form.component.ListBox" xml:id="control11" form:id="control11"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2" form:control-implementation="ooo:com.sun.star.form.component.ListBox" xml:id="control12" form:id="control12"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3" form:control-implementation="ooo:com.sun.star.form.component.ListBox" xml:id="control13" form:id="control13"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4" form:control-implementation="ooo:com.sun.star.form.component.ListBox" xml:id="control14" form:id="control14"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5" form:control-implementation="ooo:com.sun.star.form.component.ListBox" xml:id="control15" form:id="control15"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86" form:control-implementation="ooo:com.sun.star.form.component.ListBox" xml:id="control16" form:id="control16"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0" form:control-implementation="ooo:com.sun.star.form.component.ListBox" xml:id="control17" form:id="control17"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1" form:control-implementation="ooo:com.sun.star.form.component.ListBox" xml:id="control18" form:id="control18"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2" form:control-implementation="ooo:com.sun.star.form.component.ListBox" xml:id="control19" form:id="control19"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3" form:control-implementation="ooo:com.sun.star.form.component.ListBox" xml:id="control20" form:id="control20"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4" form:control-implementation="ooo:com.sun.star.form.component.ListBox" xml:id="control21" form:id="control21"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5" form:control-implementation="ooo:com.sun.star.form.component.ListBox" xml:id="control22" form:id="control22"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6" form:control-implementation="ooo:com.sun.star.form.component.ListBox" xml:id="control23" form:id="control23"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7" form:control-implementation="ooo:com.sun.star.form.component.ListBox" xml:id="control24" form:id="control24"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8" form:control-implementation="ooo:com.sun.star.form.component.ListBox" xml:id="control25" form:id="control25"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099" form:control-implementation="ooo:com.sun.star.form.component.ListBox" xml:id="control26" form:id="control26"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0" form:control-implementation="ooo:com.sun.star.form.component.ListBox" xml:id="control27" form:id="control27"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1" form:control-implementation="ooo:com.sun.star.form.component.ListBox" xml:id="control28" form:id="control28"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2" form:control-implementation="ooo:com.sun.star.form.component.ListBox" xml:id="control29" form:id="control29"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3" form:control-implementation="ooo:com.sun.star.form.component.ListBox" xml:id="control30" form:id="control30"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4" form:control-implementation="ooo:com.sun.star.form.component.ListBox" xml:id="control31" form:id="control31"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5" form:control-implementation="ooo:com.sun.star.form.component.ListBox" xml:id="control32" form:id="control32"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6" form:control-implementation="ooo:com.sun.star.form.component.ListBox" xml:id="control33" form:id="control33"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7" form:control-implementation="ooo:com.sun.star.form.component.ListBox" xml:id="control34" form:id="control34"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8" form:control-implementation="ooo:com.sun.star.form.component.ListBox" xml:id="control35" form:id="control35"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09" form:control-implementation="ooo:com.sun.star.form.component.ListBox" xml:id="control36" form:id="control36"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10" form:control-implementation="ooo:com.sun.star.form.component.ListBox" xml:id="control37" form:id="control37"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11" form:control-implementation="ooo:com.sun.star.form.component.ListBox" xml:id="control38" form:id="control38"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12" form:control-implementation="ooo:com.sun.star.form.component.ListBox" xml:id="control39" form:id="control39"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listbox form:name="Drop Down 2113" form:control-implementation="ooo:com.sun.star.form.component.ListBox" xml:id="control40" form:id="control40" form:dropdown="true" form:printable="false" form:size="8" form:input-required="false"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listbox>
          </form:form>
        </office:forms>
        <table:shapes>
          <draw:control draw:z-index="1" draw:style-name="gr2" draw:text-style-name="P3" svg:width="40.04mm" svg:height="0.01mm" svg:x="232.09mm" svg:y="128.85mm" draw:control="control1"/>
          <draw:control draw:z-index="2" draw:style-name="gr2" draw:text-style-name="P3" svg:width="39.51mm" svg:height="0.01mm" svg:x="232.09mm" svg:y="134.14mm" draw:control="control2"/>
          <draw:control draw:z-index="3" draw:style-name="gr2" draw:text-style-name="P3" svg:width="40.04mm" svg:height="0.01mm" svg:x="232.09mm" svg:y="128.85mm" draw:control="control3"/>
          <draw:control draw:z-index="4" draw:style-name="gr2" draw:text-style-name="P3" svg:width="39.51mm" svg:height="0.01mm" svg:x="232.09mm" svg:y="134.14mm" draw:control="control4"/>
          <draw:control draw:z-index="5" draw:style-name="gr2" draw:text-style-name="P3" svg:width="40.04mm" svg:height="0.01mm" svg:x="232.09mm" svg:y="128.85mm" draw:control="control5"/>
          <draw:control draw:z-index="6" draw:style-name="gr2" draw:text-style-name="P3" svg:width="39.51mm" svg:height="0.01mm" svg:x="232.09mm" svg:y="134.14mm" draw:control="control6"/>
          <draw:control draw:z-index="7" draw:style-name="gr2" draw:text-style-name="P3" svg:width="40.04mm" svg:height="0.01mm" svg:x="232.09mm" svg:y="128.85mm" draw:control="control7"/>
          <draw:control draw:z-index="8" draw:style-name="gr2" draw:text-style-name="P3" svg:width="39.51mm" svg:height="0.01mm" svg:x="232.09mm" svg:y="134.14mm" draw:control="control8"/>
          <draw:control draw:z-index="9" draw:style-name="gr2" draw:text-style-name="P3" svg:width="40.04mm" svg:height="0.01mm" svg:x="232.09mm" svg:y="128.85mm" draw:control="control9"/>
          <draw:control draw:z-index="10" draw:style-name="gr2" draw:text-style-name="P3" svg:width="39.51mm" svg:height="0.01mm" svg:x="232.09mm" svg:y="134.14mm" draw:control="control10"/>
          <draw:control draw:z-index="11" draw:style-name="gr2" draw:text-style-name="P3" svg:width="40.04mm" svg:height="0.01mm" svg:x="232.09mm" svg:y="128.85mm" draw:control="control11"/>
          <draw:control draw:z-index="12" draw:style-name="gr2" draw:text-style-name="P3" svg:width="39.51mm" svg:height="0.01mm" svg:x="232.09mm" svg:y="134.14mm" draw:control="control12"/>
          <draw:control draw:z-index="13" draw:style-name="gr2" draw:text-style-name="P3" svg:width="40.04mm" svg:height="0.01mm" svg:x="232.09mm" svg:y="128.85mm" draw:control="control13"/>
          <draw:control draw:z-index="14" draw:style-name="gr2" draw:text-style-name="P3" svg:width="39.51mm" svg:height="0.01mm" svg:x="232.09mm" svg:y="134.14mm" draw:control="control14"/>
          <draw:control draw:z-index="15" draw:style-name="gr2" draw:text-style-name="P3" svg:width="40.04mm" svg:height="0.01mm" svg:x="232.09mm" svg:y="128.85mm" draw:control="control15"/>
          <draw:control draw:z-index="16" draw:style-name="gr2" draw:text-style-name="P3" svg:width="39.51mm" svg:height="0.01mm" svg:x="232.09mm" svg:y="134.14mm" draw:control="control16"/>
          <draw:control draw:z-index="17" draw:style-name="gr2" draw:text-style-name="P3" svg:width="40.04mm" svg:height="0.01mm" svg:x="232.09mm" svg:y="128.85mm" draw:control="control17"/>
          <draw:control draw:z-index="18" draw:style-name="gr2" draw:text-style-name="P3" svg:width="40.04mm" svg:height="0.01mm" svg:x="232.09mm" svg:y="128.85mm" draw:control="control18"/>
          <draw:control draw:z-index="19" draw:style-name="gr2" draw:text-style-name="P3" svg:width="40.04mm" svg:height="0.01mm" svg:x="232.09mm" svg:y="128.85mm" draw:control="control19"/>
          <draw:control draw:z-index="20" draw:style-name="gr2" draw:text-style-name="P3" svg:width="40.04mm" svg:height="0.01mm" svg:x="232.09mm" svg:y="128.85mm" draw:control="control20"/>
          <draw:control draw:z-index="21" draw:style-name="gr2" draw:text-style-name="P3" svg:width="40.04mm" svg:height="0.01mm" svg:x="232.09mm" svg:y="128.85mm" draw:control="control21"/>
          <draw:control draw:z-index="22" draw:style-name="gr2" draw:text-style-name="P3" svg:width="40.04mm" svg:height="0.01mm" svg:x="232.09mm" svg:y="128.85mm" draw:control="control22"/>
          <draw:control draw:z-index="23" draw:style-name="gr2" draw:text-style-name="P3" svg:width="40.04mm" svg:height="0.01mm" svg:x="232.09mm" svg:y="128.85mm" draw:control="control23"/>
          <draw:control draw:z-index="24" draw:style-name="gr2" draw:text-style-name="P3" svg:width="40.04mm" svg:height="0.01mm" svg:x="232.09mm" svg:y="128.85mm" draw:control="control24"/>
          <draw:control draw:z-index="25" draw:style-name="gr2" draw:text-style-name="P3" svg:width="40.04mm" svg:height="0.01mm" svg:x="232.09mm" svg:y="128.85mm" draw:control="control25"/>
          <draw:control draw:z-index="26" draw:style-name="gr2" draw:text-style-name="P3" svg:width="40.04mm" svg:height="0.01mm" svg:x="232.09mm" svg:y="128.85mm" draw:control="control26"/>
          <draw:control draw:z-index="27" draw:style-name="gr2" draw:text-style-name="P3" svg:width="40.04mm" svg:height="0.01mm" svg:x="232.09mm" svg:y="128.85mm" draw:control="control27"/>
          <draw:control draw:z-index="28" draw:style-name="gr2" draw:text-style-name="P3" svg:width="40.04mm" svg:height="0.01mm" svg:x="232.09mm" svg:y="128.85mm" draw:control="control28"/>
          <draw:control draw:z-index="29" draw:style-name="gr2" draw:text-style-name="P3" svg:width="40.04mm" svg:height="0.01mm" svg:x="232.09mm" svg:y="128.85mm" draw:control="control29"/>
          <draw:control draw:z-index="30" draw:style-name="gr2" draw:text-style-name="P3" svg:width="40.04mm" svg:height="0.01mm" svg:x="232.09mm" svg:y="128.85mm" draw:control="control30"/>
          <draw:control draw:z-index="31" draw:style-name="gr2" draw:text-style-name="P3" svg:width="40.04mm" svg:height="0.01mm" svg:x="232.09mm" svg:y="128.85mm" draw:control="control31"/>
          <draw:control draw:z-index="32" draw:style-name="gr2" draw:text-style-name="P3" svg:width="40.04mm" svg:height="0.01mm" svg:x="232.09mm" svg:y="128.85mm" draw:control="control32"/>
          <draw:control draw:z-index="33" draw:style-name="gr2" draw:text-style-name="P3" svg:width="40.04mm" svg:height="0.01mm" svg:x="232.09mm" svg:y="128.85mm" draw:control="control33"/>
          <draw:control draw:z-index="34" draw:style-name="gr2" draw:text-style-name="P3" svg:width="40.04mm" svg:height="0.01mm" svg:x="232.09mm" svg:y="128.85mm" draw:control="control34"/>
          <draw:control draw:z-index="35" draw:style-name="gr2" draw:text-style-name="P3" svg:width="40.04mm" svg:height="0.01mm" svg:x="232.09mm" svg:y="128.85mm" draw:control="control35"/>
          <draw:control draw:z-index="36" draw:style-name="gr2" draw:text-style-name="P3" svg:width="40.04mm" svg:height="0.01mm" svg:x="232.09mm" svg:y="128.85mm" draw:control="control36"/>
          <draw:control draw:z-index="37" draw:style-name="gr2" draw:text-style-name="P3" svg:width="40.04mm" svg:height="0.01mm" svg:x="232.09mm" svg:y="128.85mm" draw:control="control37"/>
          <draw:control draw:z-index="38" draw:style-name="gr2" draw:text-style-name="P3" svg:width="40.04mm" svg:height="0.01mm" svg:x="232.09mm" svg:y="128.85mm" draw:control="control38"/>
          <draw:control draw:z-index="39" draw:style-name="gr2" draw:text-style-name="P3" svg:width="40.04mm" svg:height="0.01mm" svg:x="232.09mm" svg:y="128.85mm" draw:control="control39"/>
          <draw:control draw:z-index="40" draw:style-name="gr2" draw:text-style-name="P3" svg:width="40.04mm" svg:height="0.01mm" svg:x="232.09mm" svg:y="128.85mm" draw:control="control40"/>
        </table:shapes>
        <table:table-column table:style-name="co7" table:number-columns-repeated="2" table:default-cell-style-name="ce43"/>
        <table:table-column table:style-name="co8" table:default-cell-style-name="ce43"/>
        <table:table-column table:style-name="co9" table:default-cell-style-name="ce43"/>
        <table:table-column table:style-name="co10" table:default-cell-style-name="ce43"/>
        <table:table-column table:style-name="co11" table:default-cell-style-name="ce43"/>
        <table:table-column table:style-name="co12" table:default-cell-style-name="ce43"/>
        <table:table-column table:style-name="co9" table:number-columns-repeated="3" table:default-cell-style-name="ce43"/>
        <table:table-column table:style-name="co13" table:default-cell-style-name="ce43"/>
        <table:table-column table:style-name="co14" table:default-cell-style-name="ce43"/>
        <table:table-column table:style-name="co9" table:number-columns-repeated="4" table:default-cell-style-name="ce43"/>
        <table:table-column table:style-name="co15" table:default-cell-style-name="ce43"/>
        <table:table-column table:style-name="co16" table:default-cell-style-name="ce43"/>
        <table:table-column table:style-name="co17" table:default-cell-style-name="ce43"/>
        <table:table-column table:style-name="co9" table:default-cell-style-name="ce43"/>
        <table:table-column table:style-name="co18" table:default-cell-style-name="ce43"/>
        <table:table-column table:style-name="co9" table:default-cell-style-name="ce43"/>
        <table:table-column table:style-name="co19" table:default-cell-style-name="ce43"/>
        <table:table-column table:style-name="co9" table:number-columns-repeated="7" table:default-cell-style-name="ce43"/>
        <table:table-column table:style-name="co20" table:default-cell-style-name="ce43"/>
        <table:table-column table:style-name="co21" table:number-columns-repeated="3" table:default-cell-style-name="ce43"/>
        <table:table-column table:style-name="co9" table:number-columns-repeated="30" table:default-cell-style-name="ce43"/>
        <table:table-row table:style-name="ro2">
          <table:table-cell table:number-columns-repeated="64"/>
        </table:table-row>
        <table:table-row table:style-name="ro2">
          <table:table-cell table:number-columns-repeated="4"/>
          <table:table-cell>
            <draw:custom-shape table:end-cell-address="RegistroDefectos.K6" table:end-x="2.38mm" table:end-y="0.32mm" draw:z-index="0" draw:name="TextBox 1" draw:style-name="gr3" draw:text-style-name="P5" svg:width="203.37mm" svg:height="18.3mm" svg:x="17.72mm" svg:y="4.33mm">
              <text:p text:style-name="P4"><text:span text:style-name="T2">REGISTRO DE SEGUIMIENTO DE DEFEC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59"/>
        </table:table-row>
        <table:table-row table:style-name="ro2" table:number-rows-repeated="4">
          <table:table-cell table:number-columns-repeated="64"/>
        </table:table-row>
        <table:table-row table:style-name="ro2">
          <table:table-cell table:number-columns-repeated="2"/>
          <table:table-cell table:style-name="ce38" office:value-type="string" calcext:value-type="string" table:number-columns-spanned="2" table:number-rows-spanned="1">
            <text:p>Fecha de actualización:</text:p>
          </table:table-cell>
          <table:covered-table-cell table:style-name="ce47"/>
          <table:table-cell table:style-name="ce51" table:number-columns-spanned="2" table:number-rows-spanned="1"/>
          <table:covered-table-cell table:style-name="ce58"/>
          <table:table-cell table:number-columns-repeated="7"/>
          <table:table-cell table:style-name="ce73" table:number-columns-repeated="20"/>
          <table:table-cell table:number-columns-repeated="31"/>
        </table:table-row>
        <table:table-row table:style-name="ro2">
          <table:table-cell table:number-columns-repeated="2"/>
          <table:table-cell table:style-name="ce38" office:value-type="string" calcext:value-type="string" table:number-columns-spanned="2" table:number-rows-spanned="1">
            <text:p>Folio:</text:p>
          </table:table-cell>
          <table:covered-table-cell table:style-name="ce47"/>
          <table:table-cell table:style-name="ce52" table:number-columns-spanned="2" table:number-rows-spanned="1"/>
          <table:covered-table-cell table:style-name="ce58"/>
          <table:table-cell/>
          <table:table-cell table:style-name="Default" table:number-columns-repeated="2"/>
          <table:table-cell table:number-columns-repeated="4"/>
          <table:table-cell table:style-name="ce73" table:number-columns-repeated="20"/>
          <table:table-cell table:number-columns-repeated="31"/>
        </table:table-row>
        <table:table-row table:style-name="ro2">
          <table:table-cell table:number-columns-repeated="2"/>
          <table:table-cell table:style-name="ce38" office:value-type="string" calcext:value-type="string" table:number-columns-spanned="2" table:number-rows-spanned="1">
            <text:p>Nombre del folio:</text:p>
          </table:table-cell>
          <table:covered-table-cell table:style-name="ce47"/>
          <table:table-cell table:style-name="ce53" table:number-columns-spanned="2" table:number-rows-spanned="1"/>
          <table:covered-table-cell table:style-name="ce59"/>
          <table:table-cell/>
          <table:table-cell table:style-name="Default" table:number-columns-repeated="2"/>
          <table:table-cell table:number-columns-repeated="4"/>
          <table:table-cell table:style-name="ce73" table:number-columns-repeated="20"/>
          <table:table-cell table:number-columns-repeated="31"/>
        </table:table-row>
        <table:table-row table:style-name="ro2">
          <table:table-cell table:number-columns-repeated="2"/>
          <table:table-cell table:style-name="ce38" office:value-type="string" calcext:value-type="string" table:number-columns-spanned="2" table:number-rows-spanned="1">
            <text:p>Área/Sistema/Módulo/Opción</text:p>
          </table:table-cell>
          <table:covered-table-cell table:style-name="ce47"/>
          <table:table-cell table:style-name="ce54" table:number-columns-spanned="2" table:number-rows-spanned="1"/>
          <table:covered-table-cell table:style-name="ce60"/>
          <table:table-cell table:number-columns-repeated="7"/>
          <table:table-cell table:style-name="ce73" table:number-columns-repeated="20"/>
          <table:table-cell table:number-columns-repeated="31"/>
        </table:table-row>
        <table:table-row table:style-name="ro2">
          <table:table-cell table:number-columns-repeated="2"/>
          <table:table-cell table:style-name="ce38" office:value-type="string" calcext:value-type="string" table:number-columns-spanned="2" table:number-rows-spanned="1">
            <text:p>Líder de Pruebas:</text:p>
          </table:table-cell>
          <table:covered-table-cell table:style-name="ce47"/>
          <table:table-cell table:style-name="ce55" table:number-columns-spanned="2" table:number-rows-spanned="1"/>
          <table:covered-table-cell table:style-name="ce58"/>
          <table:table-cell table:number-columns-repeated="7"/>
          <table:table-cell table:style-name="ce73" table:number-columns-repeated="20"/>
          <table:table-cell table:number-columns-repeated="31"/>
        </table:table-row>
        <table:table-row table:style-name="ro2">
          <table:table-cell table:number-columns-repeated="64"/>
        </table:table-row>
        <table:table-row table:style-name="ro9">
          <table:table-cell table:number-columns-repeated="2"/>
          <table:table-cell table:style-name="ce39" office:value-type="string" calcext:value-type="string" table:number-columns-spanned="13" table:number-rows-spanned="1">
            <text:p>Propósito: Para asegurar que el producto de trabajo cumple con las especificaciones de rendimiento, los defectos deben ser rastreados y resueltos. Estos defectos pueden surgir de cualquier Fase, pero la mayoría surgirá en la Fase de Prueba y deberá ser apropiadamente capturada y rastreada a través de la resolución. Este formulario permitirá la documentación de los defectos de prueba que deben ser corregidos antes de la finalización del folio. Además, este formulario facilita el monitoreo del estado del progreso de la corrección de defectos. Este formulario puede ser utilizado por cualquier miembro del equipo de desarrollo de software.</text:p>
          </table:table-cell>
          <table:covered-table-cell table:number-columns-repeated="12" table:style-name="ce100"/>
          <table:table-cell table:style-name="ce100" table:number-columns-repeated="18"/>
          <table:table-cell table:style-name="ce73"/>
          <table:table-cell table:number-columns-repeated="30"/>
        </table:table-row>
        <table:table-row table:style-name="ro2">
          <table:table-cell table:number-columns-repeated="2"/>
          <table:table-cell table:style-name="ce40" office:value-type="string" calcext:value-type="string">
            <text:p>&lt; Pase el cursor por el triángulo rojo en la esquina superior izquierda para obtener más detalles. Utilice las instrucciones de la siguiente pestaña para llenar los campos.&gt;</text:p>
          </table:table-cell>
          <table:table-cell/>
          <table:table-cell table:style-name="ce40" table:number-columns-repeated="29"/>
          <table:table-cell table:number-columns-repeated="31"/>
        </table:table-row>
        <table:table-row table:style-name="ro2">
          <table:table-cell table:number-columns-repeated="2"/>
          <table:table-cell table:style-name="ce40"/>
          <table:table-cell table:number-columns-repeated="61"/>
        </table:table-row>
        <table:table-row table:style-name="ro10">
          <table:table-cell table:number-columns-repeated="2"/>
          <table:table-cell table:style-name="ce49" office:value-type="string" calcext:value-type="string">
            <text:p>ID Control de Incidencia (Coppel)</text:p>
          </table:table-cell>
          <table:table-cell table:style-name="ce49" office:value-type="string" calcext:value-type="string">
            <text:p>Nombre del componente</text:p>
          </table:table-cell>
          <table:table-cell table:style-name="ce49" office:value-type="string" calcext:value-type="string">
            <text:p>Reproducibilidad</text:p>
          </table:table-cell>
          <table:table-cell table:style-name="ce49" office:value-type="string" calcext:value-type="string">
            <text:p>Severidad</text:p>
          </table:table-cell>
          <table:table-cell table:style-name="ce49" office:value-type="string" calcext:value-type="string">
            <text:p>Prioridad</text:p>
          </table:table-cell>
          <table:table-cell table:style-name="ce49" office:value-type="string" calcext:value-type="string">
            <text:p>Asignar a</text:p>
          </table:table-cell>
          <table:table-cell table:style-name="ce49" office:value-type="string" calcext:value-type="string">
            <text:p>Descripción</text:p>
          </table:table-cell>
          <table:table-cell table:style-name="ce49" office:value-type="string" calcext:value-type="string">
            <text:p>Pasos para reproducir</text:p>
          </table:table-cell>
          <table:table-cell table:style-name="ce49" office:value-type="string" calcext:value-type="string">
            <text:p>Petición APS</text:p>
          </table:table-cell>
          <table:table-cell table:style-name="ce49" office:value-type="string" calcext:value-type="string">
            <text:p>Versión APS</text:p>
          </table:table-cell>
          <table:table-cell table:style-name="ce49" office:value-type="string" calcext:value-type="string">
            <text:p>Información Adicional</text:p>
          </table:table-cell>
          <table:table-cell table:style-name="ce49" office:value-type="string" calcext:value-type="string">
            <text:p>Opción</text:p>
          </table:table-cell>
          <table:table-cell table:style-name="ce49" office:value-type="string" calcext:value-type="string">
            <text:p>Caso de Prueba</text:p>
          </table:table-cell>
          <table:table-cell table:style-name="ce49" office:value-type="string" calcext:value-type="string">
            <text:p>Resumen del error</text:p>
            <text:p>(Descripción corta)</text:p>
          </table:table-cell>
          <table:table-cell table:style-name="ce49" office:value-type="string" calcext:value-type="string">
            <text:p># archivos </text:p>
          </table:table-cell>
          <table:table-cell table:style-name="ce219" office:value-type="string" calcext:value-type="string">
            <text:p>ID Defecto </text:p>
          </table:table-cell>
          <table:table-cell table:style-name="ce219" office:value-type="string" calcext:value-type="string">
            <text:p>Categoria</text:p>
          </table:table-cell>
          <table:table-cell table:style-name="ce219" office:value-type="string" calcext:value-type="string">
            <text:p>Nombre del Folio</text:p>
          </table:table-cell>
          <table:table-cell table:style-name="ce219" office:value-type="string" calcext:value-type="string">
            <text:p>Segmento</text:p>
          </table:table-cell>
          <table:table-cell table:style-name="ce219" office:value-type="string" calcext:value-type="string">
            <text:p>Área</text:p>
          </table:table-cell>
          <table:table-cell table:style-name="ce219" office:value-type="string" calcext:value-type="string">
            <text:p>Sistema</text:p>
          </table:table-cell>
          <table:table-cell table:style-name="ce219" office:value-type="string" calcext:value-type="string">
            <text:p>Módulo</text:p>
          </table:table-cell>
          <table:table-cell table:style-name="ce219" office:value-type="string" calcext:value-type="string">
            <text:p>Detectado por</text:p>
          </table:table-cell>
          <table:table-cell table:style-name="ce219" office:value-type="string" calcext:value-type="string">
            <text:p>Fecha de Detección (aaaa-mm-dd)</text:p>
          </table:table-cell>
          <table:table-cell table:style-name="ce219" office:value-type="string" calcext:value-type="string">
            <text:p>Status de Defecto</text:p>
          </table:table-cell>
          <table:table-cell table:style-name="ce219" office:value-type="string" calcext:value-type="string">
            <text:p>Tipo de Defecto</text:p>
          </table:table-cell>
          <table:table-cell table:style-name="ce219" office:value-type="string" calcext:value-type="string">
            <text:p>Tipo de Prueba</text:p>
          </table:table-cell>
          <table:table-cell table:style-name="ce219" office:value-type="string" calcext:value-type="string">
            <text:p>Fase de Detección</text:p>
          </table:table-cell>
          <table:table-cell table:style-name="ce219" office:value-type="string" calcext:value-type="string">
            <text:p>Fecha de Cierre</text:p>
          </table:table-cell>
          <table:table-cell table:style-name="ce219" office:value-type="string" calcext:value-type="string">
            <text:p>Motivo Rechazo</text:p>
          </table:table-cell>
          <table:table-cell table:style-name="ce219" office:value-type="string" calcext:value-type="string">
            <text:p>Responsable del Problema</text:p>
          </table:table-cell>
          <table:table-cell table:style-name="ce219" office:value-type="string" calcext:value-type="string">
            <text:p># Días abierto</text:p>
          </table:table-cell>
          <table:table-cell table:style-name="ce223" office:value-type="string" calcext:value-type="string">
            <text:p>Solución del defecto </text:p>
          </table:table-cell>
          <table:table-cell table:number-columns-repeated="29"/>
        </table:table-row>
        <table:table-row table:style-name="ro2">
          <table:table-cell table:number-columns-repeated="2"/>
          <table:table-cell table:style-name="ce42"/>
          <table:table-cell table:style-name="ce138"/>
          <table:table-cell table:style-name="ce197"/>
          <table:table-cell table:style-name="ce197" table:content-validation-name="val2"/>
          <table:table-cell table:style-name="ce197" table:content-validation-name="val4"/>
          <table:table-cell table:style-name="ce138"/>
          <table:table-cell table:style-name="ce64"/>
          <table:table-cell table:style-name="ce204"/>
          <table:table-cell table:style-name="ce68"/>
          <table:table-cell table:style-name="ce71"/>
          <table:table-cell table:style-name="ce197"/>
          <table:table-cell table:style-name="ce64" table:number-columns-repeated="3"/>
          <table:table-cell table:style-name="ce197"/>
          <table:table-cell table:style-name="ce42"/>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7"/>
          <table:table-cell table:style-name="ce86"/>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94"/>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5"/>
          <table:table-cell table:style-name="ce68"/>
          <table:table-cell table:style-name="ce71"/>
          <table:table-cell table:style-name="ce198"/>
          <table:table-cell table:style-name="ce64"/>
          <table:table-cell table:style-name="ce50" table:number-columns-repeated="2"/>
          <table:table-cell table:style-name="ce198"/>
          <table:table-cell table:style-name="ce82"/>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6"/>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94"/>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5"/>
          <table:table-cell table:style-name="ce68"/>
          <table:table-cell table:style-name="ce71"/>
          <table:table-cell table:style-name="ce198"/>
          <table:table-cell table:style-name="ce64"/>
          <table:table-cell table:style-name="ce74"/>
          <table:table-cell table:style-name="ce50"/>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6"/>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94"/>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5"/>
          <table:table-cell table:style-name="ce68"/>
          <table:table-cell table:style-name="ce71"/>
          <table:table-cell table:style-name="ce198"/>
          <table:table-cell table:style-name="ce64"/>
          <table:table-cell table:style-name="ce50" table:number-columns-repeated="2"/>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6"/>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94"/>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5"/>
          <table:table-cell table:style-name="ce68"/>
          <table:table-cell table:style-name="ce71"/>
          <table:table-cell table:style-name="ce198"/>
          <table:table-cell table:style-name="ce64"/>
          <table:table-cell table:style-name="ce50" table:number-columns-repeated="2"/>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7"/>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94"/>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5"/>
          <table:table-cell table:style-name="ce69"/>
          <table:table-cell table:style-name="ce71"/>
          <table:table-cell table:style-name="ce198"/>
          <table:table-cell table:style-name="ce64"/>
          <table:table-cell table:style-name="ce50" table:number-columns-repeated="2"/>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8"/>
          <table:table-cell table:style-name="ce197" table:content-validation-name="val12"/>
          <table:table-cell table:style-name="ce197" table:content-validation-name="val14"/>
          <table:table-cell table:style-name="ce197" table:content-validation-name="val15"/>
          <table:table-cell table:style-name="ce93" table:content-validation-name="val16"/>
          <table:table-cell table:style-name="ce86"/>
          <table:table-cell table:style-name="ce197" table:content-validation-name="val18"/>
          <table:table-cell table:style-name="ce197" table:content-validation-name="val19"/>
          <table:table-cell table:style-name="ce42"/>
          <table:table-cell table:style-name="ce197"/>
          <table:table-cell table:number-columns-repeated="29"/>
        </table:table-row>
        <table:table-row table:style-name="ro2">
          <table:table-cell table:number-columns-repeated="2"/>
          <table:table-cell table:style-name="ce66"/>
          <table:table-cell table:style-name="ce50"/>
          <table:table-cell table:style-name="ce198"/>
          <table:table-cell table:style-name="ce197" table:content-validation-name="val2"/>
          <table:table-cell table:style-name="ce197" table:content-validation-name="val4"/>
          <table:table-cell table:style-name="ce138"/>
          <table:table-cell table:style-name="ce50"/>
          <table:table-cell table:style-name="ce204"/>
          <table:table-cell table:style-name="ce69"/>
          <table:table-cell table:style-name="ce71"/>
          <table:table-cell table:style-name="ce198"/>
          <table:table-cell table:style-name="ce64"/>
          <table:table-cell table:style-name="ce75"/>
          <table:table-cell table:style-name="ce50"/>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204" table:content-validation-name="val11"/>
          <table:table-cell table:style-name="ce198"/>
          <table:table-cell table:style-name="ce89"/>
          <table:table-cell table:style-name="ce197" table:content-validation-name="val12"/>
          <table:table-cell table:style-name="ce198" table:content-validation-name="val14"/>
          <table:table-cell table:style-name="ce198" table:content-validation-name="val15"/>
          <table:table-cell table:style-name="ce93" table:content-validation-name="val16"/>
          <table:table-cell table:style-name="ce89"/>
          <table:table-cell table:style-name="ce198" table:content-validation-name="val18"/>
          <table:table-cell table:style-name="ce198" table:content-validation-name="val19"/>
          <table:table-cell table:style-name="ce42"/>
          <table:table-cell table:style-name="ce197"/>
          <table:table-cell table:number-columns-repeated="29"/>
        </table:table-row>
        <table:table-row table:style-name="ro2">
          <table:table-cell table:number-columns-repeated="2"/>
          <table:table-cell table:style-name="ce66"/>
          <table:table-cell table:style-name="ce44"/>
          <table:table-cell table:style-name="ce198"/>
          <table:table-cell table:style-name="ce197" table:content-validation-name="val2"/>
          <table:table-cell table:style-name="ce197" table:content-validation-name="val4"/>
          <table:table-cell table:style-name="ce66"/>
          <table:table-cell table:style-name="ce44"/>
          <table:table-cell table:style-name="ce205"/>
          <table:table-cell table:style-name="ce69"/>
          <table:table-cell table:style-name="ce71"/>
          <table:table-cell table:style-name="ce198"/>
          <table:table-cell table:style-name="ce64"/>
          <table:table-cell table:style-name="ce205"/>
          <table:table-cell table:style-name="ce44"/>
          <table:table-cell table:style-name="ce198" table:number-columns-repeated="2"/>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198" table:content-validation-name="val11"/>
          <table:table-cell table:style-name="ce198"/>
          <table:table-cell table:style-name="ce89"/>
          <table:table-cell table:style-name="ce197" table:content-validation-name="val12"/>
          <table:table-cell table:style-name="ce198" table:content-validation-name="val14"/>
          <table:table-cell table:style-name="ce198" table:content-validation-name="val15"/>
          <table:table-cell table:style-name="ce93" table:content-validation-name="val16"/>
          <table:table-cell table:style-name="ce89"/>
          <table:table-cell table:style-name="ce198" table:content-validation-name="val18"/>
          <table:table-cell table:style-name="ce198" table:content-validation-name="val19"/>
          <table:table-cell table:style-name="ce42"/>
          <table:table-cell table:style-name="ce197"/>
          <table:table-cell table:number-columns-repeated="29"/>
        </table:table-row>
        <table:table-row table:style-name="ro2">
          <table:table-cell table:number-columns-repeated="2"/>
          <table:table-cell table:style-name="ce66"/>
          <table:table-cell table:style-name="ce44"/>
          <table:table-cell table:style-name="ce66"/>
          <table:table-cell table:style-name="ce197" table:content-validation-name="val2"/>
          <table:table-cell table:style-name="ce197" table:content-validation-name="val4"/>
          <table:table-cell table:style-name="ce66"/>
          <table:table-cell table:style-name="ce44" table:number-columns-repeated="2"/>
          <table:table-cell table:style-name="ce69"/>
          <table:table-cell table:style-name="ce71"/>
          <table:table-cell table:style-name="ce198"/>
          <table:table-cell table:style-name="ce64"/>
          <table:table-cell table:style-name="ce44" table:number-columns-repeated="2"/>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198" table:content-validation-name="val11"/>
          <table:table-cell table:style-name="ce198"/>
          <table:table-cell table:style-name="ce89"/>
          <table:table-cell table:style-name="ce197" table:content-validation-name="val12"/>
          <table:table-cell table:style-name="ce198" table:content-validation-name="val14"/>
          <table:table-cell table:style-name="ce198" table:content-validation-name="val15"/>
          <table:table-cell table:style-name="ce93" table:content-validation-name="val16"/>
          <table:table-cell table:style-name="ce89"/>
          <table:table-cell table:style-name="ce198" table:content-validation-name="val18"/>
          <table:table-cell table:style-name="ce198" table:content-validation-name="val19"/>
          <table:table-cell table:style-name="ce42"/>
          <table:table-cell table:style-name="ce197"/>
          <table:table-cell table:number-columns-repeated="29"/>
        </table:table-row>
        <table:table-row table:style-name="ro2">
          <table:table-cell table:number-columns-repeated="2"/>
          <table:table-cell table:style-name="ce66"/>
          <table:table-cell table:style-name="ce50"/>
          <table:table-cell table:style-name="ce66"/>
          <table:table-cell table:style-name="ce197" table:content-validation-name="val2"/>
          <table:table-cell table:style-name="ce197" table:content-validation-name="val4"/>
          <table:table-cell table:style-name="ce66"/>
          <table:table-cell table:style-name="ce65"/>
          <table:table-cell table:style-name="ce44"/>
          <table:table-cell table:style-name="ce69"/>
          <table:table-cell table:style-name="ce71"/>
          <table:table-cell table:style-name="ce198"/>
          <table:table-cell table:style-name="ce64"/>
          <table:table-cell table:style-name="ce76"/>
          <table:table-cell table:style-name="ce79"/>
          <table:table-cell table:style-name="ce198"/>
          <table:table-cell table:style-name="ce66"/>
          <table:table-cell table:style-name="ce83"/>
          <table:table-cell table:style-name="ce197" table:content-validation-name="val6"/>
          <table:table-cell table:style-name="ce138" table:content-validation-name="val7"/>
          <table:table-cell table:style-name="ce197" table:content-validation-name="val9"/>
          <table:table-cell table:style-name="ce204" table:content-validation-name="val10"/>
          <table:table-cell table:style-name="ce198" table:content-validation-name="val11"/>
          <table:table-cell table:style-name="ce66"/>
          <table:table-cell table:style-name="ce90"/>
          <table:table-cell table:style-name="ce197" table:content-validation-name="val12"/>
          <table:table-cell table:style-name="ce66" table:content-validation-name="val14"/>
          <table:table-cell table:style-name="ce198" table:content-validation-name="val15"/>
          <table:table-cell table:style-name="ce93" table:content-validation-name="val16"/>
          <table:table-cell table:style-name="ce90"/>
          <table:table-cell table:style-name="ce66" table:content-validation-name="val18"/>
          <table:table-cell table:style-name="ce66" table:content-validation-name="val19"/>
          <table:table-cell table:style-name="ce42"/>
          <table:table-cell table:style-name="ce197"/>
          <table:table-cell table:number-columns-repeated="29"/>
        </table:table-row>
        <table:table-row table:style-name="ro2">
          <table:table-cell table:number-columns-repeated="2"/>
          <table:table-cell table:style-name="ce44" table:number-columns-repeated="3"/>
          <table:table-cell table:style-name="ce197" table:content-validation-name="val2"/>
          <table:table-cell table:style-name="ce197" table:content-validation-name="val4"/>
          <table:table-cell table:style-name="ce44" table:number-columns-repeated="3"/>
          <table:table-cell table:style-name="ce70"/>
          <table:table-cell table:style-name="ce71"/>
          <table:table-cell table:style-name="ce205"/>
          <table:table-cell table:style-name="ce64"/>
          <table:table-cell table:style-name="ce215" table:number-columns-repeated="2"/>
          <table:table-cell table:style-name="ce205"/>
          <table:table-cell table:style-name="Default"/>
          <table:table-cell table:style-name="ce84"/>
          <table:table-cell table:style-name="ce204" table:content-validation-name="val6"/>
          <table:table-cell table:style-name="ce138" table:content-validation-name="val7"/>
          <table:table-cell table:style-name="ce204" table:content-validation-name="val9"/>
          <table:table-cell table:style-name="ce204" table:content-validation-name="val10"/>
          <table:table-cell table:style-name="ce205" table:content-validation-name="val11"/>
          <table:table-cell table:style-name="ce215"/>
          <table:table-cell table:style-name="ce91"/>
          <table:table-cell table:style-name="ce197" table:content-validation-name="val12"/>
          <table:table-cell table:style-name="ce215" table:content-validation-name="val14"/>
          <table:table-cell table:style-name="ce205" table:content-validation-name="val15"/>
          <table:table-cell table:style-name="ce93" table:content-validation-name="val16"/>
          <table:table-cell table:style-name="ce90"/>
          <table:table-cell table:style-name="ce215" table:content-validation-name="val18"/>
          <table:table-cell table:style-name="ce215" table:content-validation-name="val19"/>
          <table:table-cell table:style-name="ce42"/>
          <table:table-cell table:style-name="ce197"/>
          <table:table-cell table:number-columns-repeated="29"/>
        </table:table-row>
        <table:table-row table:style-name="ro2">
          <table:table-cell table:number-columns-repeated="2"/>
          <table:table-cell table:style-name="ce66"/>
          <table:table-cell table:style-name="ce44"/>
          <table:table-cell table:style-name="ce66"/>
          <table:table-cell table:style-name="ce197" table:content-validation-name="val2"/>
          <table:table-cell table:style-name="ce197" table:content-validation-name="val4"/>
          <table:table-cell table:style-name="ce44" table:number-columns-repeated="3"/>
          <table:table-cell table:style-name="ce66"/>
          <table:table-cell table:style-name="ce72"/>
          <table:table-cell table:style-name="ce205"/>
          <table:table-cell table:style-name="ce64"/>
          <table:table-cell table:style-name="ce78"/>
          <table:table-cell table:style-name="ce44"/>
          <table:table-cell table:style-name="ce205"/>
          <table:table-cell table:style-name="ce66"/>
          <table:table-cell table:style-name="ce84"/>
          <table:table-cell table:style-name="ce204" table:content-validation-name="val6"/>
          <table:table-cell table:style-name="ce138" table:content-validation-name="val7"/>
          <table:table-cell table:style-name="ce204" table:content-validation-name="val9"/>
          <table:table-cell table:style-name="ce204" table:content-validation-name="val10"/>
          <table:table-cell table:style-name="ce205" table:content-validation-name="val11"/>
          <table:table-cell table:style-name="ce66"/>
          <table:table-cell table:style-name="ce91"/>
          <table:table-cell table:style-name="ce197" table:content-validation-name="val12"/>
          <table:table-cell table:style-name="ce215" table:content-validation-name="val14"/>
          <table:table-cell table:style-name="ce205" table:content-validation-name="val15"/>
          <table:table-cell table:style-name="ce93" table:content-validation-name="val16"/>
          <table:table-cell table:style-name="ce90"/>
          <table:table-cell table:style-name="ce215" table:content-validation-name="val18"/>
          <table:table-cell table:style-name="ce215" table:content-validation-name="val19"/>
          <table:table-cell table:style-name="ce42"/>
          <table:table-cell table:style-name="ce197"/>
          <table:table-cell table:number-columns-repeated="29"/>
        </table:table-row>
        <table:table-row table:style-name="ro2" table:number-rows-repeated="21">
          <table:table-cell table:number-columns-repeated="2"/>
          <table:table-cell table:style-name="ce77" table:number-columns-repeated="3"/>
          <table:table-cell table:style-name="ce77" table:content-validation-name="val3"/>
          <table:table-cell table:style-name="ce77" table:content-validation-name="val5"/>
          <table:table-cell table:style-name="ce77" table:number-columns-repeated="11"/>
          <table:table-cell table:style-name="ce77" table:content-validation-name="val1"/>
          <table:table-cell table:style-name="ce77" table:content-validation-name="val6"/>
          <table:table-cell table:style-name="ce224" table:content-validation-name="val8"/>
          <table:table-cell table:style-name="ce224" table:content-validation-name="val9"/>
          <table:table-cell table:style-name="ce224" table:content-validation-name="val10"/>
          <table:table-cell table:style-name="ce224" table:content-validation-name="val11"/>
          <table:table-cell table:style-name="ce77"/>
          <table:table-cell table:style-name="ce92"/>
          <table:table-cell table:style-name="ce77" table:content-validation-name="val13"/>
          <table:table-cell table:style-name="ce77" table:content-validation-name="val14"/>
          <table:table-cell table:style-name="ce77" table:content-validation-name="val15"/>
          <table:table-cell table:style-name="ce77" table:content-validation-name="val17"/>
          <table:table-cell table:style-name="ce92"/>
          <table:table-cell table:style-name="ce77" table:content-validation-name="val18"/>
          <table:table-cell table:style-name="ce77" table:content-validation-name="val19"/>
          <table:table-cell table:style-name="ce77"/>
          <table:table-cell table:style-name="ce197"/>
          <table:table-cell table:number-columns-repeated="29"/>
        </table:table-row>
        <table:table-row table:style-name="ro2" table:number-rows-repeated="13">
          <table:table-cell table:number-columns-repeated="2"/>
          <table:table-cell table:style-name="ce77" table:number-columns-repeated="3"/>
          <table:table-cell table:style-name="ce77" table:content-validation-name="val3"/>
          <table:table-cell table:style-name="ce77" table:content-validation-name="val5"/>
          <table:table-cell table:style-name="ce77" table:number-columns-repeated="11"/>
          <table:table-cell table:style-name="ce77" table:content-validation-name="val1"/>
          <table:table-cell table:style-name="ce77" table:content-validation-name="val6"/>
          <table:table-cell table:style-name="ce77" table:content-validation-name="val8"/>
          <table:table-cell table:style-name="ce224" table:content-validation-name="val9"/>
          <table:table-cell table:style-name="ce224" table:content-validation-name="val10"/>
          <table:table-cell table:style-name="ce224" table:content-validation-name="val11"/>
          <table:table-cell table:style-name="ce77"/>
          <table:table-cell table:style-name="ce92"/>
          <table:table-cell table:style-name="ce77" table:content-validation-name="val13"/>
          <table:table-cell table:style-name="ce77" table:content-validation-name="val14"/>
          <table:table-cell table:style-name="ce77" table:content-validation-name="val15"/>
          <table:table-cell table:style-name="ce77" table:content-validation-name="val17"/>
          <table:table-cell table:style-name="ce92"/>
          <table:table-cell table:style-name="ce77" table:content-validation-name="val18"/>
          <table:table-cell table:style-name="ce77" table:content-validation-name="val19"/>
          <table:table-cell table:style-name="ce77"/>
          <table:table-cell table:style-name="ce197"/>
          <table:table-cell table:number-columns-repeated="29"/>
        </table:table-row>
        <table:table-row table:style-name="ro2" table:number-rows-repeated="14">
          <table:table-cell table:number-columns-repeated="2"/>
          <table:table-cell table:style-name="ce77" table:number-columns-repeated="3"/>
          <table:table-cell table:style-name="ce77" table:content-validation-name="val3"/>
          <table:table-cell table:style-name="ce77" table:content-validation-name="val5"/>
          <table:table-cell table:style-name="ce77" table:number-columns-repeated="11"/>
          <table:table-cell table:style-name="ce77" table:content-validation-name="val1"/>
          <table:table-cell table:style-name="ce77" table:content-validation-name="val6"/>
          <table:table-cell table:style-name="ce77" table:content-validation-name="val8"/>
          <table:table-cell table:style-name="ce224" table:content-validation-name="val9"/>
          <table:table-cell table:style-name="ce224" table:content-validation-name="val10"/>
          <table:table-cell table:style-name="ce224" table:content-validation-name="val11"/>
          <table:table-cell table:style-name="ce77"/>
          <table:table-cell table:style-name="ce92"/>
          <table:table-cell table:style-name="ce77" table:content-validation-name="val13"/>
          <table:table-cell table:style-name="ce77" table:content-validation-name="val14"/>
          <table:table-cell table:style-name="ce77" table:content-validation-name="val15"/>
          <table:table-cell table:style-name="ce77" table:content-validation-name="val17"/>
          <table:table-cell table:style-name="ce92" table:number-columns-repeated="3"/>
          <table:table-cell table:style-name="ce77"/>
          <table:table-cell table:style-name="ce197"/>
          <table:table-cell table:number-columns-repeated="29"/>
        </table:table-row>
        <table:table-row table:style-name="ro2">
          <table:table-cell table:number-columns-repeated="2"/>
          <table:table-cell table:style-name="ce81" table:number-columns-repeated="3"/>
          <table:table-cell table:style-name="ce81" table:content-validation-name="val3"/>
          <table:table-cell table:style-name="ce81" table:content-validation-name="val5"/>
          <table:table-cell table:style-name="ce81" table:number-columns-repeated="6"/>
          <table:table-cell table:style-name="ce77"/>
          <table:table-cell table:style-name="ce81" table:number-columns-repeated="2"/>
          <table:table-cell table:style-name="ce80"/>
          <table:table-cell table:style-name="ce81"/>
          <table:table-cell table:style-name="ce81" table:content-validation-name="val1"/>
          <table:table-cell table:style-name="ce77" table:content-validation-name="val6"/>
          <table:table-cell table:style-name="ce77" table:content-validation-name="val8"/>
          <table:table-cell table:style-name="ce224" table:content-validation-name="val9"/>
          <table:table-cell table:style-name="ce224" table:content-validation-name="val10"/>
          <table:table-cell table:style-name="ce224" table:content-validation-name="val11"/>
          <table:table-cell table:style-name="ce81"/>
          <table:table-cell table:style-name="ce92"/>
          <table:table-cell table:style-name="ce81" table:content-validation-name="val13"/>
          <table:table-cell table:style-name="ce77" table:content-validation-name="val14"/>
          <table:table-cell table:style-name="ce77" table:content-validation-name="val15"/>
          <table:table-cell table:style-name="ce81" table:content-validation-name="val17"/>
          <table:table-cell table:style-name="ce92" table:number-columns-repeated="3"/>
          <table:table-cell table:style-name="ce81"/>
          <table:table-cell table:style-name="ce197"/>
          <table:table-cell table:number-columns-repeated="29"/>
        </table:table-row>
        <table:table-row table:style-name="ro2" table:number-rows-repeated="36">
          <table:table-cell table:number-columns-repeated="2"/>
          <table:table-cell table:style-name="ce81" table:number-columns-repeated="3"/>
          <table:table-cell table:style-name="ce81" table:content-validation-name="val3"/>
          <table:table-cell table:style-name="ce81" table:content-validation-name="val5"/>
          <table:table-cell table:style-name="ce81" table:number-columns-repeated="6"/>
          <table:table-cell table:style-name="ce77"/>
          <table:table-cell table:style-name="ce81" table:number-columns-repeated="4"/>
          <table:table-cell table:style-name="ce81" table:content-validation-name="val1"/>
          <table:table-cell table:style-name="ce77" table:content-validation-name="val6"/>
          <table:table-cell table:style-name="ce77" table:content-validation-name="val8"/>
          <table:table-cell table:style-name="ce224" table:content-validation-name="val9"/>
          <table:table-cell table:style-name="ce224" table:content-validation-name="val10"/>
          <table:table-cell table:style-name="ce224" table:content-validation-name="val11"/>
          <table:table-cell table:style-name="ce81"/>
          <table:table-cell table:style-name="ce92"/>
          <table:table-cell table:style-name="ce81" table:content-validation-name="val13"/>
          <table:table-cell table:style-name="ce77" table:content-validation-name="val14"/>
          <table:table-cell table:style-name="ce77" table:content-validation-name="val15"/>
          <table:table-cell table:style-name="ce81" table:content-validation-name="val17"/>
          <table:table-cell table:style-name="ce92" table:number-columns-repeated="3"/>
          <table:table-cell table:style-name="ce81"/>
          <table:table-cell table:style-name="ce197"/>
          <table:table-cell table:number-columns-repeated="29"/>
        </table:table-row>
        <table:table-row table:style-name="ro2" table:number-rows-repeated="396">
          <table:table-cell table:number-columns-repeated="2"/>
          <table:table-cell table:content-validation-name="val1"/>
          <table:table-cell table:number-columns-repeated="2"/>
          <table:table-cell table:content-validation-name="val3"/>
          <table:table-cell table:number-columns-repeated="4"/>
          <table:table-cell table:content-validation-name="val1"/>
          <table:table-cell table:number-columns-repeated="2"/>
          <table:table-cell table:content-validation-name="val1"/>
          <table:table-cell table:number-columns-repeated="6"/>
          <table:table-cell table:content-validation-name="val8"/>
          <table:table-cell table:number-columns-repeated="43"/>
        </table:table-row>
        <table:table-row table:style-name="ro2" table:number-rows-repeated="1048066">
          <table:table-cell table:number-columns-repeated="2"/>
          <table:table-cell table:content-validation-name="val1"/>
          <table:table-cell table:number-columns-repeated="7"/>
          <table:table-cell table:content-validation-name="val1"/>
          <table:table-cell table:number-columns-repeated="2"/>
          <table:table-cell table:content-validation-name="val1"/>
          <table:table-cell table:number-columns-repeated="50"/>
        </table:table-row>
        <table:table-row table:style-name="ro2">
          <table:table-cell table:number-columns-repeated="2"/>
          <table:table-cell table:content-validation-name="val1"/>
          <table:table-cell table:number-columns-repeated="7"/>
          <table:table-cell table:content-validation-name="val1"/>
          <table:table-cell table:number-columns-repeated="2"/>
          <table:table-cell table:content-validation-name="val1"/>
          <table:table-cell table:number-columns-repeated="50"/>
        </table:table-row>
      </table:table>
      <table:table table:name="Resumen" table:style-name="ta3">
        <office:forms form:automatic-focus="false" form:apply-design-mode="false"/>
        <table:table-column table:style-name="co22" table:default-cell-style-name="Default"/>
        <table:table-column table:style-name="co23" table:default-cell-style-name="Default"/>
        <table:table-column table:style-name="co24" table:number-columns-repeated="5" table:default-cell-style-name="Default"/>
        <table:table-column table:style-name="co25" table:default-cell-style-name="Default"/>
        <table:table-column table:style-name="co26" table:number-columns-repeated="10" table:default-cell-style-name="Default"/>
        <table:table-column table:style-name="co1" table:number-columns-repeated="46" table:default-cell-style-name="Default"/>
        <table:table-row table:style-name="ro11">
          <table:table-cell table:number-columns-repeated="64"/>
        </table:table-row>
        <table:table-row table:style-name="ro12">
          <table:table-cell/>
          <table:table-cell table:style-name="ce95" table:number-columns-spanned="2" table:number-rows-spanned="1"/>
          <table:covered-table-cell table:style-name="ce107"/>
          <table:table-cell/>
          <table:table-cell table:style-name="ce130" table:content-validation-name="val22" office:value-type="string" calcext:value-type="string">
            <text:p>All</text:p>
          </table:table-cell>
          <table:table-cell table:number-columns-repeated="59"/>
        </table:table-row>
        <table:table-row table:style-name="ro2">
          <table:table-cell/>
          <table:table-cell table:style-name="ce96"/>
          <table:table-cell table:number-columns-repeated="62"/>
        </table:table-row>
        <table:table-row table:style-name="ro13">
          <table:table-cell/>
          <table:table-cell table:style-name="ce97" office:value-type="string" calcext:value-type="string">
            <text:p>DEFECTOS POR ESTATUS</text:p>
          </table:table-cell>
          <table:table-cell table:number-columns-repeated="62"/>
        </table:table-row>
        <table:table-row table:style-name="ro1">
          <table:table-cell table:number-columns-repeated="64"/>
        </table:table-row>
        <table:table-row table:style-name="ro2">
          <table:table-cell/>
          <table:table-cell table:style-name="ce98" office:value-type="string" calcext:value-type="string" table:number-columns-spanned="3" table:number-rows-spanned="2">
            <text:p>Segmento </text:p>
          </table:table-cell>
          <table:covered-table-cell table:style-name="ce108"/>
          <table:covered-table-cell table:style-name="ce119"/>
          <table:table-cell table:style-name="ce131" office:value-type="string" calcext:value-type="string" table:number-columns-spanned="13" table:number-rows-spanned="1">
            <text:p>Estatus de Defectos</text:p>
          </table:table-cell>
          <table:covered-table-cell table:number-columns-repeated="12" table:style-name="ce147"/>
          <table:table-cell table:style-name="ce180"/>
          <table:table-cell table:number-columns-repeated="46"/>
        </table:table-row>
        <table:table-row table:style-name="ro7">
          <table:table-cell/>
          <table:covered-table-cell table:style-name="ce99"/>
          <table:covered-table-cell table:style-name="ce109"/>
          <table:covered-table-cell table:style-name="ce120"/>
          <table:table-cell table:style-name="ce132" office:value-type="string" calcext:value-type="string">
            <text:p>Total</text:p>
            <text:p>Defectos</text:p>
          </table:table-cell>
          <table:table-cell table:style-name="ce148" office:value-type="string" calcext:value-type="string">
            <text:p>En Proceso</text:p>
          </table:table-cell>
          <table:table-cell table:style-name="ce148" office:value-type="string" calcext:value-type="string">
            <text:p>Asignado</text:p>
          </table:table-cell>
          <table:table-cell table:style-name="ce148" office:value-type="string" calcext:value-type="string">
            <text:p>Cerrado</text:p>
          </table:table-cell>
          <table:table-cell table:style-name="ce148" office:value-type="string" calcext:value-type="string">
            <text:p>Diferido</text:p>
          </table:table-cell>
          <table:table-cell table:style-name="ce148" office:value-type="string" calcext:value-type="string">
            <text:p>Arreglado</text:p>
          </table:table-cell>
          <table:table-cell table:style-name="ce148" office:value-type="string" calcext:value-type="string">
            <text:p>Requiere Mas Datos</text:p>
          </table:table-cell>
          <table:table-cell table:style-name="ce148" office:value-type="string" calcext:value-type="string">
            <text:p>Nuevo</text:p>
          </table:table-cell>
          <table:table-cell table:style-name="ce148" office:value-type="string" calcext:value-type="string">
            <text:p>Abierto</text:p>
          </table:table-cell>
          <table:table-cell table:style-name="ce148" office:value-type="string" calcext:value-type="string">
            <text:p>Liberado a Pruebas</text:p>
          </table:table-cell>
          <table:table-cell table:style-name="ce148" office:value-type="string" calcext:value-type="string">
            <text:p>En Pruebas</text:p>
          </table:table-cell>
          <table:table-cell table:style-name="ce148" office:value-type="string" calcext:value-type="string">
            <text:p>Rechazado</text:p>
          </table:table-cell>
          <table:table-cell table:style-name="ce148" office:value-type="string" calcext:value-type="string">
            <text:p>Reabierto</text:p>
          </table:table-cell>
          <table:table-cell table:style-name="ce181" office:value-type="string" calcext:value-type="string">
            <text:p>% Exactitud de Defectos Reportados </text:p>
          </table:table-cell>
          <table:table-cell table:number-columns-repeated="46"/>
        </table:table-row>
        <table:table-row table:style-name="ro14">
          <table:table-cell/>
          <table:table-cell table:style-name="ce240" table:content-validation-name="val20"/>
          <table:table-cell/>
          <table:table-cell table:style-name="ce121"/>
          <table:table-cell table:style-name="ce133" table:formula="of:=SUM([.F8:.Q8])" office:value-type="string" office:string-value="" calcext:value-type="error">
            <text:p>#¿NOMBRE?</text:p>
          </table:table-cell>
          <table:table-cell table:style-name="ce149" table:formula="of:=IF([.$E$2]&lt;&gt;&quot;All&quot;;COUNTIFS(segment;[.$B8];status;[.$F$7];release;[.$E$2]);COUNTIFS(segment;[.$B8];status;[.$F$7]))" office:value-type="string" office:string-value="" calcext:value-type="error">
            <text:p>#¿NOMBRE?</text:p>
          </table:table-cell>
          <table:table-cell table:style-name="ce149" table:formula="of:=IF([.$E$2]&lt;&gt;&quot;All&quot;;COUNTIFS(segment;[.$B8];status;[.$G$7];release;[.$E$2]);COUNTIFS(segment;[.$B8];status;[.$G$7]))" office:value-type="string" office:string-value="" calcext:value-type="error">
            <text:p>#¿NOMBRE?</text:p>
          </table:table-cell>
          <table:table-cell table:style-name="ce149" table:formula="of:=IF([.$E$2]&lt;&gt;&quot;All&quot;;COUNTIFS(segment;[.$B8];status;[.$H$7];release;[.$E$2]);COUNTIFS(segment;[.$B8];status;[.$H$7]))" office:value-type="string" office:string-value="" calcext:value-type="error">
            <text:p>#¿NOMBRE?</text:p>
          </table:table-cell>
          <table:table-cell table:style-name="ce149" table:formula="of:=IF([.$E$2]&lt;&gt;&quot;All&quot;;COUNTIFS(segment;[.$B8];status;[.$I$7];release;[.$E$2]);COUNTIFS(segment;[.$B8];status;[.$I$7]))" office:value-type="string" office:string-value="" calcext:value-type="error">
            <text:p>#¿NOMBRE?</text:p>
          </table:table-cell>
          <table:table-cell table:style-name="ce149" table:formula="of:=IF([.$E$2]&lt;&gt;&quot;All&quot;;COUNTIFS(segment;[.$B8];status;[.$J$7];release;[.$E$2]);COUNTIFS(segment;[.$B8];status;[.$J$7]))" office:value-type="string" office:string-value="" calcext:value-type="error">
            <text:p>#¿NOMBRE?</text:p>
          </table:table-cell>
          <table:table-cell table:style-name="ce149" table:formula="of:=IF([.$E$2]&lt;&gt;&quot;All&quot;;COUNTIFS(segment;[.$B8];status;[.$K$7];release;[.$E$2]);COUNTIFS(segment;[.$B8];status;[.$K$7]))" office:value-type="string" office:string-value="" calcext:value-type="error">
            <text:p>#¿NOMBRE?</text:p>
          </table:table-cell>
          <table:table-cell table:style-name="ce149" table:formula="of:=IF([.$E$2]&lt;&gt;&quot;All&quot;;COUNTIFS(segment;[.$B8];status;[.$L$7];release;[.$E$2]);COUNTIFS(segment;[.$B8];status;[.$L$7]))" office:value-type="string" office:string-value="" calcext:value-type="error">
            <text:p>#¿NOMBRE?</text:p>
          </table:table-cell>
          <table:table-cell table:style-name="ce149" table:formula="of:=IF([.$E$2]&lt;&gt;&quot;All&quot;;COUNTIFS(segment;[.$B8];status;[.$M$7];release;[.$E$2]);COUNTIFS(segment;[.$B8];status;[.$M$7]))" office:value-type="string" office:string-value="" calcext:value-type="error">
            <text:p>#¿NOMBRE?</text:p>
          </table:table-cell>
          <table:table-cell table:style-name="ce149" table:formula="of:=IF([.$E$2]&lt;&gt;&quot;All&quot;;COUNTIFS(segment;[.$B8];status;[.$N$7];release;[.$E$2]);COUNTIFS(segment;[.$B8];status;[.$N$7]))" office:value-type="string" office:string-value="" calcext:value-type="error">
            <text:p>#¿NOMBRE?</text:p>
          </table:table-cell>
          <table:table-cell table:style-name="ce149" table:formula="of:=IF([.$E$2]&lt;&gt;&quot;All&quot;;COUNTIFS(segment;[.$B8];status;[.$O$7];release;[.$E$2]);COUNTIFS(segment;[.$B8];status;[.$O$7]))" office:value-type="string" office:string-value="" calcext:value-type="error">
            <text:p>#¿NOMBRE?</text:p>
          </table:table-cell>
          <table:table-cell table:style-name="ce149" table:formula="of:=IF([.$E$2]&lt;&gt;&quot;All&quot;;COUNTIFS(segment;[.$B8];status;[.$P$7];release;[.$E$2]);COUNTIFS(segment;[.$B8];status;[.$P$7]))" office:value-type="string" office:string-value="" calcext:value-type="error">
            <text:p>#¿NOMBRE?</text:p>
          </table:table-cell>
          <table:table-cell table:style-name="ce149" table:formula="of:=IF([.$E$2]&lt;&gt;&quot;All&quot;;COUNTIFS(segment;[.$B8];status;[.$Q$7];release;[.$E$2]);COUNTIFS(segment;[.$B8];status;[.$Q$7]))" office:value-type="string" office:string-value="" calcext:value-type="error">
            <text:p>#¿NOMBRE?</text:p>
          </table:table-cell>
          <table:table-cell table:style-name="ce182" table:formula="of:=[.E8]-[.P8]" office:value-type="string" office:string-value="" calcext:value-type="error">
            <text:p>#¿NOMBRE?</text:p>
          </table:table-cell>
          <table:table-cell table:number-columns-repeated="46"/>
        </table:table-row>
        <table:table-row table:style-name="ro14">
          <table:table-cell/>
          <table:table-cell table:style-name="ce240" table:content-validation-name="val21"/>
          <table:table-cell table:style-name="ce110" table:number-columns-repeated="2"/>
          <table:table-cell table:style-name="ce134" table:formula="of:=SUM([.F9:.Q9])" office:value-type="string" office:string-value="" calcext:value-type="error">
            <text:p>#¿NOMBRE?</text:p>
          </table:table-cell>
          <table:table-cell table:style-name="ce150" table:formula="of:=IF([.$E$2]&lt;&gt;&quot;All&quot;;COUNTIFS(segment;[.$B9];status;[.$F$7];release;[.$E$2]);COUNTIFS(segment;[.$B9];status;[.$F$7]))" office:value-type="string" office:string-value="" calcext:value-type="error">
            <text:p>#¿NOMBRE?</text:p>
          </table:table-cell>
          <table:table-cell table:style-name="ce150" table:formula="of:=IF([.$E$2]&lt;&gt;&quot;All&quot;;COUNTIFS(segment;[.$B9];status;[.$G$7];release;[.$E$2]);COUNTIFS(segment;[.$B9];status;[.$G$7]))" office:value-type="string" office:string-value="" calcext:value-type="error">
            <text:p>#¿NOMBRE?</text:p>
          </table:table-cell>
          <table:table-cell table:style-name="ce150" table:formula="of:=IF([.$E$2]&lt;&gt;&quot;All&quot;;COUNTIFS(segment;[.$B9];status;[.$H$7];release;[.$E$2]);COUNTIFS(segment;[.$B9];status;[.$H$7]))" office:value-type="string" office:string-value="" calcext:value-type="error">
            <text:p>#¿NOMBRE?</text:p>
          </table:table-cell>
          <table:table-cell table:style-name="ce150" table:formula="of:=IF([.$E$2]&lt;&gt;&quot;All&quot;;COUNTIFS(segment;[.$B9];status;[.$I$7];release;[.$E$2]);COUNTIFS(segment;[.$B9];status;[.$I$7]))" office:value-type="string" office:string-value="" calcext:value-type="error">
            <text:p>#¿NOMBRE?</text:p>
          </table:table-cell>
          <table:table-cell table:style-name="ce150" table:formula="of:=IF([.$E$2]&lt;&gt;&quot;All&quot;;COUNTIFS(segment;[.$B9];status;[.$J$7];release;[.$E$2]);COUNTIFS(segment;[.$B9];status;[.$J$7]))" office:value-type="string" office:string-value="" calcext:value-type="error">
            <text:p>#¿NOMBRE?</text:p>
          </table:table-cell>
          <table:table-cell table:style-name="ce150" table:formula="of:=IF([.$E$2]&lt;&gt;&quot;All&quot;;COUNTIFS(segment;[.$B9];status;[.$K$7];release;[.$E$2]);COUNTIFS(segment;[.$B9];status;[.$K$7]))" office:value-type="string" office:string-value="" calcext:value-type="error">
            <text:p>#¿NOMBRE?</text:p>
          </table:table-cell>
          <table:table-cell table:style-name="ce150" table:formula="of:=IF([.$E$2]&lt;&gt;&quot;All&quot;;COUNTIFS(segment;[.$B9];status;[.$L$7];release;[.$E$2]);COUNTIFS(segment;[.$B9];status;[.$L$7]))" office:value-type="string" office:string-value="" calcext:value-type="error">
            <text:p>#¿NOMBRE?</text:p>
          </table:table-cell>
          <table:table-cell table:style-name="ce150" table:formula="of:=IF([.$E$2]&lt;&gt;&quot;All&quot;;COUNTIFS(segment;[.$B9];status;[.$M$7];release;[.$E$2]);COUNTIFS(segment;[.$B9];status;[.$M$7]))" office:value-type="string" office:string-value="" calcext:value-type="error">
            <text:p>#¿NOMBRE?</text:p>
          </table:table-cell>
          <table:table-cell table:style-name="ce150" table:formula="of:=IF([.$E$2]&lt;&gt;&quot;All&quot;;COUNTIFS(segment;[.$B9];status;[.$N$7];release;[.$E$2]);COUNTIFS(segment;[.$B9];status;[.$N$7]))" office:value-type="string" office:string-value="" calcext:value-type="error">
            <text:p>#¿NOMBRE?</text:p>
          </table:table-cell>
          <table:table-cell table:style-name="ce150" table:formula="of:=IF([.$E$2]&lt;&gt;&quot;All&quot;;COUNTIFS(segment;[.$B9];status;[.$O$7];release;[.$E$2]);COUNTIFS(segment;[.$B9];status;[.$O$7]))" office:value-type="string" office:string-value="" calcext:value-type="error">
            <text:p>#¿NOMBRE?</text:p>
          </table:table-cell>
          <table:table-cell table:style-name="ce150" table:formula="of:=IF([.$E$2]&lt;&gt;&quot;All&quot;;COUNTIFS(segment;[.$B9];status;[.$P$7];release;[.$E$2]);COUNTIFS(segment;[.$B9];status;[.$P$7]))" office:value-type="string" office:string-value="" calcext:value-type="error">
            <text:p>#¿NOMBRE?</text:p>
          </table:table-cell>
          <table:table-cell table:style-name="ce150" table:formula="of:=IF([.$E$2]&lt;&gt;&quot;All&quot;;COUNTIFS(segment;[.$B9];status;[.$Q$7];release;[.$E$2]);COUNTIFS(segment;[.$B9];status;[.$Q$7]))" office:value-type="string" office:string-value="" calcext:value-type="error">
            <text:p>#¿NOMBRE?</text:p>
          </table:table-cell>
          <table:table-cell table:style-name="ce183" table:formula="of:=[.E9]-[.P9]" office:value-type="string" office:string-value="" calcext:value-type="error">
            <text:p>#¿NOMBRE?</text:p>
          </table:table-cell>
          <table:table-cell table:number-columns-repeated="46"/>
        </table:table-row>
        <table:table-row table:style-name="ro14">
          <table:table-cell/>
          <table:table-cell table:style-name="ce240" table:content-validation-name="val21"/>
          <table:table-cell table:style-name="ce110" table:number-columns-repeated="2"/>
          <table:table-cell table:style-name="ce134" table:formula="of:=SUM([.F10:.Q10])" office:value-type="string" office:string-value="" calcext:value-type="error">
            <text:p>#¿NOMBRE?</text:p>
          </table:table-cell>
          <table:table-cell table:style-name="ce150" table:formula="of:=IF([.$E$2]&lt;&gt;&quot;All&quot;;COUNTIFS(segment;[.$B10];status;[.$F$7];release;[.$E$2]);COUNTIFS(segment;[.$B10];status;[.$F$7]))" office:value-type="string" office:string-value="" calcext:value-type="error">
            <text:p>#¿NOMBRE?</text:p>
          </table:table-cell>
          <table:table-cell table:style-name="ce150" table:formula="of:=IF([.$E$2]&lt;&gt;&quot;All&quot;;COUNTIFS(segment;[.$B10];status;[.$G$7];release;[.$E$2]);COUNTIFS(segment;[.$B10];status;[.$G$7]))" office:value-type="string" office:string-value="" calcext:value-type="error">
            <text:p>#¿NOMBRE?</text:p>
          </table:table-cell>
          <table:table-cell table:style-name="ce150" table:formula="of:=IF([.$E$2]&lt;&gt;&quot;All&quot;;COUNTIFS(segment;[.$B10];status;[.$H$7];release;[.$E$2]);COUNTIFS(segment;[.$B10];status;[.$H$7]))" office:value-type="string" office:string-value="" calcext:value-type="error">
            <text:p>#¿NOMBRE?</text:p>
          </table:table-cell>
          <table:table-cell table:style-name="ce150" table:formula="of:=IF([.$E$2]&lt;&gt;&quot;All&quot;;COUNTIFS(segment;[.$B10];status;[.$I$7];release;[.$E$2]);COUNTIFS(segment;[.$B10];status;[.$I$7]))" office:value-type="string" office:string-value="" calcext:value-type="error">
            <text:p>#¿NOMBRE?</text:p>
          </table:table-cell>
          <table:table-cell table:style-name="ce150" table:formula="of:=IF([.$E$2]&lt;&gt;&quot;All&quot;;COUNTIFS(segment;[.$B10];status;[.$J$7];release;[.$E$2]);COUNTIFS(segment;[.$B10];status;[.$J$7]))" office:value-type="string" office:string-value="" calcext:value-type="error">
            <text:p>#¿NOMBRE?</text:p>
          </table:table-cell>
          <table:table-cell table:style-name="ce150" table:formula="of:=IF([.$E$2]&lt;&gt;&quot;All&quot;;COUNTIFS(segment;[.$B10];status;[.$K$7];release;[.$E$2]);COUNTIFS(segment;[.$B10];status;[.$K$7]))" office:value-type="string" office:string-value="" calcext:value-type="error">
            <text:p>#¿NOMBRE?</text:p>
          </table:table-cell>
          <table:table-cell table:style-name="ce150" table:formula="of:=IF([.$E$2]&lt;&gt;&quot;All&quot;;COUNTIFS(segment;[.$B10];status;[.$L$7];release;[.$E$2]);COUNTIFS(segment;[.$B10];status;[.$L$7]))" office:value-type="string" office:string-value="" calcext:value-type="error">
            <text:p>#¿NOMBRE?</text:p>
          </table:table-cell>
          <table:table-cell table:style-name="ce150" table:formula="of:=IF([.$E$2]&lt;&gt;&quot;All&quot;;COUNTIFS(segment;[.$B10];status;[.$M$7];release;[.$E$2]);COUNTIFS(segment;[.$B10];status;[.$M$7]))" office:value-type="string" office:string-value="" calcext:value-type="error">
            <text:p>#¿NOMBRE?</text:p>
          </table:table-cell>
          <table:table-cell table:style-name="ce150" table:formula="of:=IF([.$E$2]&lt;&gt;&quot;All&quot;;COUNTIFS(segment;[.$B10];status;[.$N$7];release;[.$E$2]);COUNTIFS(segment;[.$B10];status;[.$N$7]))" office:value-type="string" office:string-value="" calcext:value-type="error">
            <text:p>#¿NOMBRE?</text:p>
          </table:table-cell>
          <table:table-cell table:style-name="ce150" table:formula="of:=IF([.$E$2]&lt;&gt;&quot;All&quot;;COUNTIFS(segment;[.$B10];status;[.$O$7];release;[.$E$2]);COUNTIFS(segment;[.$B10];status;[.$O$7]))" office:value-type="string" office:string-value="" calcext:value-type="error">
            <text:p>#¿NOMBRE?</text:p>
          </table:table-cell>
          <table:table-cell table:style-name="ce150" table:formula="of:=IF([.$E$2]&lt;&gt;&quot;All&quot;;COUNTIFS(segment;[.$B10];status;[.$P$7];release;[.$E$2]);COUNTIFS(segment;[.$B10];status;[.$P$7]))" office:value-type="string" office:string-value="" calcext:value-type="error">
            <text:p>#¿NOMBRE?</text:p>
          </table:table-cell>
          <table:table-cell table:style-name="ce150" table:formula="of:=IF([.$E$2]&lt;&gt;&quot;All&quot;;COUNTIFS(segment;[.$B10];status;[.$Q$7];release;[.$E$2]);COUNTIFS(segment;[.$B10];status;[.$Q$7]))" office:value-type="string" office:string-value="" calcext:value-type="error">
            <text:p>#¿NOMBRE?</text:p>
          </table:table-cell>
          <table:table-cell table:style-name="ce183" table:formula="of:=[.E10]-[.P10]" office:value-type="string" office:string-value="" calcext:value-type="error">
            <text:p>#¿NOMBRE?</text:p>
          </table:table-cell>
          <table:table-cell table:number-columns-repeated="46"/>
        </table:table-row>
        <table:table-row table:style-name="ro14">
          <table:table-cell/>
          <table:table-cell table:style-name="ce240" table:content-validation-name="val21"/>
          <table:table-cell table:style-name="ce110" table:number-columns-repeated="2"/>
          <table:table-cell table:style-name="ce134" table:formula="of:=SUM([.F11:.Q11])" office:value-type="string" office:string-value="" calcext:value-type="error">
            <text:p>#¿NOMBRE?</text:p>
          </table:table-cell>
          <table:table-cell table:style-name="ce150" table:formula="of:=IF([.$E$2]&lt;&gt;&quot;All&quot;;COUNTIFS(segment;[.$B11];status;[.$F$7];release;[.$E$2]);COUNTIFS(segment;[.$B11];status;[.$F$7]))" office:value-type="string" office:string-value="" calcext:value-type="error">
            <text:p>#¿NOMBRE?</text:p>
          </table:table-cell>
          <table:table-cell table:style-name="ce150" table:formula="of:=IF([.$E$2]&lt;&gt;&quot;All&quot;;COUNTIFS(segment;[.$B11];status;[.$G$7];release;[.$E$2]);COUNTIFS(segment;[.$B11];status;[.$G$7]))" office:value-type="string" office:string-value="" calcext:value-type="error">
            <text:p>#¿NOMBRE?</text:p>
          </table:table-cell>
          <table:table-cell table:style-name="ce150" table:formula="of:=IF([.$E$2]&lt;&gt;&quot;All&quot;;COUNTIFS(segment;[.$B11];status;[.$H$7];release;[.$E$2]);COUNTIFS(segment;[.$B11];status;[.$H$7]))" office:value-type="string" office:string-value="" calcext:value-type="error">
            <text:p>#¿NOMBRE?</text:p>
          </table:table-cell>
          <table:table-cell table:style-name="ce150" table:formula="of:=IF([.$E$2]&lt;&gt;&quot;All&quot;;COUNTIFS(segment;[.$B11];status;[.$I$7];release;[.$E$2]);COUNTIFS(segment;[.$B11];status;[.$I$7]))" office:value-type="string" office:string-value="" calcext:value-type="error">
            <text:p>#¿NOMBRE?</text:p>
          </table:table-cell>
          <table:table-cell table:style-name="ce150" table:formula="of:=IF([.$E$2]&lt;&gt;&quot;All&quot;;COUNTIFS(segment;[.$B11];status;[.$J$7];release;[.$E$2]);COUNTIFS(segment;[.$B11];status;[.$J$7]))" office:value-type="string" office:string-value="" calcext:value-type="error">
            <text:p>#¿NOMBRE?</text:p>
          </table:table-cell>
          <table:table-cell table:style-name="ce150" table:formula="of:=IF([.$E$2]&lt;&gt;&quot;All&quot;;COUNTIFS(segment;[.$B11];status;[.$K$7];release;[.$E$2]);COUNTIFS(segment;[.$B11];status;[.$K$7]))" office:value-type="string" office:string-value="" calcext:value-type="error">
            <text:p>#¿NOMBRE?</text:p>
          </table:table-cell>
          <table:table-cell table:style-name="ce150" table:formula="of:=IF([.$E$2]&lt;&gt;&quot;All&quot;;COUNTIFS(segment;[.$B11];status;[.$L$7];release;[.$E$2]);COUNTIFS(segment;[.$B11];status;[.$L$7]))" office:value-type="string" office:string-value="" calcext:value-type="error">
            <text:p>#¿NOMBRE?</text:p>
          </table:table-cell>
          <table:table-cell table:style-name="ce150" table:formula="of:=IF([.$E$2]&lt;&gt;&quot;All&quot;;COUNTIFS(segment;[.$B11];status;[.$M$7];release;[.$E$2]);COUNTIFS(segment;[.$B11];status;[.$M$7]))" office:value-type="string" office:string-value="" calcext:value-type="error">
            <text:p>#¿NOMBRE?</text:p>
          </table:table-cell>
          <table:table-cell table:style-name="ce150" table:formula="of:=IF([.$E$2]&lt;&gt;&quot;All&quot;;COUNTIFS(segment;[.$B11];status;[.$N$7];release;[.$E$2]);COUNTIFS(segment;[.$B11];status;[.$N$7]))" office:value-type="string" office:string-value="" calcext:value-type="error">
            <text:p>#¿NOMBRE?</text:p>
          </table:table-cell>
          <table:table-cell table:style-name="ce150" table:formula="of:=IF([.$E$2]&lt;&gt;&quot;All&quot;;COUNTIFS(segment;[.$B11];status;[.$O$7];release;[.$E$2]);COUNTIFS(segment;[.$B11];status;[.$O$7]))" office:value-type="string" office:string-value="" calcext:value-type="error">
            <text:p>#¿NOMBRE?</text:p>
          </table:table-cell>
          <table:table-cell table:style-name="ce150" table:formula="of:=IF([.$E$2]&lt;&gt;&quot;All&quot;;COUNTIFS(segment;[.$B11];status;[.$P$7];release;[.$E$2]);COUNTIFS(segment;[.$B11];status;[.$P$7]))" office:value-type="string" office:string-value="" calcext:value-type="error">
            <text:p>#¿NOMBRE?</text:p>
          </table:table-cell>
          <table:table-cell table:style-name="ce150" table:formula="of:=IF([.$E$2]&lt;&gt;&quot;All&quot;;COUNTIFS(segment;[.$B11];status;[.$Q$7];release;[.$E$2]);COUNTIFS(segment;[.$B11];status;[.$Q$7]))" office:value-type="string" office:string-value="" calcext:value-type="error">
            <text:p>#¿NOMBRE?</text:p>
          </table:table-cell>
          <table:table-cell table:style-name="ce183" table:formula="of:=[.E11]-[.P11]" office:value-type="string" office:string-value="" calcext:value-type="error">
            <text:p>#¿NOMBRE?</text:p>
          </table:table-cell>
          <table:table-cell table:number-columns-repeated="46"/>
        </table:table-row>
        <table:table-row table:style-name="ro2">
          <table:table-cell/>
          <table:table-cell table:style-name="ce101" office:value-type="string" calcext:value-type="string" table:number-columns-spanned="3" table:number-rows-spanned="1">
            <text:p>Total</text:p>
          </table:table-cell>
          <table:covered-table-cell table:number-columns-repeated="2" table:style-name="ce111"/>
          <table:table-cell table:style-name="ce135" table:formula="of:=SUM([.E8:.E11])" office:value-type="string" office:string-value="" calcext:value-type="error">
            <text:p>#¿NOMBRE?</text:p>
          </table:table-cell>
          <table:table-cell table:style-name="ce151" table:formula="of:=SUM([.F8:.F10])" office:value-type="string" office:string-value="" calcext:value-type="error">
            <text:p>#¿NOMBRE?</text:p>
          </table:table-cell>
          <table:table-cell table:style-name="ce151" table:formula="of:=SUM([.G8:.G10])" office:value-type="string" office:string-value="" calcext:value-type="error">
            <text:p>#¿NOMBRE?</text:p>
          </table:table-cell>
          <table:table-cell table:style-name="ce151" table:formula="of:=SUM([.H8:.H11])" office:value-type="string" office:string-value="" calcext:value-type="error">
            <text:p>#¿NOMBRE?</text:p>
          </table:table-cell>
          <table:table-cell table:style-name="ce151" table:formula="of:=SUM([.I8:.I10])" office:value-type="string" office:string-value="" calcext:value-type="error">
            <text:p>#¿NOMBRE?</text:p>
          </table:table-cell>
          <table:table-cell table:style-name="ce151" table:formula="of:=SUM([.J8:.J10])" office:value-type="string" office:string-value="" calcext:value-type="error">
            <text:p>#¿NOMBRE?</text:p>
          </table:table-cell>
          <table:table-cell table:style-name="ce151" table:formula="of:=SUM([.K8:.K10])" office:value-type="string" office:string-value="" calcext:value-type="error">
            <text:p>#¿NOMBRE?</text:p>
          </table:table-cell>
          <table:table-cell table:style-name="ce151" table:formula="of:=SUM([.L8:.L10])" office:value-type="string" office:string-value="" calcext:value-type="error">
            <text:p>#¿NOMBRE?</text:p>
          </table:table-cell>
          <table:table-cell table:style-name="ce151" table:formula="of:=SUM([.M8:.M10])" office:value-type="string" office:string-value="" calcext:value-type="error">
            <text:p>#¿NOMBRE?</text:p>
          </table:table-cell>
          <table:table-cell table:style-name="ce151" table:formula="of:=SUM([.N8:.N10])" office:value-type="string" office:string-value="" calcext:value-type="error">
            <text:p>#¿NOMBRE?</text:p>
          </table:table-cell>
          <table:table-cell table:style-name="ce151" table:formula="of:=SUM([.O8:.O10])" office:value-type="string" office:string-value="" calcext:value-type="error">
            <text:p>#¿NOMBRE?</text:p>
          </table:table-cell>
          <table:table-cell table:style-name="ce151" table:formula="of:=SUM([.P8:.P11])" office:value-type="string" office:string-value="" calcext:value-type="error">
            <text:p>#¿NOMBRE?</text:p>
          </table:table-cell>
          <table:table-cell table:style-name="ce151" table:formula="of:=SUM([.Q8:.Q10])" office:value-type="string" office:string-value="" calcext:value-type="error">
            <text:p>#¿NOMBRE?</text:p>
          </table:table-cell>
          <table:table-cell table:style-name="ce170" table:formula="of:=SUM([.R8:.R10])" office:value-type="string" office:string-value="" calcext:value-type="error">
            <text:p>#¿NOMBRE?</text:p>
          </table:table-cell>
          <table:table-cell table:number-columns-repeated="46"/>
        </table:table-row>
        <table:table-row table:style-name="ro2">
          <table:table-cell table:number-columns-repeated="4"/>
          <table:table-cell table:style-name="ce136" table:formula="of:=SUM([.F13:.Q13])" office:value-type="string" office:string-value="" calcext:value-type="error">
            <text:p>#¿NOMBRE?</text:p>
          </table:table-cell>
          <table:table-cell table:style-name="ce152" table:formula="of:=[.F12]/[.$E$12]" office:value-type="string" office:string-value="" calcext:value-type="error">
            <text:p>#¿NOMBRE?</text:p>
          </table:table-cell>
          <table:table-cell table:style-name="ce152" table:formula="of:=[.G12]/[.$E$12]" office:value-type="string" office:string-value="" calcext:value-type="error">
            <text:p>#¿NOMBRE?</text:p>
          </table:table-cell>
          <table:table-cell table:style-name="ce152" table:formula="of:=[.H12]/[.$E$12]" office:value-type="string" office:string-value="" calcext:value-type="error">
            <text:p>#¿NOMBRE?</text:p>
          </table:table-cell>
          <table:table-cell table:style-name="ce152" table:formula="of:=[.I12]/[.$E$12]" office:value-type="string" office:string-value="" calcext:value-type="error">
            <text:p>#¿NOMBRE?</text:p>
          </table:table-cell>
          <table:table-cell table:style-name="ce152" table:formula="of:=[.J12]/[.$E$12]" office:value-type="string" office:string-value="" calcext:value-type="error">
            <text:p>#¿NOMBRE?</text:p>
          </table:table-cell>
          <table:table-cell table:style-name="ce152" table:formula="of:=[.K12]/[.$E$12]" office:value-type="string" office:string-value="" calcext:value-type="error">
            <text:p>#¿NOMBRE?</text:p>
          </table:table-cell>
          <table:table-cell table:style-name="ce152" table:formula="of:=[.L12]/[.$E$12]" office:value-type="string" office:string-value="" calcext:value-type="error">
            <text:p>#¿NOMBRE?</text:p>
          </table:table-cell>
          <table:table-cell table:style-name="ce152" table:formula="of:=[.M12]/[.$E$12]" office:value-type="string" office:string-value="" calcext:value-type="error">
            <text:p>#¿NOMBRE?</text:p>
          </table:table-cell>
          <table:table-cell table:style-name="ce152" table:formula="of:=[.N12]/[.$E$12]" office:value-type="string" office:string-value="" calcext:value-type="error">
            <text:p>#¿NOMBRE?</text:p>
          </table:table-cell>
          <table:table-cell table:style-name="ce152" table:formula="of:=[.O12]/[.$E$12]" office:value-type="string" office:string-value="" calcext:value-type="error">
            <text:p>#¿NOMBRE?</text:p>
          </table:table-cell>
          <table:table-cell table:style-name="ce152" table:formula="of:=[.P12]/[.$E$12]" office:value-type="string" office:string-value="" calcext:value-type="error">
            <text:p>#¿NOMBRE?</text:p>
          </table:table-cell>
          <table:table-cell table:style-name="ce152" table:formula="of:=[.Q12]/[.$E$12]" office:value-type="string" office:string-value="" calcext:value-type="error">
            <text:p>#¿NOMBRE?</text:p>
          </table:table-cell>
          <table:table-cell table:style-name="ce184" table:formula="of:=[.R12]/[.$E$12]" office:value-type="string" office:string-value="" calcext:value-type="error">
            <text:p>#¿NOMBRE?</text:p>
          </table:table-cell>
          <table:table-cell table:number-columns-repeated="46"/>
        </table:table-row>
        <table:table-row table:style-name="ro1">
          <table:table-cell table:number-columns-repeated="4"/>
          <table:table-cell table:style-name="ce137"/>
          <table:table-cell table:style-name="ce153" table:number-columns-repeated="8"/>
          <table:table-cell table:number-columns-repeated="51"/>
        </table:table-row>
        <table:table-row table:style-name="ro1">
          <table:table-cell table:number-columns-repeated="5"/>
          <table:table-cell table:formula="of:=CONCATENATE([.F7];&quot;, &quot;;[.G7];&quot;, &quot;;[.H7];&quot;, &quot;;[.I7];&quot;, &quot;;[.J7];&quot;, &quot;;[.K7];&quot;, &quot;;[.L7];&quot;, &quot;;[.M7];&quot;, &quot;;[.N7];&quot;, &quot;;[.O7];&quot;, &quot;;[.P7];&quot;, &quot;;[.Q7])" office:value-type="string" office:string-value="En Proceso, Asignado, Cerrado, Diferido, Arreglado, Requiere Mas Datos, Nuevo, Abierto, Liberado a Pruebas, En Pruebas, Rechazado, Reabierto" calcext:value-type="string">
            <text:p>En Proceso, Asignado, Cerrado, Diferido, Arreglado, Requiere Mas Datos, Nuevo, Abierto, Liberado a Pruebas, En Pruebas, Rechazado, Reabierto</text:p>
          </table:table-cell>
          <table:table-cell table:number-columns-repeated="58"/>
        </table:table-row>
        <table:table-row table:style-name="ro13">
          <table:table-cell/>
          <table:table-cell table:style-name="ce97" office:value-type="string" calcext:value-type="string">
            <text:p>DEFECTOS POR SEVERIDAD</text:p>
          </table:table-cell>
          <table:table-cell table:number-columns-repeated="3"/>
          <table:table-cell office:value-type="string" calcext:value-type="string">
            <text:p>En Proceso, Asignado, Cerrado, Diferido, Arreglado, Requiere Mas Datos, Nuevo, Abierto, Liberado a Pruebas, En Pruebas, Rechazado, Reabierto</text:p>
          </table:table-cell>
          <table:table-cell table:number-columns-repeated="58"/>
        </table:table-row>
        <table:table-row table:style-name="ro1">
          <table:table-cell table:number-columns-repeated="64"/>
        </table:table-row>
        <table:table-row table:style-name="ro15">
          <table:table-cell/>
          <table:table-cell table:style-name="ce98" office:value-type="string" calcext:value-type="string" table:number-columns-spanned="3" table:number-rows-spanned="2">
            <text:p>Segmento </text:p>
          </table:table-cell>
          <table:covered-table-cell table:style-name="ce108"/>
          <table:covered-table-cell table:style-name="ce119"/>
          <table:table-cell table:style-name="ce278" office:value-type="string" calcext:value-type="string" table:number-columns-spanned="5" table:number-rows-spanned="1">
            <text:p>Severidad de Defectos</text:p>
          </table:table-cell>
          <table:covered-table-cell table:number-columns-repeated="3" table:style-name="ce147"/>
          <table:covered-table-cell table:style-name="ce165"/>
          <table:table-cell table:number-columns-repeated="55"/>
        </table:table-row>
        <table:table-row table:style-name="ro5">
          <table:table-cell/>
          <table:covered-table-cell table:style-name="ce99"/>
          <table:covered-table-cell table:style-name="ce109"/>
          <table:covered-table-cell table:style-name="ce120"/>
          <table:table-cell table:style-name="ce139" office:value-type="string" calcext:value-type="string">
            <text:p>Total</text:p>
            <text:p>Defectos</text:p>
          </table:table-cell>
          <table:table-cell table:style-name="ce154" office:value-type="string" calcext:value-type="string">
            <text:p>Critica</text:p>
          </table:table-cell>
          <table:table-cell table:style-name="ce154" office:value-type="string" calcext:value-type="string">
            <text:p>Mayor</text:p>
          </table:table-cell>
          <table:table-cell table:style-name="ce154" office:value-type="string" calcext:value-type="string">
            <text:p>Menor</text:p>
          </table:table-cell>
          <table:table-cell table:style-name="ce171" office:value-type="string" calcext:value-type="string">
            <text:p>Cosmetico</text:p>
          </table:table-cell>
          <table:table-cell table:number-columns-repeated="55"/>
        </table:table-row>
        <table:table-row table:style-name="ro14">
          <table:table-cell/>
          <table:table-cell table:style-name="ce240" table:content-validation-name="val20"/>
          <table:table-cell table:style-name="ce112"/>
          <table:table-cell table:style-name="ce122"/>
          <table:table-cell table:style-name="ce140" table:formula="of:=SUM([.F20:.I20])" office:value-type="float" office:value="0" calcext:value-type="float">
            <text:p>0</text:p>
          </table:table-cell>
          <table:table-cell table:style-name="ce155" table:formula="of:=COUNTIFS([$RegistroDefectos.T17:$RegistroDefectos.T113];[$Resumen.A20];[$RegistroDefectos.E17:$RegistroDefectos.E113];[$Resumen.F19])" office:value-type="float" office:value="0" calcext:value-type="float">
            <text:p>0</text:p>
          </table:table-cell>
          <table:table-cell table:style-name="ce155" table:formula="of:=COUNTIFS([$RegistroDefectos.U17:$RegistroDefectos.U113];[$Resumen.B20];[$RegistroDefectos.F17:$RegistroDefectos.F113];[$Resumen.G19])" office:value-type="float" office:value="0" calcext:value-type="float">
            <text:p>0</text:p>
          </table:table-cell>
          <table:table-cell table:style-name="ce155" table:formula="of:=COUNTIFS([$RegistroDefectos.U17:$RegistroDefectos.U113];[$Resumen.B20];[$RegistroDefectos.F17:$RegistroDefectos.F113];[$Resumen.H19])" office:value-type="float" office:value="0" calcext:value-type="float">
            <text:p>0</text:p>
          </table:table-cell>
          <table:table-cell table:style-name="ce172" table:formula="of:=COUNTIFS([$RegistroDefectos.U17:$RegistroDefectos.U113];[$Resumen.B20];[$RegistroDefectos.F17:$RegistroDefectos.F113];[$Resumen.I19])" office:value-type="float" office:value="0" calcext:value-type="float">
            <text:p>0</text:p>
          </table:table-cell>
          <table:table-cell table:number-columns-repeated="55"/>
        </table:table-row>
        <table:table-row table:style-name="ro14">
          <table:table-cell/>
          <table:table-cell table:style-name="ce240" table:content-validation-name="val21"/>
          <table:table-cell table:style-name="ce113"/>
          <table:table-cell table:style-name="ce123"/>
          <table:table-cell table:style-name="ce134" table:formula="of:=SUM([.F21:.I21])" office:value-type="float" office:value="0" calcext:value-type="float">
            <text:p>0</text:p>
          </table:table-cell>
          <table:table-cell table:style-name="ce156" table:formula="of:=COUNTIFS([$RegistroDefectos.U16:$RegistroDefectos.U112];[$Resumen.B21];[$RegistroDefectos.F16:$RegistroDefectos.F112];[$Resumen.F19])" office:value-type="float" office:value="0" calcext:value-type="float">
            <text:p>0</text:p>
          </table:table-cell>
          <table:table-cell table:style-name="ce163" table:formula="of:=COUNTIFS([$RegistroDefectos.U17:$RegistroDefectos.U113];[$Resumen.B21];[$RegistroDefectos.F17:$RegistroDefectos.F113];[$Resumen.G19])" office:value-type="float" office:value="0" calcext:value-type="float">
            <text:p>0</text:p>
          </table:table-cell>
          <table:table-cell table:style-name="ce163" table:formula="of:=COUNTIFS([$RegistroDefectos.U17:$RegistroDefectos.U113];[$Resumen.B21];[$RegistroDefectos.F17:$RegistroDefectos.F113];[$Resumen.H19])" office:value-type="float" office:value="0" calcext:value-type="float">
            <text:p>0</text:p>
          </table:table-cell>
          <table:table-cell table:style-name="ce173" table:formula="of:=COUNTIFS([$RegistroDefectos.U17:$RegistroDefectos.U113];[$Resumen.B21];[$RegistroDefectos.F17:$RegistroDefectos.F113];[$Resumen.I19])" office:value-type="float" office:value="0" calcext:value-type="float">
            <text:p>0</text:p>
          </table:table-cell>
          <table:table-cell table:number-columns-repeated="55"/>
        </table:table-row>
        <table:table-row table:style-name="ro14">
          <table:table-cell/>
          <table:table-cell table:style-name="ce240" table:content-validation-name="val21"/>
          <table:table-cell table:style-name="ce114"/>
          <table:table-cell table:style-name="ce124"/>
          <table:table-cell table:style-name="ce141" table:formula="of:=SUM([.F22:.I22])" office:value-type="float" office:value="0" calcext:value-type="float">
            <text:p>0</text:p>
          </table:table-cell>
          <table:table-cell table:style-name="ce156" table:formula="of:=COUNTIFS([$RegistroDefectos.U17:$RegistroDefectos.U113];[$Resumen.B22];[$RegistroDefectos.F17:$RegistroDefectos.F113];[$Resumen.F19])" office:value-type="float" office:value="0" calcext:value-type="float">
            <text:p>0</text:p>
          </table:table-cell>
          <table:table-cell table:style-name="ce156" table:formula="of:=COUNTIFS([$RegistroDefectos.U17:$RegistroDefectos.U113];[$Resumen.B22];[$RegistroDefectos.F17:$RegistroDefectos.F113];[$Resumen.G19])" office:value-type="float" office:value="0" calcext:value-type="float">
            <text:p>0</text:p>
          </table:table-cell>
          <table:table-cell table:style-name="ce156" table:formula="of:=COUNTIFS([$RegistroDefectos.U17:$RegistroDefectos.U113];[$Resumen.B22];[$RegistroDefectos.F17:$RegistroDefectos.F113];[$Resumen.H19])" office:value-type="float" office:value="0" calcext:value-type="float">
            <text:p>0</text:p>
          </table:table-cell>
          <table:table-cell table:style-name="ce174" table:formula="of:=COUNTIFS([$RegistroDefectos.U17:$RegistroDefectos.U113];[$Resumen.B22];[$RegistroDefectos.F17:$RegistroDefectos.F113];[$Resumen.I19])" office:value-type="float" office:value="0" calcext:value-type="float">
            <text:p>0</text:p>
          </table:table-cell>
          <table:table-cell table:number-columns-repeated="55"/>
        </table:table-row>
        <table:table-row table:style-name="ro14">
          <table:table-cell/>
          <table:table-cell table:style-name="ce240" table:content-validation-name="val21"/>
          <table:table-cell table:style-name="ce114"/>
          <table:table-cell table:style-name="ce124"/>
          <table:table-cell table:style-name="ce141" table:formula="of:=SUM([.F23:.I23])" office:value-type="float" office:value="0" calcext:value-type="float">
            <text:p>0</text:p>
          </table:table-cell>
          <table:table-cell table:style-name="ce156" table:formula="of:=COUNTIFS([$RegistroDefectos.U18:$RegistroDefectos.U114];[$Resumen.B23];[$RegistroDefectos.F18:$RegistroDefectos.F114];[$Resumen.F20])" office:value-type="float" office:value="0" calcext:value-type="float">
            <text:p>0</text:p>
          </table:table-cell>
          <table:table-cell table:style-name="ce156" table:formula="of:=COUNTIFS([$RegistroDefectos.U18:$RegistroDefectos.U114];[$Resumen.B23];[$RegistroDefectos.F18:$RegistroDefectos.F114];[$Resumen.G19])" office:value-type="float" office:value="0" calcext:value-type="float">
            <text:p>0</text:p>
          </table:table-cell>
          <table:table-cell table:style-name="ce156" table:formula="of:=COUNTIFS([$RegistroDefectos.U17:$RegistroDefectos.U113];[$Resumen.B23];[$RegistroDefectos.F17:$RegistroDefectos.F113];[$Resumen.H19])" office:value-type="float" office:value="0" calcext:value-type="float">
            <text:p>0</text:p>
          </table:table-cell>
          <table:table-cell table:style-name="ce174" table:formula="of:=COUNTIFS([$RegistroDefectos.U18:$RegistroDefectos.U114];[$Resumen.B23];[$RegistroDefectos.F18:$RegistroDefectos.F114];[$Resumen.I20])" office:value-type="float" office:value="0" calcext:value-type="float">
            <text:p>0</text:p>
          </table:table-cell>
          <table:table-cell table:number-columns-repeated="55"/>
        </table:table-row>
        <table:table-row table:style-name="ro2">
          <table:table-cell/>
          <table:table-cell table:style-name="ce102" office:value-type="string" calcext:value-type="string" table:number-columns-spanned="3" table:number-rows-spanned="1">
            <text:p>Total</text:p>
          </table:table-cell>
          <table:covered-table-cell table:style-name="ce115"/>
          <table:covered-table-cell table:style-name="ce125"/>
          <table:table-cell table:style-name="ce142" table:formula="of:=SUM([.E20:.E23])" office:value-type="float" office:value="0" calcext:value-type="float">
            <text:p>0</text:p>
          </table:table-cell>
          <table:table-cell table:style-name="ce157" table:formula="of:=SUM([.F20:.F22])" office:value-type="float" office:value="0" calcext:value-type="float">
            <text:p>0</text:p>
          </table:table-cell>
          <table:table-cell table:style-name="ce157" table:formula="of:=SUM([.G20:.G22])" office:value-type="float" office:value="0" calcext:value-type="float">
            <text:p>0</text:p>
          </table:table-cell>
          <table:table-cell table:style-name="ce157" table:formula="of:=SUM([.H20:.H22])" office:value-type="float" office:value="0" calcext:value-type="float">
            <text:p>0</text:p>
          </table:table-cell>
          <table:table-cell table:style-name="ce175" table:formula="of:=SUM([.I20:.I22])" office:value-type="float" office:value="0" calcext:value-type="float">
            <text:p>0</text:p>
          </table:table-cell>
          <table:table-cell table:number-columns-repeated="55"/>
        </table:table-row>
        <table:table-row table:style-name="ro1" table:number-rows-repeated="2">
          <table:table-cell table:number-columns-repeated="64"/>
        </table:table-row>
        <table:table-row table:style-name="ro13">
          <table:table-cell/>
          <table:table-cell table:style-name="ce97" office:value-type="string" calcext:value-type="string">
            <text:p>DEFECTOS POR FASE (TODOS)</text:p>
          </table:table-cell>
          <table:table-cell table:number-columns-repeated="62"/>
        </table:table-row>
        <table:table-row table:style-name="ro1">
          <table:table-cell table:number-columns-repeated="64"/>
        </table:table-row>
        <table:table-row table:style-name="ro15">
          <table:table-cell/>
          <table:table-cell table:style-name="ce98" office:value-type="string" calcext:value-type="string" table:number-columns-spanned="3" table:number-rows-spanned="2">
            <text:p>Segmento </text:p>
          </table:table-cell>
          <table:covered-table-cell table:style-name="ce108"/>
          <table:covered-table-cell table:style-name="ce119"/>
          <table:table-cell table:style-name="ce278" office:value-type="string" calcext:value-type="string" table:number-columns-spanned="7" table:number-rows-spanned="1">
            <text:p>Eficiencia en contención de defectos en todas las fases</text:p>
          </table:table-cell>
          <table:covered-table-cell table:number-columns-repeated="4" table:style-name="ce147"/>
          <table:covered-table-cell table:style-name="ce165"/>
          <table:covered-table-cell/>
          <table:table-cell table:number-columns-repeated="53"/>
        </table:table-row>
        <table:table-row table:style-name="ro5">
          <table:table-cell/>
          <table:covered-table-cell table:style-name="ce99"/>
          <table:covered-table-cell table:style-name="ce109"/>
          <table:covered-table-cell table:style-name="ce120"/>
          <table:table-cell table:style-name="ce143" office:value-type="string" calcext:value-type="string">
            <text:p>Total</text:p>
            <text:p>Defectos</text:p>
          </table:table-cell>
          <table:table-cell table:style-name="ce158" office:value-type="string" calcext:value-type="string">
            <text:p>Pruebas de Humo</text:p>
          </table:table-cell>
          <table:table-cell table:style-name="ce158" office:value-type="string" calcext:value-type="string">
            <text:p>SIT</text:p>
          </table:table-cell>
          <table:table-cell table:style-name="ce158" office:value-type="string" calcext:value-type="string">
            <text:p>E2E</text:p>
          </table:table-cell>
          <table:table-cell table:style-name="ce176" office:value-type="string" calcext:value-type="string">
            <text:p>Regresión</text:p>
          </table:table-cell>
          <table:table-cell table:style-name="ce158" office:value-type="string" calcext:value-type="string">
            <text:p>UAT</text:p>
          </table:table-cell>
          <table:table-cell table:style-name="ce177" office:value-type="string" calcext:value-type="string">
            <text:p>Contención de Defectos</text:p>
          </table:table-cell>
          <table:table-cell table:number-columns-repeated="53"/>
        </table:table-row>
        <table:table-row table:style-name="ro15">
          <table:table-cell/>
          <table:table-cell table:style-name="ce103" office:value-type="string" calcext:value-type="string" table:number-columns-spanned="3" table:number-rows-spanned="2">
            <text:p>Total</text:p>
          </table:table-cell>
          <table:covered-table-cell table:number-columns-repeated="2" table:style-name="ce116"/>
          <table:table-cell table:style-name="ce144" table:formula="of:=SUM([.F31:.J31])" office:value-type="percentage" office:value="1" calcext:value-type="percentage">
            <text:p>100%</text:p>
          </table:table-cell>
          <table:table-cell table:style-name="ce159" table:formula="of:=[.F32]/[.E32]" office:value-type="percentage" office:value="0.2" calcext:value-type="percentage">
            <text:p>20%</text:p>
          </table:table-cell>
          <table:table-cell table:style-name="ce159" table:formula="of:=[.G32]/[.E32]" office:value-type="percentage" office:value="0.4" calcext:value-type="percentage">
            <text:p>40%</text:p>
          </table:table-cell>
          <table:table-cell table:style-name="ce159" table:formula="of:=[.H32]/[.E32]" office:value-type="percentage" office:value="0.2" calcext:value-type="percentage">
            <text:p>20%</text:p>
          </table:table-cell>
          <table:table-cell table:style-name="ce159" table:formula="of:=[.I32]/[.E32]" office:value-type="percentage" office:value="0.2" calcext:value-type="percentage">
            <text:p>20%</text:p>
          </table:table-cell>
          <table:table-cell table:style-name="ce159" table:formula="of:=[.J32]/[.E32]" office:value-type="percentage" office:value="0" calcext:value-type="percentage">
            <text:p>0%</text:p>
          </table:table-cell>
          <table:table-cell table:style-name="ce178" table:formula="of:=SUM([.F31:.H31])/(SUM([.F31:.H31])+[.J31])" office:value-type="percentage" office:value="1" calcext:value-type="percentage">
            <text:p>100%</text:p>
          </table:table-cell>
          <table:table-cell table:number-columns-repeated="53"/>
        </table:table-row>
        <table:table-row table:style-name="ro2">
          <table:table-cell/>
          <table:covered-table-cell table:style-name="ce104"/>
          <table:covered-table-cell table:number-columns-repeated="2" table:style-name="ce117"/>
          <table:table-cell table:style-name="ce135" table:formula="of:=SUM([.F32:.J32])" office:value-type="float" office:value="5" calcext:value-type="float">
            <text:p>5</text:p>
          </table:table-cell>
          <table:table-cell table:style-name="ce151" table:formula="of:=IF([.E2]&lt;&gt;&quot;All&quot;;COUNTIFS(fase;[$Resumen.$F$30];release;[.E2]);COUNTIFS(fase;[$Resumen.$F$30]))" office:value-type="float" office:value="1" calcext:value-type="float">
            <text:p>1</text:p>
          </table:table-cell>
          <table:table-cell table:style-name="ce151" table:formula="of:=IF([.$E$2]&lt;&gt;&quot;All&quot;;COUNTIFS(fase;[$Resumen.G$30];release;[.$E$2]);COUNTIFS(fase;[$Resumen.G$30]))" office:value-type="float" office:value="2" calcext:value-type="float">
            <text:p>2</text:p>
          </table:table-cell>
          <table:table-cell table:style-name="ce151" table:formula="of:=IF([.$E$2]&lt;&gt;&quot;All&quot;;COUNTIFS(fase;[$Resumen.H$30];release;[.$E$2]);COUNTIFS(fase;[$Resumen.H$30]))" office:value-type="float" office:value="1" calcext:value-type="float">
            <text:p>1</text:p>
          </table:table-cell>
          <table:table-cell table:style-name="ce151" table:formula="of:=IF([.$E$2]&lt;&gt;&quot;All&quot;;COUNTIFS(fase;[$Resumen.I$30];release;[.$E$2]);COUNTIFS(fase;[$Resumen.I$30]))" office:value-type="float" office:value="1" calcext:value-type="float">
            <text:p>1</text:p>
          </table:table-cell>
          <table:table-cell table:style-name="ce151" table:formula="of:=IF([.$E$2]&lt;&gt;&quot;All&quot;;COUNTIFS(fase;[$Resumen.J$30];release;[.$E$2]);COUNTIFS(fase;[$Resumen.J$30]))" office:value-type="float" office:value="0" calcext:value-type="float">
            <text:p>0</text:p>
          </table:table-cell>
          <table:table-cell table:style-name="ce179" table:formula="of:=SUM([.F32:.H32])/(SUM([.F32:.H32])+[.J32])" office:value-type="percentage" office:value="1" calcext:value-type="percentage">
            <text:p>100%</text:p>
          </table:table-cell>
          <table:table-cell table:number-columns-repeated="53"/>
        </table:table-row>
        <table:table-row table:style-name="ro1">
          <table:table-cell table:number-columns-repeated="64"/>
        </table:table-row>
        <table:table-row table:style-name="ro13">
          <table:table-cell/>
          <table:table-cell table:style-name="ce97" office:value-type="string" calcext:value-type="string">
            <text:p>DEFECTOS POR FASE (REG vs Prod)</text:p>
          </table:table-cell>
          <table:table-cell table:number-columns-repeated="62"/>
        </table:table-row>
        <table:table-row table:style-name="ro1">
          <table:table-cell table:number-columns-repeated="64"/>
        </table:table-row>
        <table:table-row table:style-name="ro2">
          <table:table-cell/>
          <table:table-cell table:style-name="ce98" office:value-type="string" calcext:value-type="string" table:number-columns-spanned="3" table:number-rows-spanned="2">
            <text:p>Segmento </text:p>
          </table:table-cell>
          <table:covered-table-cell table:style-name="ce108"/>
          <table:covered-table-cell table:style-name="ce119"/>
          <table:table-cell table:style-name="ce278" office:value-type="string" calcext:value-type="string" table:number-columns-spanned="4" table:number-rows-spanned="1">
            <text:p>Eficiencia en contención de defectos Regresión Vs Producción</text:p>
          </table:table-cell>
          <table:covered-table-cell table:number-columns-repeated="2" table:style-name="ce147"/>
          <table:covered-table-cell table:style-name="ce165"/>
          <table:table-cell table:number-columns-repeated="56"/>
        </table:table-row>
        <table:table-row table:style-name="ro5">
          <table:table-cell/>
          <table:covered-table-cell table:style-name="ce99"/>
          <table:covered-table-cell table:style-name="ce109"/>
          <table:covered-table-cell table:style-name="ce120"/>
          <table:table-cell table:style-name="ce145" office:value-type="string" calcext:value-type="string">
            <text:p>Total</text:p>
            <text:p>Defectos</text:p>
          </table:table-cell>
          <table:table-cell table:style-name="ce160" office:value-type="string" calcext:value-type="string">
            <text:p>Regresión</text:p>
          </table:table-cell>
          <table:table-cell table:style-name="ce164" office:value-type="string" calcext:value-type="string">
            <text:p>Producción</text:p>
          </table:table-cell>
          <table:table-cell table:style-name="ce166" office:value-type="string" calcext:value-type="string">
            <text:p>Contención de Defectos</text:p>
          </table:table-cell>
          <table:table-cell table:number-columns-repeated="56"/>
        </table:table-row>
        <table:table-row table:style-name="ro2">
          <table:table-cell/>
          <table:table-cell table:style-name="ce105" office:value-type="string" calcext:value-type="string" table:number-columns-spanned="3" table:number-rows-spanned="2">
            <text:p>Total</text:p>
          </table:table-cell>
          <table:covered-table-cell table:style-name="ce116"/>
          <table:covered-table-cell table:style-name="ce126"/>
          <table:table-cell table:style-name="ce144" table:formula="of:=SUM([.F38:.G38])" office:value-type="percentage" office:value="1" calcext:value-type="percentage">
            <text:p>100%</text:p>
          </table:table-cell>
          <table:table-cell table:style-name="ce159" table:formula="of:=[.F39]/[.E39]" office:value-type="percentage" office:value="1" calcext:value-type="percentage">
            <text:p>100%</text:p>
          </table:table-cell>
          <table:table-cell table:style-name="ce159" table:formula="of:=[.G39]/[.E39]" office:value-type="percentage" office:value="0" calcext:value-type="percentage">
            <text:p>0%</text:p>
          </table:table-cell>
          <table:table-cell table:style-name="ce167" table:formula="of:=[.F38]/([.F38]+[.G38])" office:value-type="percentage" office:value="1" calcext:value-type="percentage">
            <text:p>100%</text:p>
          </table:table-cell>
          <table:table-cell table:number-columns-repeated="56"/>
        </table:table-row>
        <table:table-row table:style-name="ro2">
          <table:table-cell/>
          <table:covered-table-cell table:style-name="ce104"/>
          <table:covered-table-cell table:style-name="ce117"/>
          <table:covered-table-cell table:style-name="ce127"/>
          <table:table-cell table:style-name="ce135" table:formula="of:=SUM([.F39:.G39])" office:value-type="float" office:value="1" calcext:value-type="float">
            <text:p>1</text:p>
          </table:table-cell>
          <table:table-cell table:style-name="ce151" table:formula="of:=IF([.$E$2]&lt;&gt;&quot;All&quot;;COUNTIFS(fase;[$Resumen.F$37];release;[.$E$2]);COUNTIFS(fase;[$Resumen.F$37]))" office:value-type="float" office:value="1" calcext:value-type="float">
            <text:p>1</text:p>
          </table:table-cell>
          <table:table-cell table:style-name="ce151" table:formula="of:=IF([.$E$2]&lt;&gt;&quot;All&quot;;COUNTIFS(fase;[$Resumen.G37];release;[.$E$2]);COUNTIFS(fase;[$Resumen.G37]))" office:value-type="float" office:value="0" calcext:value-type="float">
            <text:p>0</text:p>
          </table:table-cell>
          <table:table-cell table:style-name="ce168" table:formula="of:=[.F39]/([.F39]+[.G39])" office:value-type="percentage" office:value="1" calcext:value-type="percentage">
            <text:p>100%</text:p>
          </table:table-cell>
          <table:table-cell table:number-columns-repeated="56"/>
        </table:table-row>
        <table:table-row table:style-name="ro1" table:number-rows-repeated="2">
          <table:table-cell table:number-columns-repeated="64"/>
        </table:table-row>
        <table:table-row table:style-name="ro13">
          <table:table-cell/>
          <table:table-cell table:style-name="ce97" office:value-type="string" calcext:value-type="string">
            <text:p>DEFECTOS POR PRIORIDAD</text:p>
          </table:table-cell>
          <table:table-cell table:number-columns-repeated="62"/>
        </table:table-row>
        <table:table-row table:style-name="ro1">
          <table:table-cell table:number-columns-repeated="64"/>
        </table:table-row>
        <table:table-row table:style-name="ro15">
          <table:table-cell/>
          <table:table-cell table:style-name="ce98" office:value-type="string" calcext:value-type="string" table:number-columns-spanned="3" table:number-rows-spanned="2">
            <text:p>Segmento </text:p>
          </table:table-cell>
          <table:covered-table-cell table:style-name="ce108"/>
          <table:covered-table-cell table:style-name="ce119"/>
          <table:table-cell table:style-name="ce278" office:value-type="string" calcext:value-type="string" table:number-columns-spanned="4" table:number-rows-spanned="1">
            <text:p>Prioridad de Defectos</text:p>
          </table:table-cell>
          <table:covered-table-cell table:number-columns-repeated="2" table:style-name="ce147"/>
          <table:covered-table-cell table:style-name="ce165"/>
          <table:table-cell table:number-columns-repeated="56"/>
        </table:table-row>
        <table:table-row table:style-name="ro5">
          <table:table-cell/>
          <table:covered-table-cell table:style-name="ce99"/>
          <table:covered-table-cell table:style-name="ce109"/>
          <table:covered-table-cell table:style-name="ce120"/>
          <table:table-cell table:style-name="ce146" office:value-type="string" calcext:value-type="string">
            <text:p>Total</text:p>
            <text:p>Defectos</text:p>
          </table:table-cell>
          <table:table-cell table:style-name="ce161" office:value-type="string" calcext:value-type="string">
            <text:p>Alta</text:p>
          </table:table-cell>
          <table:table-cell table:style-name="ce161" office:value-type="string" calcext:value-type="string">
            <text:p>Media</text:p>
          </table:table-cell>
          <table:table-cell table:style-name="ce169" office:value-type="string" calcext:value-type="string">
            <text:p>Baja</text:p>
          </table:table-cell>
          <table:table-cell table:number-columns-repeated="56"/>
        </table:table-row>
        <table:table-row table:style-name="ro14">
          <table:table-cell/>
          <table:table-cell table:style-name="ce240" table:content-validation-name="val20"/>
          <table:table-cell table:style-name="ce118"/>
          <table:table-cell table:style-name="ce128"/>
          <table:table-cell table:style-name="ce134" table:formula="of:=SUM([.F46:.M46])" office:value-type="float" office:value="0" calcext:value-type="float">
            <text:p>0</text:p>
          </table:table-cell>
          <table:table-cell table:style-name="ce150" table:formula="of:=COUNTIFS([$RegistroDefectos.$U$17:$RegistroDefectos.$U$113];[$Resumen.B46];[$RegistroDefectos.$G$17:$RegistroDefectos.$G$113];[$Resumen.F45])" office:value-type="float" office:value="0" calcext:value-type="float">
            <text:p>0</text:p>
          </table:table-cell>
          <table:table-cell table:style-name="ce150" table:formula="of:=COUNTIFS([$RegistroDefectos.$U$17:$RegistroDefectos.$U$113];[$Resumen.B46];[$RegistroDefectos.$G$17:$RegistroDefectos.$G$113];[$Resumen.G45])" office:value-type="float" office:value="0" calcext:value-type="float">
            <text:p>0</text:p>
          </table:table-cell>
          <table:table-cell table:style-name="ce150" table:formula="of:=COUNTIFS([$RegistroDefectos.$U$17:$RegistroDefectos.$U$113];[$Resumen.B46];[$RegistroDefectos.$G$17:$RegistroDefectos.$G$113];[$Resumen.H45])" office:value-type="float" office:value="0" calcext:value-type="float">
            <text:p>0</text:p>
          </table:table-cell>
          <table:table-cell table:number-columns-repeated="56"/>
        </table:table-row>
        <table:table-row table:style-name="ro14">
          <table:table-cell/>
          <table:table-cell table:style-name="ce240" table:content-validation-name="val21"/>
          <table:table-cell table:style-name="ce113"/>
          <table:table-cell table:style-name="ce123"/>
          <table:table-cell table:style-name="ce134" table:formula="of:=SUM([.F47:.M47])" office:value-type="float" office:value="0" calcext:value-type="float">
            <text:p>0</text:p>
          </table:table-cell>
          <table:table-cell table:style-name="ce150" table:formula="of:=COUNTIFS([$RegistroDefectos.$U$17:$RegistroDefectos.$U$113];[$Resumen.B47];[$RegistroDefectos.$G$17:$RegistroDefectos.$G$113];[$Resumen.F45])" office:value-type="float" office:value="0" calcext:value-type="float">
            <text:p>0</text:p>
          </table:table-cell>
          <table:table-cell table:style-name="ce150" table:formula="of:=COUNTIFS([$RegistroDefectos.$U$17:$RegistroDefectos.$U$113];[$Resumen.B47];[$RegistroDefectos.$G$17:$RegistroDefectos.$G$113];[$Resumen.G45])" office:value-type="float" office:value="0" calcext:value-type="float">
            <text:p>0</text:p>
          </table:table-cell>
          <table:table-cell table:style-name="ce150" table:formula="of:=COUNTIFS([$RegistroDefectos.$U$17:$RegistroDefectos.$U$113];[$Resumen.B47];[$RegistroDefectos.$G$17:$RegistroDefectos.$G$113];[$Resumen.H45])" office:value-type="float" office:value="0" calcext:value-type="float">
            <text:p>0</text:p>
          </table:table-cell>
          <table:table-cell table:number-columns-repeated="56"/>
        </table:table-row>
        <table:table-row table:style-name="ro14">
          <table:table-cell/>
          <table:table-cell table:style-name="ce240" table:content-validation-name="val21"/>
          <table:table-cell table:style-name="ce113"/>
          <table:table-cell table:style-name="ce123"/>
          <table:table-cell table:style-name="ce134" table:formula="of:=SUM([.F48:.M48])" office:value-type="float" office:value="0" calcext:value-type="float">
            <text:p>0</text:p>
          </table:table-cell>
          <table:table-cell table:style-name="ce150" table:formula="of:=COUNTIFS([$RegistroDefectos.$U$17:$RegistroDefectos.$U$113];[$Resumen.B48];[$RegistroDefectos.$G$17:$RegistroDefectos.$G$113];[$Resumen.F45])" office:value-type="float" office:value="0" calcext:value-type="float">
            <text:p>0</text:p>
          </table:table-cell>
          <table:table-cell table:style-name="ce150" table:formula="of:=COUNTIFS([$RegistroDefectos.$U$17:$RegistroDefectos.$U$113];[$Resumen.B48];[$RegistroDefectos.$G$17:$RegistroDefectos.$G$113];[$Resumen.G45])" office:value-type="float" office:value="0" calcext:value-type="float">
            <text:p>0</text:p>
          </table:table-cell>
          <table:table-cell table:style-name="ce150" table:formula="of:=COUNTIFS([$RegistroDefectos.$U$17:$RegistroDefectos.$U$113];[$Resumen.B48];[$RegistroDefectos.$G$17:$RegistroDefectos.$G$113];[$Resumen.H45])" office:value-type="float" office:value="0" calcext:value-type="float">
            <text:p>0</text:p>
          </table:table-cell>
          <table:table-cell table:number-columns-repeated="56"/>
        </table:table-row>
        <table:table-row table:style-name="ro14">
          <table:table-cell/>
          <table:table-cell table:style-name="ce240" table:content-validation-name="val21"/>
          <table:table-cell table:style-name="ce113"/>
          <table:table-cell table:style-name="ce123"/>
          <table:table-cell table:style-name="ce134" table:formula="of:=SUM([.F49:.M49])" office:value-type="float" office:value="0" calcext:value-type="float">
            <text:p>0</text:p>
          </table:table-cell>
          <table:table-cell table:style-name="ce150" table:formula="of:=COUNTIFS([$RegistroDefectos.$U$17:$RegistroDefectos.$U$113];[$Resumen.B49];[$RegistroDefectos.$G$17:$RegistroDefectos.$G$113];[$Resumen.F45])" office:value-type="float" office:value="0" calcext:value-type="float">
            <text:p>0</text:p>
          </table:table-cell>
          <table:table-cell table:style-name="ce150" table:formula="of:=COUNTIFS([$RegistroDefectos.$U$17:$RegistroDefectos.$U$113];[$Resumen.B49];[$RegistroDefectos.$G$17:$RegistroDefectos.$G$113];[$Resumen.G45])" office:value-type="float" office:value="0" calcext:value-type="float">
            <text:p>0</text:p>
          </table:table-cell>
          <table:table-cell table:style-name="ce150" table:formula="of:=COUNTIFS([$RegistroDefectos.$U$17:$RegistroDefectos.$U$113];[$Resumen.B49];[$RegistroDefectos.$G$17:$RegistroDefectos.$G$113];[$Resumen.H45])" office:value-type="float" office:value="0" calcext:value-type="float">
            <text:p>0</text:p>
          </table:table-cell>
          <table:table-cell table:number-columns-repeated="56"/>
        </table:table-row>
        <table:table-row table:style-name="ro2">
          <table:table-cell/>
          <table:table-cell table:style-name="ce106" office:value-type="string" calcext:value-type="string" table:number-columns-spanned="3" table:number-rows-spanned="1">
            <text:p>Total</text:p>
          </table:table-cell>
          <table:covered-table-cell table:style-name="ce111"/>
          <table:covered-table-cell table:style-name="ce129"/>
          <table:table-cell table:style-name="ce135" table:formula="of:=SUM([.E46:.E49])" office:value-type="float" office:value="0" calcext:value-type="float">
            <text:p>0</text:p>
          </table:table-cell>
          <table:table-cell table:style-name="ce151" table:formula="of:=SUM([.F46:.F49])" office:value-type="float" office:value="0" calcext:value-type="float">
            <text:p>0</text:p>
          </table:table-cell>
          <table:table-cell table:style-name="ce151" table:formula="of:=SUM([.G46:.G49])" office:value-type="float" office:value="0" calcext:value-type="float">
            <text:p>0</text:p>
          </table:table-cell>
          <table:table-cell table:style-name="ce170" table:formula="of:=SUM([.H46:.H49])" office:value-type="float" office:value="0" calcext:value-type="float">
            <text:p>0</text:p>
          </table:table-cell>
          <table:table-cell table:number-columns-repeated="56"/>
        </table:table-row>
        <table:table-row table:style-name="ro1">
          <table:table-cell table:number-columns-repeated="64"/>
        </table:table-row>
        <table:table-row table:style-name="ro1">
          <table:table-cell table:number-columns-repeated="5"/>
          <table:table-cell table:style-name="ce162" table:number-columns-repeated="3"/>
          <table:table-cell table:number-columns-repeated="56"/>
        </table:table-row>
        <table:table-row table:style-name="ro1" table:number-rows-repeated="6">
          <table:table-cell table:number-columns-repeated="64"/>
        </table:table-row>
        <table:table-row table:style-name="ro1">
          <table:table-cell table:number-columns-repeated="64"/>
        </table:table-row>
      </table:table>
      <table:table table:name="Metricas" table:style-name="ta4">
        <table:table-column table:style-name="co1" table:number-columns-repeated="5" table:default-cell-style-name="Default"/>
        <table:table-column table:style-name="co27" table:default-cell-style-name="Default"/>
        <table:table-column table:style-name="co1" table:number-columns-repeated="3" table:default-cell-style-name="Default"/>
        <table:table-column table:style-name="co28" table:default-cell-style-name="Default"/>
        <table:table-column table:style-name="co1" table:number-columns-repeated="54" table:default-cell-style-name="Default"/>
        <table:table-row table:style-name="ro16">
          <table:table-cell table:style-name="ce40"/>
          <table:table-cell table:number-columns-repeated="5"/>
          <table:table-cell table:style-name="ce185"/>
          <table:table-cell table:number-columns-repeated="57"/>
        </table:table-row>
        <table:table-row table:style-name="ro17" table:number-rows-repeated="2">
          <table:table-cell table:style-name="ce40"/>
          <table:table-cell table:number-columns-repeated="5"/>
          <table:table-cell table:style-name="ce185"/>
          <table:table-cell table:number-columns-repeated="57"/>
        </table:table-row>
        <table:table-row table:style-name="ro18">
          <table:table-cell table:style-name="ce96"/>
          <table:table-cell table:number-columns-repeated="5"/>
          <table:table-cell table:style-name="ce185" table:formula="of:=[$Resumen.E2]" office:value-type="string" office:string-value="All" calcext:value-type="string">
            <text:p>All</text:p>
          </table:table-cell>
          <table:table-cell table:number-columns-repeated="57"/>
        </table:table-row>
        <table:table-row table:style-name="ro1">
          <table:table-cell table:number-columns-repeated="64"/>
        </table:table-row>
        <table:table-row table:style-name="ro1">
          <table:table-cell table:number-columns-repeated="2"/>
          <table:table-cell>
            <draw:frame table:end-cell-address="Metricas.J22" table:end-x="0.32mm" table:end-y="0.61mm" draw:z-index="1" draw:name="Chart 1" draw:style-name="gr4" draw:text-style-name="P6" svg:width="118.46mm" svg:height="82.8mm" svg:x="1.98mm" svg:y="0.52mm">
              <draw:object draw:notify-on-update-of-ranges="Resumen.F7:Resumen.Q7 Resumen.B9:Resumen.B9 Resumen.B10:Resumen.B10 Resumen.B12:Resumen.B12" xlink:href="./Object 2" xlink:type="simple" xlink:show="embed" xlink:actuate="onLoad">
                <loext:p/>
              </draw:object>
              <draw:image xlink:href="./ObjectReplacements/Object 2" xlink:type="simple" xlink:show="embed" xlink:actuate="onLoad"/>
            </draw:frame>
          </table:table-cell>
          <table:table-cell table:number-columns-repeated="6"/>
          <table:table-cell>
            <draw:frame table:end-cell-address="Metricas.Q22" table:end-x="3.38mm" table:end-y="0.67mm" draw:z-index="0" draw:name="Chart 1" draw:style-name="gr4" draw:text-style-name="P6" svg:width="113.81mm" svg:height="82.8mm" svg:x="27.91mm" svg:y="0.58mm">
              <draw:object draw:notify-on-update-of-ranges="Resumen.B8:Resumen.B10 Resumen.E8:Resumen.E10 Resumen.D8:Resumen.D10 Resumen.E8:Resumen.E10 Resumen.E8:Resumen.E10 Resumen.D8:Resumen.D10 Resumen.E8:Resumen.E10 Resumen.E8:Resumen.E10 Resumen.D8:Resumen.D10 Resumen.E8:Resumen.E10 Resumen.E8:Resumen.E10 Resumen.D8:Resumen.D10 Resumen.E8:Resumen.E10" xlink:href="./Object 1" xlink:type="simple" xlink:show="embed" xlink:actuate="onLoad">
                <loext:p/>
              </draw:object>
              <draw:image xlink:href="./ObjectReplacements/Object 1" xlink:type="simple" xlink:show="embed" xlink:actuate="onLoad"/>
            </draw:frame>
          </table:table-cell>
          <table:table-cell table:number-columns-repeated="54"/>
        </table:table-row>
        <table:table-row table:style-name="ro1" table:number-rows-repeated="16">
          <table:table-cell table:number-columns-repeated="64"/>
        </table:table-row>
        <table:table-row table:style-name="ro1">
          <table:table-cell table:number-columns-repeated="2"/>
          <table:table-cell>
            <draw:frame table:end-cell-address="Metricas.I43" table:end-x="16.2mm" table:end-y="0.21mm" draw:z-index="2" draw:name="Chart 1" draw:style-name="gr4" draw:text-style-name="P6" svg:width="116.08mm" svg:height="100.89mm" svg:x="2.32mm" svg:y="2.7mm">
              <draw:object draw:notify-on-update-of-ranges="Resumen.F19:Resumen.I19 Resumen.E18:Resumen.E18 Resumen.F24:Resumen.I24 Resumen.F21:Resumen.I21 Resumen.F22:Resumen.I22 Resumen.F24:Resumen.I24" xlink:href="./Object 3" xlink:type="simple" xlink:show="embed" xlink:actuate="onLoad">
                <loext:p/>
              </draw:object>
              <draw:image xlink:href="./ObjectReplacements/Object 3" xlink:type="simple" xlink:show="embed" xlink:actuate="onLoad"/>
            </draw:frame>
          </table:table-cell>
          <table:table-cell table:number-columns-repeated="7"/>
          <table:table-cell>
            <draw:frame table:end-cell-address="Metricas.Q43" table:end-x="3.32mm" table:end-y="0.07mm" draw:z-index="3" draw:name="Chart 4" draw:style-name="gr4" draw:text-style-name="P6" svg:width="110.79mm" svg:height="101.08mm" svg:x="0.07mm" svg:y="2.37mm">
              <draw:object draw:notify-on-update-of-ranges="Resumen.F45:Resumen.H45 Resumen.E44:Resumen.E44 Resumen.F50:Resumen.H50 Resumen.F21:Resumen.H21 Resumen.F22:Resumen.H22 Resumen.F24:Resumen.H24" xlink:href="./Object 4" xlink:type="simple" xlink:show="embed" xlink:actuate="onLoad">
                <loext:p/>
              </draw:object>
              <draw:image xlink:href="./ObjectReplacements/Object 4" xlink:type="simple" xlink:show="embed" xlink:actuate="onLoad"/>
            </draw:frame>
          </table:table-cell>
          <table:table-cell table:number-columns-repeated="53"/>
        </table:table-row>
        <table:table-row table:style-name="ro1" table:number-rows-repeated="19">
          <table:table-cell table:number-columns-repeated="64"/>
        </table:table-row>
        <table:table-row table:style-name="ro1">
          <table:table-cell table:number-columns-repeated="2"/>
          <table:table-cell>
            <draw:frame table:end-cell-address="Metricas.J65" table:end-x="10.65mm" table:end-y="3.41mm" draw:z-index="4" draw:name="Chart 9" draw:style-name="gr4" draw:text-style-name="P6" svg:width="130.36mm" svg:height="111.95mm" svg:x="0.41mm" svg:y="5.18mm">
              <draw:object draw:notify-on-update-of-ranges="Resumen.F30:Resumen.K30 Resumen.F31:Resumen.K31" xlink:href="./Object 5" xlink:type="simple" xlink:show="embed" xlink:actuate="onLoad">
                <loext:p/>
              </draw:object>
              <draw:image xlink:href="./ObjectReplacements/Object 5" xlink:type="simple" xlink:show="embed" xlink:actuate="onLoad"/>
            </draw:frame>
          </table:table-cell>
          <table:table-cell table:number-columns-repeated="61"/>
        </table:table-row>
        <table:table-row table:style-name="ro1" table:number-rows-repeated="23">
          <table:table-cell table:number-columns-repeated="64"/>
        </table:table-row>
        <table:table-row table:style-name="ro1">
          <table:table-cell table:number-columns-repeated="2"/>
          <table:table-cell>
            <draw:frame table:end-cell-address="Metricas.J93" table:end-x="11.85mm" table:end-y="2.37mm" draw:z-index="5" draw:name="Chart 11" draw:style-name="gr4" draw:text-style-name="P6" svg:width="130.03mm" svg:height="132.59mm" svg:x="1.94mm" svg:y="4.17mm">
              <draw:object draw:notify-on-update-of-ranges="Resumen.E7:Resumen.E7 Resumen.P7:Resumen.P7 Resumen.E13:Resumen.E13 Resumen.P13:Resumen.P13" xlink:href="./Object 6" xlink:type="simple" xlink:show="embed" xlink:actuate="onLoad">
                <loext:p/>
              </draw:object>
              <draw:image xlink:href="./ObjectReplacements/Object 6" xlink:type="simple" xlink:show="embed" xlink:actuate="onLoad"/>
            </draw:frame>
          </table:table-cell>
          <table:table-cell table:number-columns-repeated="61"/>
        </table:table-row>
        <table:table-row table:style-name="ro1">
          <table:table-cell table:number-columns-repeated="64"/>
        </table:table-row>
        <table:table-row table:style-name="ro1">
          <table:table-cell table:number-columns-repeated="10"/>
          <table:table-cell>
            <draw:frame table:end-cell-address="Metricas.R95" table:end-x="12.13mm" table:end-y="0.09mm" draw:z-index="6" draw:name="Chart 8" draw:style-name="gr4" draw:text-style-name="P6" svg:width="134.41mm" svg:height="133.67mm" svg:x="3.18mm" svg:y="0.79mm">
              <draw:object draw:notify-on-update-of-ranges="Resumen.E7:Resumen.E7 Resumen.R7:Resumen.R7 Resumen.E13:Resumen.E13 Resumen.R13:Resumen.R13" xlink:href="./Object 7" xlink:type="simple" xlink:show="embed" xlink:actuate="onLoad">
                <loext:p/>
              </draw:object>
              <draw:image xlink:href="./ObjectReplacements/Object 7" xlink:type="simple" xlink:show="embed" xlink:actuate="onLoad"/>
            </draw:frame>
          </table:table-cell>
          <table:table-cell table:number-columns-repeated="53"/>
        </table:table-row>
        <table:table-row table:style-name="ro1" table:number-rows-repeated="32">
          <table:table-cell table:number-columns-repeated="64"/>
        </table:table-row>
        <table:table-row table:style-name="ro1">
          <table:table-cell table:number-columns-repeated="64"/>
        </table:table-row>
      </table:table>
      <table:table table:name="Listas Datos" table:style-name="ta5">
        <office:forms form:automatic-focus="false" form:apply-design-mode="false"/>
        <table:table-column table:style-name="co1" table:number-columns-repeated="2" table:default-cell-style-name="Default"/>
        <table:table-column table:style-name="co1" table:visibility="collapse" table:default-cell-style-name="Default"/>
        <table:table-column table:style-name="co1" table:default-cell-style-name="Default"/>
        <table:table-column table:style-name="co1" table:visibility="collapse" table:default-cell-style-name="Default"/>
        <table:table-column table:style-name="co29" table:default-cell-style-name="Default"/>
        <table:table-column table:style-name="co30" table:default-cell-style-name="Default"/>
        <table:table-column table:style-name="co31" table:default-cell-style-name="Default"/>
        <table:table-column table:style-name="co1" table:visibility="collapse" table:default-cell-style-name="Default"/>
        <table:table-column table:style-name="co32" table:default-cell-style-name="Default"/>
        <table:table-column table:style-name="co33" table:default-cell-style-name="Default"/>
        <table:table-column table:style-name="co31" table:default-cell-style-name="Default"/>
        <table:table-column table:style-name="co6" table:visibility="collapse" table:default-cell-style-name="Default"/>
        <table:table-column table:style-name="co34" table:default-cell-style-name="Default"/>
        <table:table-column table:style-name="co35" table:default-cell-style-name="Default"/>
        <table:table-column table:style-name="co5" table:default-cell-style-name="Default"/>
        <table:table-column table:style-name="co36" table:visibility="collapse" table:default-cell-style-name="Default"/>
        <table:table-column table:style-name="co5" table:default-cell-style-name="Default"/>
        <table:table-column table:style-name="co37" table:default-cell-style-name="Default"/>
        <table:table-column table:style-name="co5" table:default-cell-style-name="Default"/>
        <table:table-column table:style-name="co38" table:visibility="collapse" table:default-cell-style-name="Default"/>
        <table:table-column table:style-name="co39" table:default-cell-style-name="Default"/>
        <table:table-column table:style-name="co6" table:visibility="collapse" table:default-cell-style-name="Default"/>
        <table:table-column table:style-name="co31" table:default-cell-style-name="Default"/>
        <table:table-column table:style-name="co40" table:default-cell-style-name="Default"/>
        <table:table-column table:style-name="co5" table:number-columns-repeated="39" table:default-cell-style-name="Default"/>
        <table:table-row table:style-name="ro1">
          <table:table-cell table:number-columns-repeated="64"/>
        </table:table-row>
        <table:table-row table:style-name="ro1">
          <table:table-cell/>
          <table:table-cell table:style-name="ce186" office:value-type="string" calcext:value-type="string">
            <text:p>Severidad</text:p>
          </table:table-cell>
          <table:table-cell/>
          <table:table-cell table:style-name="ce186" office:value-type="string" calcext:value-type="string">
            <text:p>Prioridad</text:p>
          </table:table-cell>
          <table:table-cell/>
          <table:table-cell table:style-name="ce186" office:value-type="string" calcext:value-type="string">
            <text:p>Estatus</text:p>
          </table:table-cell>
          <table:table-cell/>
          <table:table-cell table:style-name="ce186" office:value-type="string" calcext:value-type="string">
            <text:p>Tipos de Defectos</text:p>
          </table:table-cell>
          <table:table-cell/>
          <table:table-cell table:style-name="ce186" office:value-type="string" calcext:value-type="string">
            <text:p>Motivo Rechazo</text:p>
          </table:table-cell>
          <table:table-cell table:style-name="ce186" office:value-type="string" calcext:value-type="string">
            <text:p>Responsable del Problema</text:p>
          </table:table-cell>
          <table:table-cell table:style-name="ce186" office:value-type="string" calcext:value-type="string">
            <text:p>Fase de Detección</text:p>
          </table:table-cell>
          <table:table-cell/>
          <table:table-cell table:style-name="ce186" office:value-type="string" calcext:value-type="string">
            <text:p>Segmento</text:p>
          </table:table-cell>
          <table:table-cell/>
          <table:table-cell table:style-name="ce186" office:value-type="string" calcext:value-type="string">
            <text:p>Área</text:p>
          </table:table-cell>
          <table:table-cell/>
          <table:table-cell table:style-name="ce186" office:value-type="string" calcext:value-type="string">
            <text:p>Sistema</text:p>
          </table:table-cell>
          <table:table-cell/>
          <table:table-cell table:style-name="ce186" office:value-type="string" calcext:value-type="string">
            <text:p>Módulo</text:p>
          </table:table-cell>
          <table:table-cell/>
          <table:table-cell table:style-name="ce186" office:value-type="string" calcext:value-type="string">
            <text:p>Nombre del Folio</text:p>
          </table:table-cell>
          <table:table-cell/>
          <table:table-cell table:style-name="ce186" office:value-type="string" calcext:value-type="string">
            <text:p>Tipo de Prueba</text:p>
          </table:table-cell>
          <table:table-cell table:style-name="ce186" office:value-type="string" calcext:value-type="string">
            <text:p>Tipo de Testing</text:p>
          </table:table-cell>
          <table:table-cell table:number-columns-repeated="39"/>
        </table:table-row>
        <table:table-row table:style-name="ro1">
          <table:table-cell/>
          <table:table-cell office:value-type="string" calcext:value-type="string">
            <text:p>Critica </text:p>
          </table:table-cell>
          <table:table-cell/>
          <table:table-cell table:style-name="ce162" office:value-type="string" calcext:value-type="string">
            <text:p>Alta</text:p>
          </table:table-cell>
          <table:table-cell/>
          <table:table-cell table:style-name="ce187" office:value-type="string" calcext:value-type="string">
            <text:p>Nuevo</text:p>
          </table:table-cell>
          <table:table-cell/>
          <table:table-cell table:style-name="ce162" office:value-type="string" calcext:value-type="string">
            <text:p>Ambiente</text:p>
          </table:table-cell>
          <table:table-cell/>
          <table:table-cell office:value-type="string" calcext:value-type="string">
            <text:p>Sin Determinar</text:p>
          </table:table-cell>
          <table:table-cell office:value-type="string" calcext:value-type="string">
            <text:p>Sin Determinar </text:p>
          </table:table-cell>
          <table:table-cell table:style-name="ce162" office:value-type="string" calcext:value-type="string">
            <text:p>Pruebas De Humo</text:p>
          </table:table-cell>
          <table:table-cell/>
          <table:table-cell table:style-name="ce331" table:content-validation-name="val23" office:value-type="string" calcext:value-type="string">
            <text:p>ABC Justificación </text:p>
          </table:table-cell>
          <table:table-cell/>
          <table:table-cell table:style-name="ce162" office:value-type="string" calcext:value-type="string">
            <text:p>Área 1</text:p>
          </table:table-cell>
          <table:table-cell/>
          <table:table-cell table:style-name="ce162" office:value-type="string" calcext:value-type="string">
            <text:p>Sistema 1</text:p>
          </table:table-cell>
          <table:table-cell/>
          <table:table-cell table:style-name="ce162" office:value-type="string" calcext:value-type="string">
            <text:p>Módulo 1</text:p>
          </table:table-cell>
          <table:table-cell/>
          <table:table-cell office:value-type="string" calcext:value-type="string">
            <text:p>Optica</text:p>
          </table:table-cell>
          <table:table-cell/>
          <table:table-cell table:style-name="ce162" office:value-type="string" calcext:value-type="string">
            <text:p>Manual</text:p>
          </table:table-cell>
          <table:table-cell table:style-name="ce162" office:value-type="string" calcext:value-type="string">
            <text:p>Funcionalidad</text:p>
          </table:table-cell>
          <table:table-cell table:number-columns-repeated="39"/>
        </table:table-row>
        <table:table-row table:style-name="ro1">
          <table:table-cell/>
          <table:table-cell office:value-type="string" calcext:value-type="string">
            <text:p>Mayor</text:p>
          </table:table-cell>
          <table:table-cell/>
          <table:table-cell table:style-name="ce162" office:value-type="string" calcext:value-type="string">
            <text:p>Media</text:p>
          </table:table-cell>
          <table:table-cell/>
          <table:table-cell table:style-name="ce187" office:value-type="string" calcext:value-type="string">
            <text:p>Abierto</text:p>
          </table:table-cell>
          <table:table-cell/>
          <table:table-cell table:style-name="ce162" office:value-type="string" calcext:value-type="string">
            <text:p>Requerimientos</text:p>
          </table:table-cell>
          <table:table-cell/>
          <table:table-cell office:value-type="string" calcext:value-type="string">
            <text:p>Ambiente Coppel</text:p>
          </table:table-cell>
          <table:table-cell office:value-type="string" calcext:value-type="string">
            <text:p>EDA Análisis</text:p>
          </table:table-cell>
          <table:table-cell table:style-name="ce162" office:value-type="string" calcext:value-type="string">
            <text:p>SIT</text:p>
          </table:table-cell>
          <table:table-cell/>
          <table:table-cell table:style-name="ce331" office:value-type="string" calcext:value-type="string">
            <text:p>Segmento 1</text:p>
          </table:table-cell>
          <table:table-cell/>
          <table:table-cell table:style-name="ce162" office:value-type="string" calcext:value-type="string">
            <text:p>Área 2</text:p>
          </table:table-cell>
          <table:table-cell/>
          <table:table-cell table:style-name="ce162" office:value-type="string" calcext:value-type="string">
            <text:p>Sistema 2</text:p>
          </table:table-cell>
          <table:table-cell/>
          <table:table-cell table:style-name="ce162" office:value-type="string" calcext:value-type="string">
            <text:p>Módulo 2</text:p>
          </table:table-cell>
          <table:table-cell table:number-columns-repeated="3"/>
          <table:table-cell table:style-name="ce162" office:value-type="string" calcext:value-type="string">
            <text:p>Automatico</text:p>
          </table:table-cell>
          <table:table-cell table:style-name="ce162" office:value-type="string" calcext:value-type="string">
            <text:p>Informativo</text:p>
          </table:table-cell>
          <table:table-cell table:number-columns-repeated="39"/>
        </table:table-row>
        <table:table-row table:style-name="ro1">
          <table:table-cell/>
          <table:table-cell office:value-type="string" calcext:value-type="string">
            <text:p>Menor</text:p>
          </table:table-cell>
          <table:table-cell/>
          <table:table-cell table:style-name="ce162" office:value-type="string" calcext:value-type="string">
            <text:p>Baja</text:p>
          </table:table-cell>
          <table:table-cell/>
          <table:table-cell table:style-name="ce187" office:value-type="string" calcext:value-type="string">
            <text:p>Asignado</text:p>
          </table:table-cell>
          <table:table-cell/>
          <table:table-cell table:style-name="ce162" office:value-type="string" calcext:value-type="string">
            <text:p>Base de Datos</text:p>
          </table:table-cell>
          <table:table-cell/>
          <table:table-cell office:value-type="string" calcext:value-type="string">
            <text:p>Ambiente TcoE</text:p>
          </table:table-cell>
          <table:table-cell office:value-type="string" calcext:value-type="string">
            <text:p>EDA Desarrollo</text:p>
          </table:table-cell>
          <table:table-cell table:style-name="ce162" office:value-type="string" calcext:value-type="string">
            <text:p>E2E</text:p>
          </table:table-cell>
          <table:table-cell/>
          <table:table-cell table:style-name="ce331" office:value-type="string" calcext:value-type="string">
            <text:p>Segmento 2</text:p>
          </table:table-cell>
          <table:table-cell/>
          <table:table-cell table:style-name="ce162" office:value-type="string" calcext:value-type="string">
            <text:p>Área 3</text:p>
          </table:table-cell>
          <table:table-cell/>
          <table:table-cell table:style-name="ce162" office:value-type="string" calcext:value-type="string">
            <text:p>Sistema 3</text:p>
          </table:table-cell>
          <table:table-cell/>
          <table:table-cell table:style-name="ce162" office:value-type="string" calcext:value-type="string">
            <text:p>Módulo 3</text:p>
          </table:table-cell>
          <table:table-cell table:number-columns-repeated="3"/>
          <table:table-cell table:style-name="ce162"/>
          <table:table-cell table:style-name="ce162" office:value-type="string" calcext:value-type="string">
            <text:p>Caso de Uso</text:p>
          </table:table-cell>
          <table:table-cell table:number-columns-repeated="39"/>
        </table:table-row>
        <table:table-row table:style-name="ro1">
          <table:table-cell/>
          <table:table-cell office:value-type="string" calcext:value-type="string">
            <text:p>Cosmetico</text:p>
          </table:table-cell>
          <table:table-cell table:number-columns-repeated="3"/>
          <table:table-cell table:style-name="ce187" office:value-type="string" calcext:value-type="string">
            <text:p>En Revisión</text:p>
          </table:table-cell>
          <table:table-cell/>
          <table:table-cell table:style-name="ce162" office:value-type="string" calcext:value-type="string">
            <text:p>Funcionalidad</text:p>
          </table:table-cell>
          <table:table-cell/>
          <table:table-cell office:value-type="string" calcext:value-type="string">
            <text:p>Fuera de Alcance</text:p>
          </table:table-cell>
          <table:table-cell office:value-type="string" calcext:value-type="string">
            <text:p>EDA Test</text:p>
          </table:table-cell>
          <table:table-cell table:style-name="ce162" office:value-type="string" calcext:value-type="string">
            <text:p>UAT</text:p>
          </table:table-cell>
          <table:table-cell/>
          <table:table-cell table:style-name="ce331" office:value-type="string" calcext:value-type="string">
            <text:p>Segmento 3</text:p>
          </table:table-cell>
          <table:table-cell/>
          <table:table-cell table:style-name="ce162"/>
          <table:table-cell/>
          <table:table-cell table:style-name="ce162"/>
          <table:table-cell/>
          <table:table-cell table:style-name="ce162"/>
          <table:table-cell table:number-columns-repeated="3"/>
          <table:table-cell table:style-name="ce162"/>
          <table:table-cell table:style-name="ce162" office:value-type="string" calcext:value-type="string">
            <text:p>Interfaz de Usuario</text:p>
          </table:table-cell>
          <table:table-cell table:number-columns-repeated="39"/>
        </table:table-row>
        <table:table-row table:style-name="ro1">
          <table:table-cell table:number-columns-repeated="5"/>
          <table:table-cell table:style-name="ce187" office:value-type="string" calcext:value-type="string">
            <text:p>Rechazado</text:p>
          </table:table-cell>
          <table:table-cell/>
          <table:table-cell table:style-name="ce162" office:value-type="string" calcext:value-type="string">
            <text:p>Cosmético</text:p>
          </table:table-cell>
          <table:table-cell/>
          <table:table-cell office:value-type="string" calcext:value-type="string">
            <text:p>Pre-existente</text:p>
          </table:table-cell>
          <table:table-cell office:value-type="string" calcext:value-type="string">
            <text:p>TcoE</text:p>
          </table:table-cell>
          <table:table-cell table:style-name="ce162" office:value-type="string" calcext:value-type="string">
            <text:p>Regresión</text:p>
          </table:table-cell>
          <table:table-cell/>
          <table:table-cell table:style-name="ce162"/>
          <table:table-cell/>
          <table:table-cell table:style-name="ce162"/>
          <table:table-cell/>
          <table:table-cell table:style-name="ce162"/>
          <table:table-cell/>
          <table:table-cell table:style-name="ce162"/>
          <table:table-cell table:number-columns-repeated="3"/>
          <table:table-cell table:style-name="ce162"/>
          <table:table-cell table:style-name="ce162" office:value-type="string" calcext:value-type="string">
            <text:p>No funcional</text:p>
          </table:table-cell>
          <table:table-cell table:number-columns-repeated="39"/>
        </table:table-row>
        <table:table-row table:style-name="ro1">
          <table:table-cell table:number-columns-repeated="5"/>
          <table:table-cell table:style-name="ce187" office:value-type="string" calcext:value-type="string">
            <text:p>Requiere mas Datos</text:p>
          </table:table-cell>
          <table:table-cell/>
          <table:table-cell table:style-name="ce162" office:value-type="string" calcext:value-type="string">
            <text:p>Productivo</text:p>
          </table:table-cell>
          <table:table-cell/>
          <table:table-cell office:value-type="string" calcext:value-type="string">
            <text:p>Flujo Incorrecto</text:p>
          </table:table-cell>
          <table:table-cell office:value-type="string" calcext:value-type="string">
            <text:p>Coppel</text:p>
          </table:table-cell>
          <table:table-cell table:style-name="ce162" office:value-type="string" calcext:value-type="string">
            <text:p>Producción</text:p>
          </table:table-cell>
          <table:table-cell/>
          <table:table-cell table:style-name="ce162"/>
          <table:table-cell/>
          <table:table-cell table:style-name="ce162"/>
          <table:table-cell/>
          <table:table-cell table:style-name="ce162"/>
          <table:table-cell/>
          <table:table-cell table:style-name="ce162"/>
          <table:table-cell table:number-columns-repeated="3"/>
          <table:table-cell table:style-name="ce162"/>
          <table:table-cell table:style-name="ce162" office:value-type="string" calcext:value-type="string">
            <text:p>Restricción</text:p>
          </table:table-cell>
          <table:table-cell table:number-columns-repeated="39"/>
        </table:table-row>
        <table:table-row table:style-name="ro1">
          <table:table-cell table:number-columns-repeated="5"/>
          <table:table-cell table:style-name="ce187" office:value-type="string" calcext:value-type="string">
            <text:p>Reabierto</text:p>
          </table:table-cell>
          <table:table-cell/>
          <table:table-cell office:value-type="string" calcext:value-type="string">
            <text:p>Correcion</text:p>
          </table:table-cell>
          <table:table-cell/>
          <table:table-cell office:value-type="string" calcext:value-type="string">
            <text:p>Funcionalidad Adecuada</text:p>
          </table:table-cell>
          <table:table-cell office:value-type="string" calcext:value-type="string">
            <text:p>N/A</text:p>
          </table:table-cell>
          <table:table-cell office:value-type="string" calcext:value-type="string">
            <text:p>Funcionales </text:p>
          </table:table-cell>
          <table:table-cell/>
          <table:table-cell table:style-name="ce162"/>
          <table:table-cell/>
          <table:table-cell table:style-name="ce162"/>
          <table:table-cell/>
          <table:table-cell table:style-name="ce162"/>
          <table:table-cell/>
          <table:table-cell table:style-name="ce162"/>
          <table:table-cell table:number-columns-repeated="3"/>
          <table:table-cell table:style-name="ce162"/>
          <table:table-cell table:style-name="ce162" office:value-type="string" calcext:value-type="string">
            <text:p>Funcionalidad del Sistema</text:p>
          </table:table-cell>
          <table:table-cell table:number-columns-repeated="39"/>
        </table:table-row>
        <table:table-row table:style-name="ro1">
          <table:table-cell table:number-columns-repeated="5"/>
          <table:table-cell table:style-name="ce187" office:value-type="string" calcext:value-type="string">
            <text:p>Arreglado</text:p>
          </table:table-cell>
          <table:table-cell/>
          <table:table-cell office:value-type="string" calcext:value-type="string">
            <text:p>Mensajes de Error</text:p>
          </table:table-cell>
          <table:table-cell/>
          <table:table-cell office:value-type="string" calcext:value-type="string">
            <text:p>No reproducible</text:p>
          </table:table-cell>
          <table:table-cell/>
          <table:table-cell office:value-type="string" calcext:value-type="string">
            <text:p>Intergración </text:p>
          </table:table-cell>
          <table:table-cell table:number-columns-repeated="12"/>
          <table:table-cell office:value-type="string" calcext:value-type="string">
            <text:p>Base de Datos</text:p>
          </table:table-cell>
          <table:table-cell table:number-columns-repeated="39"/>
        </table:table-row>
        <table:table-row table:style-name="ro1">
          <table:table-cell table:number-columns-repeated="5"/>
          <table:table-cell table:style-name="ce188" office:value-type="string" calcext:value-type="string">
            <text:p>Liberado a Pruebas</text:p>
          </table:table-cell>
          <table:table-cell table:number-columns-repeated="58"/>
        </table:table-row>
        <table:table-row table:style-name="ro1">
          <table:table-cell table:number-columns-repeated="5"/>
          <table:table-cell table:style-name="ce188" office:value-type="string" calcext:value-type="string">
            <text:p>En Pruebas</text:p>
          </table:table-cell>
          <table:table-cell table:number-columns-repeated="58"/>
        </table:table-row>
        <table:table-row table:style-name="ro1">
          <table:table-cell table:number-columns-repeated="5"/>
          <table:table-cell table:style-name="ce187" office:value-type="string" calcext:value-type="string">
            <text:p>Cerrado</text:p>
          </table:table-cell>
          <table:table-cell table:number-columns-repeated="58"/>
        </table:table-row>
        <table:table-row table:style-name="ro1">
          <table:table-cell table:number-columns-repeated="5"/>
          <table:table-cell table:style-name="ce187" office:value-type="string" calcext:value-type="string">
            <text:p>Diferido</text:p>
          </table:table-cell>
          <table:table-cell table:number-columns-repeated="58"/>
        </table:table-row>
        <table:table-row table:style-name="ro1" table:number-rows-repeated="2">
          <table:table-cell table:number-columns-repeated="64"/>
        </table:table-row>
        <table:table-row table:style-name="ro2" table:number-rows-repeated="11">
          <table:table-cell table:number-columns-repeated="7"/>
          <table:table-cell table:style-name="ce189"/>
          <table:table-cell table:number-columns-repeated="56"/>
        </table:table-row>
        <table:table-row table:style-name="ro2">
          <table:table-cell table:number-columns-repeated="7"/>
          <table:table-cell table:style-name="ce190"/>
          <table:table-cell table:number-columns-repeated="56"/>
        </table:table-row>
        <table:table-row table:style-name="ro1" table:number-rows-repeated="1048547">
          <table:table-cell table:number-columns-repeated="64"/>
        </table:table-row>
        <table:table-row table:style-name="ro1">
          <table:table-cell table:number-columns-repeated="64"/>
        </table:table-row>
      </table:table>
      <table:named-expressions/>
      <table:database-ranges>
        <table:database-range table:name="__Anonymous_Sheet_DB__1" table:target-range-address="RegistroDefectos.C16:RegistroDefectos.AH21" table:display-filter-buttons="true" table:orientation="column"/>
        <table:database-range table:name="__Anonymous_Sheet_DB__2" table:target-range-address="Resumen.B18:Resumen.I24"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1" svg:font-family="Arial1"/>
    <style:font-face style:name="Open Sans" svg:font-family="'Open Sans'"/>
    <style:font-face style:name="Arial2" svg:font-family="Arial" style:font-family-generic="swiss"/>
    <style:font-face style:name="Calibri1" svg:font-family="Calibri" style:font-family-generic="swiss"/>
    <style:font-face style:name="Calibri Light" svg:font-family="'Calibri Light'" style:font-family-generic="swiss"/>
    <style:font-face style:name="Arial3" svg:font-family="Arial"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date-style style:name="N114P0" style:volatile="true">
      <number:month number:style="long"/>
      <number:text>/</number:text>
      <number:day number:style="long"/>
      <number:text>/</number:text>
      <number:year/>
    </number:date-style>
    <number:text-style style:name="N114">
      <number:text-content/>
      <style:map style:condition="value()&lt;=1.79769313486232E+308" style:apply-style-name="N114P0"/>
    </number:text-style>
    <number:number-style style:name="N116P0" style:volatile="true">
      <number:text>$</number:text>
      <number:number number:decimal-places="0" loext:min-decimal-places="0" number:min-integer-digits="1" number:grouping="true"/>
    </number:number-style>
    <number:number-style style:name="N116">
      <number:text>-$</number:text>
      <number:number number:decimal-places="0" loext:min-decimal-places="0" number:min-integer-digits="1" number:grouping="true"/>
      <style:map style:condition="value()&gt;=0" style:apply-style-name="N116P0"/>
    </number:number-style>
    <number:number-style style:name="N117P0" style:volatile="true">
      <number:text>$</number:text>
      <number:number number:decimal-places="0" loext:min-decimal-places="0" number:min-integer-digits="1" number:grouping="true"/>
    </number:number-style>
    <number:number-style style:name="N117">
      <style:text-properties fo:color="#ff0000"/>
      <number:text>-$</number:text>
      <number:number number:decimal-places="0" loext:min-decimal-places="0" number:min-integer-digits="1" number:grouping="true"/>
      <style:map style:condition="value()&gt;=0" style:apply-style-name="N117P0"/>
    </number:number-style>
    <number:number-style style:name="N119P0" style:volatile="true">
      <number:text>$</number:text>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text>$</number:text>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8P0" style:volatile="true">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fill-character> </loext:fill-character>
      <number:text>-</number:text>
      <number:number number:decimal-places="0" loext:min-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
      <number:number number:decimal-places="1" loext:min-decimal-places="1" number:min-integer-digits="1"/>
    </number:number-style>
    <number:date-style style:name="N142">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date-style style:name="N10156P0" style:volatile="true" number:language="en" number:country="US">
      <number:day/>
      <number:text>-</number:text>
      <number:month number:textual="true"/>
      <number:text>-</number:text>
      <number:year/>
    </number:date-style>
    <number:text-style style:name="N10156" number:language="en" number:country="US">
      <number:text-content/>
      <style:map style:condition="value()&lt;=1.79769313486232E+308" style:apply-style-name="N10156P0"/>
    </number:text-style>
    <style:style style:name="Default" style:family="table-cell">
      <style:table-cell-properties fo:padding="0.71mm" style:rotation-align="none" style:vertical-align="bottom"/>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italic" fo:text-shadow="none" style:text-underline-style="solid" style:text-underline-width="auto" style:text-underline-color="font-color" fo:font-weight="bold" style:font-size-asian="10pt" style:font-style-asian="italic" style:font-weight-asian="bold" style:font-name-complex="Arial1" style:font-family-complex="Arial" style:font-family-generic-complex="swiss" style:font-pitch-complex="variable" style:font-size-complex="10pt" style:font-style-complex="italic" style:font-weight-complex="bold"/>
    </style:style>
    <style:style style:name="Result2" style:family="table-cell" style:parent-style-name="Default" style:data-style-name="N108">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italic" fo:text-shadow="none" style:text-underline-style="solid" style:text-underline-width="auto" style:text-underline-color="font-color" fo:font-weight="bold" style:font-size-asian="10pt" style:font-style-asian="italic" style:font-weight-asian="bold" style:font-name-complex="Arial1" style:font-family-complex="Arial" style:font-family-generic-complex="swiss" style:font-pitch-complex="variable" style:font-size-complex="10pt" style:font-style-complex="italic" style:font-weight-complex="bold"/>
    </style:style>
    <style:style style:name="Heading" style:family="table-cell" style:parent-style-name="Default">
      <style:text-properties fo:color="#000000" fo:font-size="24pt" fo:font-style="normal" fo:font-weight="bold"/>
    </style:style>
    <style:style style:name="Heading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9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1" fo:font-family="Arial" style:font-family-generic="swiss" style:font-pitch="variable" fo:font-size="24pt" fo:font-style="normal" fo:text-shadow="none" style:text-underline-style="none" fo:font-weight="bold" style:font-size-asian="24pt" style:font-style-asian="normal" style:font-weight-asian="bold" style:font-name-complex="Arial1" style:font-family-complex="Arial" style:font-family-generic-complex="swiss" style:font-pitch-complex="variable" style:font-size-complex="24pt" style:font-style-complex="normal" style:font-weight-complex="bol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1" fo:font-family="Calibri" style:font-family-generic="swiss" fo:font-size="11pt" fo:font-style="italic" fo:text-shadow="none" style:text-underline-style="none" fo:font-weight="normal" style:font-size-asian="11pt" style:font-style-asian="italic" style:font-weight-asian="normal" style:font-name-complex="Calibri1"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1" fo:font-family="Calibri" style:font-family-generic="swiss" fo:font-size="15pt" fo:font-style="normal" fo:text-shadow="none" style:text-underline-style="none" fo:font-weight="bold" style:font-size-asian="15pt" style:font-style-asian="normal" style:font-weight-asian="bold" style:font-name-complex="Calibri1"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name-complex="Calibri1"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18mm 0.26mm 0.18mm" style:diagonal-bl-tr="none" style:diagonal-tl-br="none" fo:border-left="none" fo:border-right="none" fo:border-top="0.74pt solid #5b9bd5"/>
      <style:text-properties fo:color="#000000" style:text-outline="false" style:text-line-through-style="none" style:text-line-through-type="none" style:font-name="Calibri1" fo:font-family="Calibri" style:font-family-generic="swiss" fo:font-size="11pt" fo:font-style="normal" fo:text-shadow="none" style:text-underline-style="none" fo:font-weight="bold" style:font-size-asian="11pt" style:font-style-asian="normal" style:font-weight-asian="bold" style:font-name-complex="Calibri1"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name-complex="Calibri1" style:font-family-complex="Calibri" style:font-family-generic-complex="swiss" style:font-size-complex="11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b2b2b2"/>
    </style:style>
    <style:style style:name="Excel_20_Built-in_20_Percent" style:display-name="Excel Built-in Percent" style:family="table-cell" style:parent-style-name="Default" style:data-style-name="N10"/>
    <style:style style:name="Pivot_20_Table_20_Corner" style:display-name="Pivot Table Corner" style:family="table-cell" style:parent-style-name="Default"/>
    <style:style style:name="Pivot_20_Table_20_Value" style:display-name="Pivot Table Value" style:family="table-cell" style:parent-style-name="Default"/>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Calibri" fo:font-family="Calibri" style:font-family-generic="swiss" style:font-pitch="variable" fo:font-size="12pt" fo:font-style="normal" fo:text-shadow="none" style:text-underline-style="none" fo:font-weight="normal" style:font-size-asian="12pt" style:font-style-asian="normal" style:font-weight-asian="normal" style:font-name-complex="Calibri" style:font-family-complex="Calibri" style:font-family-generic-complex="swiss" style:font-pitch-complex="variable" style:font-size-complex="12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25.4mm" fo:margin-bottom="12.7mm" fo:margin-left="6.35mm" fo:margin-right="6.35mm" style:print-page-order="ttb" style:first-page-number="continue" style:scale-to="60%" style:writing-mode="lr-tb" style:print="charts drawings objects zero-values"/>
      <style:header-style>
        <style:header-footer-properties fo:min-height="7.5mm" fo:margin-left="0mm" fo:margin-right="0mm" fo:margin-bottom="2.5mm"/>
      </style:header-style>
      <style:footer-style>
        <style:header-footer-properties fo:min-height="12.7mm" fo:margin-left="0mm" fo:margin-right="0mm" fo:margin-top="9.17mm"/>
      </style:footer-style>
    </style:page-layout>
    <style:page-layout style:name="Mpm5">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5.9mm" fo:page-height="279.4mm" style:num-format="1" style:print-orientation="portrait" fo:margin-top="25.4mm" fo:margin-bottom="12.7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12.7mm" fo:margin-left="0mm" fo:margin-right="0mm" fo:margin-top="9.17mm"/>
      </style:footer-style>
    </style:page-layout>
    <style:page-layout style:name="Mpm7">
      <style:page-layout-properties style:num-format="1" style:print-orientation="portrait" fo:margin-top="19.05mm" fo:margin-bottom="19.05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style:page-layout style:name="Mpm8">
      <style:page-layout-properties fo:page-width="279.4mm" fo:page-height="215.9mm" style:num-format="1" style:print-orientation="landscape" fo:margin-top="25.4mm" fo:margin-bottom="12.7mm" fo:margin-left="6.35mm" fo:margin-right="6.35mm" style:first-page-number="continue" style:scale-to="60%" style:writing-mode="lr-tb"/>
      <style:header-style>
        <style:header-footer-properties fo:min-height="7.5mm" fo:margin-left="12.65mm" fo:margin-right="12.65mm" fo:margin-bottom="0mm"/>
      </style:header-style>
      <style:footer-style>
        <style:header-footer-properties fo:min-height="7.5mm" fo:margin-left="12.65mm" fo:margin-right="12.65mm" fo:margin-top="9.17mm"/>
      </style:footer-style>
    </style:page-layout>
    <style:style style:name="MT1" style:family="text">
      <style:text-properties style:use-window-font-color="true" style:text-outline="false" style:text-line-through-style="none" style:text-line-through-typ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 style:data-style-name="N2" text:time-value="00:43:10.07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ación" style:display-name="PageStyle_Información" style:page-layout-name="Mpm3">
      <style:header style:display="false"/>
      <style:header-left style:display="false"/>
      <style:footer style:display="false"/>
      <style:footer-left style:display="false"/>
    </style:master-page>
    <style:master-page style:name="PageStyle_5f_RegistroDefectos" style:display-name="PageStyle_RegistroDefectos" style:page-layout-name="Mpm4">
      <style:header style:display="false"/>
      <style:header-left style:display="false"/>
      <style:footer>
        <style:region-left>
          <text:p><text:span text:style-name="MT1"><text:file-name text:display="name-and-extension">???</text:file-name></text:span></text:p>
        </style:region-left>
        <style:region-right>
          <text:p><text:span text:style-name="MT1"><text:page-number>1</text:page-number></text:span><text:span text:style-name="MT1"><text:s/>of </text:span><text:span text:style-name="MT1"><text:page-count>99</text:page-count></text:span></text:p>
        </style:region-right>
      </style:footer>
      <style:footer-left style:display="false"/>
    </style:master-page>
    <style:master-page style:name="PageStyle_5f_Metricas" style:display-name="PageStyle_Metricas" style:page-layout-name="Mpm5">
      <style:header style:display="false"/>
      <style:header-left style:display="false"/>
      <style:footer style:display="false"/>
      <style:footer-left style:display="false"/>
    </style:master-page>
    <style:master-page style:name="PageStyle_5f_Resumen" style:display-name="PageStyle_Resumen" style:page-layout-name="Mpm5">
      <style:header style:display="false"/>
      <style:header-left style:display="false"/>
      <style:footer style:display="false"/>
      <style:footer-left style:display="false"/>
    </style:master-page>
    <style:master-page style:name="PageStyle_5f_ListasDatos" style:display-name="PageStyle_ListasDatos" style:page-layout-name="Mpm5">
      <style:header style:display="false"/>
      <style:header-left style:display="false"/>
      <style:footer style:display="false"/>
      <style:footer-left style:display="false"/>
    </style:master-page>
    <style:master-page style:name="PageStyle_5f_Instrucciones" style:display-name="PageStyle_Instrucciones" style:page-layout-name="Mpm6">
      <style:header style:display="false"/>
      <style:header-left style:display="false"/>
      <style:footer>
        <style:region-left>
          <text:p><text:span text:style-name="MT1">Defect Tracking Log Instructions</text:span></text:p>
        </style:region-left>
        <style:region-right>
          <text:p><text:span text:style-name="MT1"><text:page-number>1</text:page-number></text:span><text:span text:style-name="MT1"><text:s/>of </text:span><text:span text:style-name="MT1"><text:page-count>99</text:page-count></text:span></text:p>
        </style:region-right>
      </style:footer>
      <style:footer-left style:display="false"/>
    </style:master-page>
    <style:master-page style:name="PageStyle_5f_Summary_20__28_2_29_" style:display-name="PageStyle_Summary (2)" style:page-layout-name="Mpm5">
      <style:header style:display="false"/>
      <style:header-left style:display="false"/>
      <style:footer style:display="false"/>
      <style:footer-left style:display="false"/>
    </style:master-page>
    <style:master-page style:name="PageStyle_5f_ListasDatos_20_1" style:display-name="PageStyle_ListasDatos 1" style:page-layout-name="Mpm7">
      <style:header style:display="false"/>
      <style:header-left style:display="false"/>
      <style:footer style:display="false"/>
      <style:footer-left style:display="false"/>
    </style:master-page>
    <style:master-page style:name="PageStyle_5f_Metricas_20_1" style:display-name="PageStyle_Metricas 1" style:page-layout-name="Mpm7">
      <style:header style:display="false"/>
      <style:header-left style:display="false"/>
      <style:footer style:display="false"/>
      <style:footer-left style:display="false"/>
    </style:master-page>
    <style:master-page style:name="PageStyle_5f_RegistroDefectos_20_1" style:display-name="PageStyle_RegistroDefectos 1" style:page-layout-name="Mpm8">
      <style:header style:display="false"/>
      <style:header-left style:display="false"/>
      <style:footer>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
      <style:footer-left style:display="false">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left>
    </style:master-page>
    <style:master-page style:name="PageStyle_5f_RegistroDefectos_20_2" style:display-name="PageStyle_RegistroDefectos 2" style:page-layout-name="Mpm8">
      <style:header style:display="false"/>
      <style:header-left style:display="false"/>
      <style:footer>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
      <style:footer-left style:display="false">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left>
    </style:master-page>
    <style:master-page style:name="PageStyle_5f_RegistroDefectos_20_3" style:display-name="PageStyle_RegistroDefectos 3" style:page-layout-name="Mpm8">
      <style:header style:display="false"/>
      <style:header-left style:display="false"/>
      <style:footer>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
      <style:footer-left style:display="false">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left>
    </style:master-page>
    <style:master-page style:name="PageStyle_5f_RegistroDefectos_20_4" style:display-name="PageStyle_RegistroDefectos 4" style:page-layout-name="Mpm8">
      <style:header style:display="false"/>
      <style:header-left style:display="false"/>
      <style:footer>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
      <style:footer-left style:display="false">
        <style:region-left>
          <text:p><text:span text:style-name="MT2"><text:file-name text:display="name-and-extension">???</text:file-name></text:span></text:p>
        </style:region-left>
        <style:region-right>
          <text:p><text:span text:style-name="MT2"><text:page-number>1</text:page-number></text:span><text:span text:style-name="MT2"><text:s/>of </text:span><text:span text:style-name="MT2"><text:page-count>99</text:page-count></text:span></text:p>
        </style:region-right>
      </style:footer-left>
    </style:master-page>
    <style:master-page style:name="PageStyle_5f_ListasDatos_20_2" style:display-name="PageStyle_ListasDatos 2"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ect Tracking Log Template</dc:title>
    <dc:subject>Defect Tracking Log Template</dc:subject>
    <meta:initial-creator>PM Solutions</meta:initial-creator>
    <dc:description>To ensure that the work product meets specifications for performance, defects must be tracked and fixed. These defects may arise from any Phase, but the majority will arise in the Testing Phase and must be properly captured and tracked through resolution. This form will allow documentation of test defects that must be corrected prior to project completion. Also, this form makes it easier to monitor status of the defect correction progress. This form may be used by any member of the software development team.</dc:description>
    <meta:print-date>2003-01-15T20:26:19</meta:print-date>
    <meta:creation-date>2001-08-23T16:37:33</meta:creation-date>
    <dc:date>2021-09-25T00:45:04.775000000</dc:date>
    <meta:generator>LibreOffice/6.2.4.2$Windows_X86_64 LibreOffice_project/2412653d852ce75f65fbfa83fb7e7b669a126d64</meta:generator>
    <meta:editing-duration>P1DT13H11M12S</meta:editing-duration>
    <meta:editing-cycles>127</meta:editing-cycles>
    <meta:document-statistic meta:table-count="5" meta:cell-count="429" meta:object-count="49"/>
    <meta:user-defined meta:name="AppVersion">15.0300</meta:user-defined>
    <meta:user-defined meta:name="ContentTypeId">0x0101009DA9AC27CBEB524382D2625CA6F6C2D2</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1bc0f418-96a4-4caf-9d7c-ccc5ec7f9d91_Application" meta:value-type="string">Microsoft Azure Information Protection</meta:user-defined>
    <meta:user-defined meta:name="MSIP_Label_1bc0f418-96a4-4caf-9d7c-ccc5ec7f9d91_Enabled" meta:value-type="string">True</meta:user-defined>
    <meta:user-defined meta:name="MSIP_Label_1bc0f418-96a4-4caf-9d7c-ccc5ec7f9d91_Extended_MSFT_Method" meta:value-type="string">Manual</meta:user-defined>
    <meta:user-defined meta:name="MSIP_Label_1bc0f418-96a4-4caf-9d7c-ccc5ec7f9d91_Name" meta:value-type="string">Unrestricted</meta:user-defined>
    <meta:user-defined meta:name="MSIP_Label_1bc0f418-96a4-4caf-9d7c-ccc5ec7f9d91_Owner" meta:value-type="string">patricia.g.badillo@accenture.com</meta:user-defined>
    <meta:user-defined meta:name="MSIP_Label_1bc0f418-96a4-4caf-9d7c-ccc5ec7f9d91_SetDate" meta:value-type="string">2018-07-10T16:38:21.5811769Z</meta:user-defined>
    <meta:user-defined meta:name="MSIP_Label_1bc0f418-96a4-4caf-9d7c-ccc5ec7f9d91_SiteId" meta:value-type="string">e0793d39-0939-496d-b129-198edd916feb</meta:user-defined>
    <meta:user-defined meta:name="Manager" meta:value-type="string">PM Solutions</meta:user-defined>
    <meta:user-defined meta:name="ScaleCrop" meta:value-type="boolean">false</meta:user-defined>
    <meta:user-defined meta:name="Sensitivity" meta:value-type="string">Unrestricted</meta:user-defined>
    <meta:user-defined meta:name="ShareDoc" meta:value-type="boolean">false</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solid" svg:stroke-width="0.026cm" svg:stroke-color="#d9d9d9" draw:fill="hatch"/>
    </style:style>
    <style:style style:name="ch2" style:family="chart">
      <style:chart-properties chart:auto-position="true" style:rotation-angle="0"/>
      <style:text-properties fo:color="#595959"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solid" draw:fill-color="#ffffff" draw:opacity="78%"/>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
      <style:chart-properties chart:display-label="true" chart:tick-marks-major-inner="true" chart:tick-marks-major-outer="true" chart:tick-marks-minor-inner="true" chart:tick-marks-minor-outer="true" chart:logarithmic="false" chart:interval-minor-divisor="5"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98b8df"/>
      <style:text-properties fo:color="#ffffff" style:text-position="0% 100%" fo:font-family="Calibri" fo:font-size="9pt" fo:font-weight="bold" style:font-size-asian="9pt" style:font-weight-asian="bold" style:font-size-complex="9pt" style:font-weight-complex="bold"/>
    </style:style>
    <style:style style:name="ch8" style:family="chart">
      <style:chart-properties chart:solid-type="cuboid"/>
      <style:graphic-properties draw:fill-color="#5b9bd5"/>
    </style:style>
    <style:style style:name="ch9" style:family="chart">
      <style:chart-properties chart:solid-type="cuboid"/>
      <style:graphic-properties draw:fill-color="#ed7d31"/>
    </style:style>
    <style:style style:name="ch10" style:family="chart">
      <style:chart-properties chart:solid-type="cuboid"/>
      <style:graphic-properties draw:fill-color="#a5a5a5"/>
    </style:style>
    <style:style style:name="ch11"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f1a78b"/>
      <style:text-properties fo:color="#ffffff" style:text-position="0% 100%" fo:font-family="Calibri" fo:font-size="9pt" fo:font-weight="bold" style:font-size-asian="9pt" style:font-weight-asian="bold" style:font-size-complex="9pt" style:font-weight-complex="bold"/>
    </style:style>
    <style:style style:name="ch12"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bfbfbf"/>
      <style:text-properties fo:color="#ffffff" style:text-position="0% 100%" fo:font-family="Calibri" fo:font-size="9pt" fo:font-weight="bold" style:font-size-asian="9pt" style:font-weight-asian="bold" style:font-size-complex="9pt" style:font-weight-complex="bold"/>
    </style:style>
    <style:style style:name="ch13"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ffd087"/>
      <style:text-properties fo:color="#ffffff" style:text-position="0% 100%" fo:font-family="Calibri" fo:font-size="9pt" fo:font-weight="bold" style:font-size-asian="9pt" style:font-weight-asian="bold" style:font-size-complex="9pt" style:font-weight-complex="bold"/>
    </style:style>
    <style:style style:name="ch14"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90a2d3"/>
      <style:text-properties fo:color="#ffffff" style:text-position="0% 100%" fo:font-family="Calibri" fo:font-size="9pt" fo:font-weight="bold" style:font-size-asian="9pt" style:font-weight-asian="bold" style:font-size-complex="9pt" style:font-weight-complex="bold"/>
    </style:style>
    <style:style style:name="ch15"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a1c491"/>
      <style:text-properties fo:color="#ffffff" style:text-position="0% 100%" fo:font-family="Calibri" fo:font-size="9pt" fo:font-weight="bold" style:font-size-asian="9pt" style:font-weight-asian="bold" style:font-size-complex="9pt" style:font-weight-complex="bold"/>
    </style:style>
    <style:style style:name="ch16"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e3ab00"/>
      <style:text-properties fo:color="#ffffff" style:text-position="0% 100%" fo:font-family="Calibri" fo:font-size="9pt" fo:font-weight="bold" style:font-size-asian="9pt" style:font-weight-asian="bold" style:font-size-complex="9pt" style:font-weight-complex="bold"/>
    </style:style>
    <style:style style:name="ch17"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3c65ae"/>
      <style:text-properties fo:color="#ffffff" style:text-position="0% 100%" fo:font-family="Calibri" fo:font-size="9pt" fo:font-weight="bold" style:font-size-asian="9pt" style:font-weight-asian="bold" style:font-size-complex="9pt" style:font-weight-complex="bold"/>
    </style:style>
    <style:style style:name="ch18"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639a3f"/>
      <style:text-properties fo:color="#ffffff" style:text-position="0% 100%" fo:font-family="Calibri" fo:font-size="9pt" fo:font-weight="bold" style:font-size-asian="9pt" style:font-weight-asian="bold" style:font-size-complex="9pt" style:font-weight-complex="bold"/>
    </style:style>
    <style:style style:name="ch19"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518abd"/>
      <style:text-properties fo:color="#ffffff" style:text-position="0% 100%" fo:font-family="Calibri" fo:font-size="9pt" fo:font-weight="bold" style:font-size-asian="9pt" style:font-weight-asian="bold" style:font-size-complex="9pt" style:font-weight-complex="bold"/>
    </style:style>
    <style:style style:name="ch20"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d36f2b"/>
      <style:text-properties fo:color="#ffffff" style:text-position="0% 100%" fo:font-family="Calibri" fo:font-size="9pt" fo:font-weight="bold" style:font-size-asian="9pt" style:font-weight-asian="bold" style:font-size-complex="9pt" style:font-weight-complex="bold"/>
    </style:style>
    <style:style style:name="ch21"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929292"/>
      <style:text-properties fo:color="#ffffff" style:text-position="0% 100%" fo:font-family="Calibri" fo:font-size="9pt" fo:font-weight="bold" style:font-size-asian="9pt" style:font-weight-asian="bold" style:font-size-complex="9pt" style:font-weight-complex="bold"/>
    </style:style>
    <style:style style:name="ch22" style:family="chart">
      <style:graphic-properties draw:fill="none" draw:fill-color="#d9d9d9"/>
    </style:style>
    <style:style style:name="ch23" style:family="chart">
      <style:graphic-properties draw:fill-color="#d9d9d9"/>
    </style:style>
  </office:automatic-styles>
  <office:body>
    <office:chart>
      <chart:chart svg:width="11.38cm" svg:height="8.299cm" xlink:href=".." xlink:type="simple" chart:class="chart:circle" chart:column-mapping="1 0 1 1 0 1 1 0 1 1 0 1" chart:style-name="ch1">
        <chart:title svg:x="2.365cm" svg:y="0.301cm" chart:style-name="ch2">
          <text:p>Distribución  - Segmento</text:p>
        </chart:title>
        <chart:legend chart:legend-position="bottom" svg:x="4.832cm" svg:y="7.762cm" style:legend-expansion="wide" chart:style-name="ch3"/>
        <chart:plot-area chart:style-name="ch4" table:cell-range-address="Resumen.B8:Resumen.B10 Resumen.D8:Resumen.E10" chart:data-source-has-labels="column" svg:x="0.227cm" svg:y="1.483cm" svg:width="10.926cm" svg:height="5.93cm">
          <chart:coordinate-region svg:x="2.725cm" svg:y="1.483cm" svg:width="5.93cm" svg:height="5.93cm"/>
          <chart:axis chart:dimension="x" chart:name="primary-x" chart:style-name="ch5" chartooo:axis-type="text">
            <chart:categories table:cell-range-address="Resumen.B8:Resumen.B10"/>
          </chart:axis>
          <chart:axis chart:dimension="y" chart:name="primary-y" chart:style-name="ch6"/>
          <chart:series chart:style-name="ch7" chart:values-cell-range-address="Resumen.E8:Resumen.E10" chart:class="chart:circle">
            <chart:data-point chart:style-name="ch8"/>
            <chart:data-point chart:style-name="ch9"/>
            <chart:data-point chart:style-name="ch10"/>
          </chart:series>
          <chart:series chart:style-name="ch11" chart:values-cell-range-address="Resumen.D8:Resumen.D10" chart:class="chart:circle">
            <chart:data-point chart:style-name="ch8"/>
            <chart:data-point chart:style-name="ch9"/>
            <chart:data-point chart:style-name="ch10"/>
          </chart:series>
          <chart:series chart:style-name="ch12" chart:values-cell-range-address="Resumen.E8:Resumen.E10" chart:class="chart:circle">
            <chart:data-point chart:style-name="ch8"/>
            <chart:data-point chart:style-name="ch9"/>
            <chart:data-point chart:style-name="ch10"/>
          </chart:series>
          <chart:series chart:style-name="ch13" chart:values-cell-range-address="Resumen.E8:Resumen.E10" chart:class="chart:circle">
            <chart:data-point chart:style-name="ch8"/>
            <chart:data-point chart:style-name="ch9"/>
            <chart:data-point chart:style-name="ch10"/>
          </chart:series>
          <chart:series chart:style-name="ch14" chart:values-cell-range-address="Resumen.D8:Resumen.D10" chart:class="chart:circle">
            <chart:data-point chart:style-name="ch8"/>
            <chart:data-point chart:style-name="ch9"/>
            <chart:data-point chart:style-name="ch10"/>
          </chart:series>
          <chart:series chart:style-name="ch15" chart:values-cell-range-address="Resumen.E8:Resumen.E10" chart:class="chart:circle">
            <chart:data-point chart:style-name="ch8"/>
            <chart:data-point chart:style-name="ch9"/>
            <chart:data-point chart:style-name="ch10"/>
          </chart:series>
          <chart:series chart:style-name="ch16" chart:values-cell-range-address="Resumen.E8:Resumen.E10" chart:class="chart:circle">
            <chart:data-point chart:style-name="ch8"/>
            <chart:data-point chart:style-name="ch9"/>
            <chart:data-point chart:style-name="ch10"/>
          </chart:series>
          <chart:series chart:style-name="ch17" chart:values-cell-range-address="Resumen.D8:Resumen.D10" chart:class="chart:circle">
            <chart:data-point chart:style-name="ch8"/>
            <chart:data-point chart:style-name="ch9"/>
            <chart:data-point chart:style-name="ch10"/>
          </chart:series>
          <chart:series chart:style-name="ch18" chart:values-cell-range-address="Resumen.E8:Resumen.E10" chart:class="chart:circle">
            <chart:data-point chart:style-name="ch8"/>
            <chart:data-point chart:style-name="ch9"/>
            <chart:data-point chart:style-name="ch10"/>
          </chart:series>
          <chart:series chart:style-name="ch19" chart:values-cell-range-address="Resumen.E8:Resumen.E10" chart:class="chart:circle">
            <chart:data-point chart:style-name="ch8"/>
            <chart:data-point chart:style-name="ch9"/>
            <chart:data-point chart:style-name="ch10"/>
          </chart:series>
          <chart:series chart:style-name="ch20" chart:values-cell-range-address="Resumen.D8:Resumen.D10" chart:class="chart:circle">
            <chart:data-point chart:style-name="ch8"/>
            <chart:data-point chart:style-name="ch9"/>
            <chart:data-point chart:style-name="ch10"/>
          </chart:series>
          <chart:series chart:style-name="ch21" chart:values-cell-range-address="Resumen.E8:Resumen.E10" chart:class="chart:circle">
            <chart:data-point chart:style-name="ch8"/>
            <chart:data-point chart:style-name="ch9"/>
            <chart:data-point chart:style-name="ch10"/>
          </chart:series>
          <chart:wall chart:style-name="ch22"/>
          <chart:floor chart:style-name="ch23"/>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Columna E</text:p>
              </table:table-cell>
              <table:table-cell office:value-type="string">
                <text:p>Columna D</text:p>
              </table:table-cell>
              <table:table-cell office:value-type="string">
                <text:p>Columna E</text:p>
              </table:table-cell>
              <table:table-cell office:value-type="string">
                <text:p>Columna E</text:p>
              </table:table-cell>
              <table:table-cell office:value-type="string">
                <text:p>Columna D</text:p>
              </table:table-cell>
              <table:table-cell office:value-type="string">
                <text:p>Columna E</text:p>
              </table:table-cell>
              <table:table-cell office:value-type="string">
                <text:p>Columna E</text:p>
              </table:table-cell>
              <table:table-cell office:value-type="string">
                <text:p>Columna D</text:p>
              </table:table-cell>
              <table:table-cell office:value-type="string">
                <text:p>Columna E</text:p>
              </table:table-cell>
              <table:table-cell office:value-type="string">
                <text:p>Columna E</text:p>
              </table:table-cell>
              <table:table-cell office:value-type="string">
                <text:p>Columna D</text:p>
              </table:table-cell>
              <table:table-cell office:value-type="string">
                <text:p>Columna E</text:p>
              </table:table-cell>
            </table:table-row>
          </table:table-header-rows>
          <table:table-rows>
            <table:table-row>
              <table:table-cell office:value-type="string">
                <text:p/>
                <draw:g>
                  <svg:desc>Resumen.B8:Resumen.B10</svg:desc>
                </draw:g>
              </table:table-cell>
              <table:table-cell office:value-type="float" office:value="NaN">
                <text:p>NaN</text:p>
                <draw:g>
                  <svg:desc>Resumen.E8:Resumen.E10</svg:desc>
                </draw:g>
              </table:table-cell>
              <table:table-cell office:value-type="float" office:value="NaN">
                <text:p>NaN</text:p>
                <draw:g>
                  <svg:desc>Resumen.D8:Resumen.D10</svg:desc>
                </draw:g>
              </table:table-cell>
              <table:table-cell office:value-type="float" office:value="NaN">
                <text:p>NaN</text:p>
                <draw:g>
                  <svg:desc>Resumen.E8:Resumen.E10</svg:desc>
                </draw:g>
              </table:table-cell>
              <table:table-cell office:value-type="float" office:value="NaN">
                <text:p>NaN</text:p>
                <draw:g>
                  <svg:desc>Resumen.E8:Resumen.E10</svg:desc>
                </draw:g>
              </table:table-cell>
              <table:table-cell office:value-type="float" office:value="NaN">
                <text:p>NaN</text:p>
                <draw:g>
                  <svg:desc>Resumen.D8:Resumen.D10</svg:desc>
                </draw:g>
              </table:table-cell>
              <table:table-cell office:value-type="float" office:value="NaN">
                <text:p>NaN</text:p>
                <draw:g>
                  <svg:desc>Resumen.E8:Resumen.E10</svg:desc>
                </draw:g>
              </table:table-cell>
              <table:table-cell office:value-type="float" office:value="NaN">
                <text:p>NaN</text:p>
                <draw:g>
                  <svg:desc>Resumen.E8:Resumen.E10</svg:desc>
                </draw:g>
              </table:table-cell>
              <table:table-cell office:value-type="float" office:value="NaN">
                <text:p>NaN</text:p>
                <draw:g>
                  <svg:desc>Resumen.D8:Resumen.D10</svg:desc>
                </draw:g>
              </table:table-cell>
              <table:table-cell office:value-type="float" office:value="NaN">
                <text:p>NaN</text:p>
                <draw:g>
                  <svg:desc>Resumen.E8:Resumen.E10</svg:desc>
                </draw:g>
              </table:table-cell>
              <table:table-cell office:value-type="float" office:value="NaN">
                <text:p>NaN</text:p>
                <draw:g>
                  <svg:desc>Resumen.E8:Resumen.E10</svg:desc>
                </draw:g>
              </table:table-cell>
              <table:table-cell office:value-type="float" office:value="NaN">
                <text:p>NaN</text:p>
                <draw:g>
                  <svg:desc>Resumen.D8:Resumen.D10</svg:desc>
                </draw:g>
              </table:table-cell>
              <table:table-cell office:value-type="float" office:value="NaN">
                <text:p>NaN</text:p>
                <draw:g>
                  <svg:desc>Resumen.E8:Resumen.E10</svg:desc>
                </draw:g>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solid" svg:stroke-width="0.026cm" svg:stroke-color="#d9d9d9" draw:fill="hatch"/>
    </style:style>
    <style:style style:name="ch2" style:family="chart">
      <style:chart-properties chart:auto-position="true" style:rotation-angle="0"/>
      <style:text-properties fo:color="#595959"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solid" draw:fill-color="#ffffff" draw:opacity="78%"/>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chart:series-source="rows"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
      <style:chart-properties chart:display-label="true" chart:tick-marks-major-inner="true" chart:tick-marks-major-outer="true" chart:tick-marks-minor-inner="true" chart:tick-marks-minor-outer="true" chart:logarithmic="false" chart:interval-minor-divisor="5"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518abd"/>
      <style:text-properties fo:color="#ffffff" style:text-position="0% 100%" fo:font-family="Calibri" fo:font-size="9pt" fo:font-weight="bold" style:font-size-asian="9pt" style:font-weight-asian="bold" style:font-size-complex="9pt" style:font-weight-complex="bold"/>
    </style:style>
    <style:style style:name="ch8" style:family="chart">
      <style:chart-properties chart:solid-type="cuboid"/>
      <style:graphic-properties draw:fill-color="#5b9bd5"/>
    </style:style>
    <style:style style:name="ch9" style:family="chart">
      <style:chart-properties chart:solid-type="cuboid"/>
      <style:graphic-properties draw:fill-color="#ed7d31"/>
    </style:style>
    <style:style style:name="ch10" style:family="chart">
      <style:chart-properties chart:solid-type="cuboid"/>
      <style:graphic-properties draw:fill-color="#a5a5a5"/>
    </style:style>
    <style:style style:name="ch11" style:family="chart">
      <style:chart-properties chart:solid-type="cuboid"/>
      <style:graphic-properties draw:fill-color="#ffc000"/>
    </style:style>
    <style:style style:name="ch12" style:family="chart">
      <style:chart-properties chart:solid-type="cuboid"/>
      <style:graphic-properties draw:fill-color="#4472c4"/>
    </style:style>
    <style:style style:name="ch13" style:family="chart">
      <style:chart-properties chart:solid-type="cuboid"/>
      <style:graphic-properties draw:fill-color="#70ad47"/>
    </style:style>
    <style:style style:name="ch14" style:family="chart">
      <style:chart-properties chart:solid-type="cuboid"/>
      <style:graphic-properties draw:fill-color="#255e91"/>
    </style:style>
    <style:style style:name="ch15" style:family="chart">
      <style:chart-properties chart:solid-type="cuboid"/>
      <style:graphic-properties draw:fill-color="#9e480e"/>
    </style:style>
    <style:style style:name="ch16" style:family="chart">
      <style:chart-properties chart:solid-type="cuboid"/>
      <style:graphic-properties draw:fill-color="#636363"/>
    </style:style>
    <style:style style:name="ch17"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d36f2b"/>
      <style:text-properties fo:color="#ffffff" style:text-position="0% 100%" fo:font-family="Calibri" fo:font-size="9pt" fo:font-weight="bold" style:font-size-asian="9pt" style:font-weight-asian="bold" style:font-size-complex="9pt" style:font-weight-complex="bold"/>
    </style:style>
    <style:style style:name="ch18" style:family="chart">
      <style:chart-properties chart:solid-type="cuboid"/>
      <style:graphic-properties draw:fill-color="#997300"/>
    </style:style>
    <style:style style:name="ch19" style:family="chart">
      <style:chart-properties chart:solid-type="cuboid"/>
      <style:graphic-properties draw:fill-color="#264478"/>
    </style:style>
    <style:style style:name="ch20" style:family="chart">
      <style:chart-properties chart:solid-type="cuboid"/>
      <style:graphic-properties draw:fill-color="#43682b"/>
    </style:style>
    <style:style style:name="ch21"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e3ab00"/>
      <style:text-properties fo:color="#ffffff" style:text-position="0% 100%" fo:font-family="Calibri" fo:font-size="9pt" fo:font-weight="bold" style:font-size-asian="9pt" style:font-weight-asian="bold" style:font-size-complex="9pt" style:font-weight-complex="bold"/>
    </style:style>
    <style:style style:name="ch22" style:family="chart" style:data-style-name="N0">
      <style:chart-properties chart:link-data-style-to-source="true" chart:data-label-number="percentage" chart:data-label-text="false" chart:data-label-symbol="false" chart:label-position="inside">
        <chart:label-separator>
          <text:p>; </text:p>
        </chart:label-separator>
      </style:chart-properties>
      <style:graphic-properties draw:stroke="none" draw:fill-color="#98b8df"/>
      <style:text-properties fo:color="#ffffff" style:text-position="0% 100%" fo:font-family="Calibri" fo:font-size="9pt" fo:font-weight="bold" style:font-size-asian="9pt" style:font-weight-asian="bold" style:font-size-complex="9pt" style:font-weight-complex="bold"/>
    </style:style>
    <style:style style:name="ch23" style:family="chart">
      <style:graphic-properties draw:fill="none" draw:fill-color="#d9d9d9"/>
    </style:style>
    <style:style style:name="ch24" style:family="chart">
      <style:graphic-properties draw:fill-color="#d9d9d9"/>
    </style:style>
  </office:automatic-styles>
  <office:body>
    <office:chart>
      <chart:chart svg:width="11.847cm" svg:height="8.299cm" xlink:href=".." xlink:type="simple" chart:class="chart:circle" chart:style-name="ch1">
        <chart:title svg:x="3.172cm" svg:y="0.301cm" chart:style-name="ch2">
          <text:p>Distribución - Status</text:p>
        </chart:title>
        <chart:legend chart:legend-position="bottom" svg:x="2.57cm" svg:y="6.89cm" style:legend-expansion="wide" chart:style-name="ch3"/>
        <chart:plot-area chart:style-name="ch4" table:cell-range-address="Resumen.F7:Resumen.Q7 Resumen.B12:Resumen.Q12 Resumen.Q12:Resumen.Q12 Resumen.B9:Resumen.J10 Resumen.N9:Resumen.Q10" chart:data-source-has-labels="both" svg:x="0.236cm" svg:y="1.483cm" svg:width="11.375cm" svg:height="5.058cm">
          <chart:coordinate-region svg:x="3.394cm" svg:y="1.483cm" svg:width="5.058cm" svg:height="5.058cm"/>
          <chart:axis chart:dimension="x" chart:name="primary-x" chart:style-name="ch5" chartooo:axis-type="text">
            <chart:categories table:cell-range-address="Resumen.F7:Resumen.M7 Resumen.Q7:Resumen.Q7"/>
          </chart:axis>
          <chart:axis chart:dimension="y" chart:name="primary-y" chart:style-name="ch6"/>
          <chart:series chart:style-name="ch7" chart:values-cell-range-address="Resumen.F12:Resumen.M12 Resumen.Q12:Resumen.Q12" chart:label-cell-address="Resumen.F7:Resumen.Q7"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series chart:style-name="ch17" chart:values-cell-range-address="Resumen.C9:Resumen.J9 Resumen.N9:Resumen.Q9" chart:label-cell-address="Resumen.B9:Resumen.B9"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8"/>
            <chart:data-point chart:style-name="ch19"/>
            <chart:data-point chart:style-name="ch20"/>
          </chart:series>
          <chart:series chart:style-name="ch21" chart:values-cell-range-address="Resumen.C10:Resumen.J10 Resumen.N10:Resumen.Q10" chart:label-cell-address="Resumen.B10:Resumen.B10"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8"/>
            <chart:data-point chart:style-name="ch19"/>
            <chart:data-point chart:style-name="ch20"/>
          </chart:series>
          <chart:series chart:style-name="ch22" chart:values-cell-range-address="Resumen.C12:Resumen.J12 Resumen.N12:Resumen.Q12" chart:label-cell-address="Resumen.B12:Resumen.B12"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8"/>
            <chart:data-point chart:style-name="ch19"/>
            <chart:data-point chart:style-name="ch20"/>
          </chart:series>
          <chart:wall chart:style-name="ch23"/>
          <chart:floor chart:style-name="ch2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En Proceso</text:p>
                <draw:g>
                  <svg:desc>Resumen.F7:Resumen.M7 Resumen.Q7:Resumen.Q7</svg:desc>
                </draw:g>
              </table:table-cell>
              <table:table-cell office:value-type="string">
                <text:p>Asignado</text:p>
              </table:table-cell>
              <table:table-cell office:value-type="string">
                <text:p>Cerrado</text:p>
              </table:table-cell>
              <table:table-cell office:value-type="string">
                <text:p>Diferido</text:p>
              </table:table-cell>
              <table:table-cell office:value-type="string">
                <text:p>Arreglado</text:p>
              </table:table-cell>
              <table:table-cell office:value-type="string">
                <text:p>Requiere Mas Datos</text:p>
              </table:table-cell>
              <table:table-cell office:value-type="string">
                <text:p>Nuevo</text:p>
              </table:table-cell>
              <table:table-cell office:value-type="string">
                <text:p>Abierto</text:p>
              </table:table-cell>
              <table:table-cell office:value-type="string">
                <text:p>Reabierto</text:p>
              </table:table-cell>
            </table:table-row>
          </table:table-header-rows>
          <table:table-rows>
            <table:table-row>
              <table:table-cell office:value-type="string">
                <text:p>En Proceso Asignado Cerrado Diferido Arreglado Requiere Mas Datos Nuevo Abierto Liberado a Pruebas En Pruebas Rechazado Reabierto</text:p>
                <text:list>
                  <text:list-item>
                    <text:p>En Proceso</text:p>
                  </text:list-item>
                  <text:list-item>
                    <text:p>Asignado</text:p>
                  </text:list-item>
                  <text:list-item>
                    <text:p>Cerrado</text:p>
                  </text:list-item>
                  <text:list-item>
                    <text:p>Diferido</text:p>
                  </text:list-item>
                  <text:list-item>
                    <text:p>Arreglado</text:p>
                  </text:list-item>
                  <text:list-item>
                    <text:p>Requiere Mas Datos</text:p>
                  </text:list-item>
                  <text:list-item>
                    <text:p>Nuevo</text:p>
                  </text:list-item>
                  <text:list-item>
                    <text:p>Abierto</text:p>
                  </text:list-item>
                  <text:list-item>
                    <text:p>Liberado a Pruebas</text:p>
                  </text:list-item>
                  <text:list-item>
                    <text:p>En Pruebas</text:p>
                  </text:list-item>
                  <text:list-item>
                    <text:p>Rechazado</text:p>
                  </text:list-item>
                  <text:list-item>
                    <text:p>Reabierto</text:p>
                  </text:list-item>
                </text:list>
                <draw:g>
                  <svg:desc>Resumen.F7:Resumen.Q7</svg:desc>
                </draw:g>
              </table:table-cell>
              <table:table-cell office:value-type="float" office:value="NaN">
                <text:p>NaN</text:p>
                <draw:g>
                  <svg:desc>Resumen.F12:Resumen.M12 Resumen.Q12:Resumen.Q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Resumen.B9:Resumen.B9</svg:desc>
                </draw:g>
              </table:table-cell>
              <table:table-cell office:value-type="float" office:value="NaN">
                <text:p>NaN</text:p>
                <draw:g>
                  <svg:desc>Resumen.C9:Resumen.J9 Resumen.N9:Resumen.Q9</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draw:g>
                  <svg:desc>Resumen.B10:Resumen.B10</svg:desc>
                </draw:g>
              </table:table-cell>
              <table:table-cell office:value-type="float" office:value="NaN">
                <text:p>NaN</text:p>
                <draw:g>
                  <svg:desc>Resumen.C10:Resumen.J10 Resumen.N10:Resumen.Q10</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otal</text:p>
                <draw:g>
                  <svg:desc>Resumen.B12:Resumen.B12</svg:desc>
                </draw:g>
              </table:table-cell>
              <table:table-cell office:value-type="float" office:value="NaN">
                <text:p>NaN</text:p>
                <draw:g>
                  <svg:desc>Resumen.C12:Resumen.J12 Resumen.N12:Resumen.Q12</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solid" svg:stroke-width="0.026cm" svg:stroke-color="#d9d9d9"/>
    </style:style>
    <style:style style:name="ch2" style:family="chart">
      <style:chart-properties style:rotation-angle="0"/>
      <style:graphic-properties svg:stroke-width="0.071cm"/>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3" style:family="chart">
      <style:chart-properties chart:auto-position="true"/>
      <style:graphic-properties draw:stroke="none" svg:stroke-width="0.071cm" draw:fill="none" draw:fill-color="#d9d9d9"/>
      <style:text-properties fo:color="#000000" style:text-position="0% 100%" fo:font-family="Calibri" fo:font-size="9.19999980926514pt" style:font-family-asian="Calibri" style:font-size-asian="9.19999980926514pt" style:font-family-complex="Calibri" style:font-size-complex="9.19999980926514pt"/>
    </style:style>
    <style:style style:name="ch4" style:family="chart">
      <style:chart-properties chart:include-hidden-cells="false" chart:treat-empty-cells="leave-gap" chart:series-source="rows"/>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true" chart:data-label-number="value-and-percentage" chart:data-label-text="false" chart:data-label-symbol="false" chart:label-position="avoid-overlap">
        <chart:label-separator>
          <text:p>; </text:p>
        </chart:label-separator>
      </style:chart-properties>
      <style:graphic-properties draw:stroke="none" draw:fill-color="#518abd"/>
      <style:text-properties fo:color="#000000" style:text-position="0% 100%" fo:font-family="Calibri" fo:font-size="10.5pt" fo:font-weight="bold" style:font-size-asian="10.5pt" style:font-weight-asian="bold" style:font-size-complex="10.5pt" style:font-weight-complex="bold"/>
    </style:style>
    <style:style style:name="ch8" style:family="chart">
      <style:chart-properties chart:solid-type="cuboid"/>
      <style:graphic-properties draw:stroke="solid" svg:stroke-width="0.053cm" svg:stroke-color="#ffffff" draw:fill-color="#5b9bd5"/>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chart-properties chart:solid-type="cuboid"/>
      <style:graphic-properties draw:stroke="solid" svg:stroke-width="0.053cm" svg:stroke-color="#ffffff" draw:fill-color="#ffc000"/>
    </style:style>
    <style:style style:name="ch12"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d36f2b"/>
      <style:text-properties fo:color="#404040" style:text-position="0% 100%" fo:font-family="Calibri" fo:font-size="9pt" style:font-size-asian="9pt" style:font-size-complex="9pt"/>
    </style:style>
    <style:style style:name="ch13"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929292"/>
      <style:text-properties fo:color="#404040" style:text-position="0% 100%" fo:font-family="Calibri" fo:font-size="9pt" style:font-size-asian="9pt" style:font-size-complex="9pt"/>
    </style:style>
    <style:style style:name="ch14" style:family="chart" style:data-style-name="N1">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98b8df"/>
      <style:text-properties fo:color="#404040" style:text-position="0% 100%" fo:font-family="Calibri" fo:font-size="9pt" style:font-size-asian="9pt" style:font-size-complex="9pt"/>
    </style:style>
    <style:style style:name="ch15" style:family="chart">
      <style:graphic-properties svg:stroke-width="0.071cm" draw:fill="none" draw:fill-color="#d9d9d9"/>
    </style:style>
    <style:style style:name="ch16" style:family="chart">
      <style:graphic-properties draw:fill-color="#d9d9d9"/>
    </style:style>
  </office:automatic-styles>
  <office:body>
    <office:chart>
      <chart:chart svg:width="11.609cm" svg:height="10.088cm" xlink:href=".." xlink:type="simple" chart:class="chart:circle" chart:style-name="ch1">
        <chart:title svg:x="2.5cm" svg:y="0.387cm" chart:style-name="ch2">
          <text:p>Defectos - Severidad</text:p>
        </chart:title>
        <chart:legend chart:legend-position="bottom" svg:x="2.861cm" svg:y="9.551cm" style:legend-expansion="wide" chart:style-name="ch3"/>
        <chart:plot-area chart:style-name="ch4" table:cell-range-address="Resumen.F19:Resumen.I19 Resumen.E18:Resumen.E18 Resumen.F24:Resumen.I24 Resumen.F21:Resumen.I22" chart:data-source-has-labels="both" svg:x="3.611cm" svg:y="2.872cm" svg:width="4.608cm" svg:height="4.608cm">
          <chart:coordinate-region svg:x="3.611cm" svg:y="2.347cm" svg:width="4.608cm" svg:height="5.659cm"/>
          <chart:axis chart:dimension="x" chart:name="primary-x" chart:style-name="ch5" chartooo:axis-type="text">
            <chart:categories table:cell-range-address="Resumen.F19:Resumen.I19"/>
          </chart:axis>
          <chart:axis chart:dimension="y" chart:name="primary-y" chart:style-name="ch6"/>
          <chart:series chart:style-name="ch7" chart:values-cell-range-address="Resumen.F24:Resumen.I24" chart:label-cell-address="Resumen.E18:Resumen.E18" chart:class="chart:circle">
            <chart:data-point chart:style-name="ch8"/>
            <chart:data-point chart:style-name="ch9"/>
            <chart:data-point chart:style-name="ch10"/>
            <chart:data-point chart:style-name="ch11"/>
          </chart:series>
          <chart:series chart:style-name="ch12" chart:values-cell-range-address="Resumen.F21:Resumen.I21" chart:class="chart:circle">
            <chart:data-point chart:style-name="ch8"/>
            <chart:data-point chart:style-name="ch9"/>
            <chart:data-point chart:style-name="ch10"/>
            <chart:data-point chart:style-name="ch11"/>
          </chart:series>
          <chart:series chart:style-name="ch13" chart:values-cell-range-address="Resumen.F22:Resumen.I22" chart:class="chart:circle">
            <chart:data-point chart:style-name="ch8"/>
            <chart:data-point chart:style-name="ch9"/>
            <chart:data-point chart:style-name="ch10"/>
            <chart:data-point chart:style-name="ch11"/>
          </chart:series>
          <chart:series chart:style-name="ch14" chart:values-cell-range-address="Resumen.F24:Resumen.I24" chart:class="chart:circle">
            <chart:data-point chart:style-name="ch8"/>
            <chart:data-point chart:style-name="ch9"/>
            <chart:data-point chart:style-name="ch10"/>
            <chart:data-point chart:style-name="ch11"/>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itica</text:p>
                <draw:g>
                  <svg:desc>Resumen.F19:Resumen.I19</svg:desc>
                </draw:g>
              </table:table-cell>
              <table:table-cell office:value-type="string">
                <text:p>Mayor</text:p>
              </table:table-cell>
              <table:table-cell office:value-type="string">
                <text:p>Menor</text:p>
              </table:table-cell>
              <table:table-cell office:value-type="string">
                <text:p>Cosmetico</text:p>
              </table:table-cell>
            </table:table-row>
          </table:table-header-rows>
          <table:table-rows>
            <table:table-row>
              <table:table-cell office:value-type="string">
                <text:p>Severidad de Defectos</text:p>
                <draw:g>
                  <svg:desc>Resumen.E18:Resumen.E18</svg:desc>
                </draw:g>
              </table:table-cell>
              <table:table-cell office:value-type="float" office:value="0">
                <text:p>0</text:p>
                <draw:g>
                  <svg:desc>Resumen.F24:Resumen.I24</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Fila 21</text:p>
                <draw:g>
                  <svg:desc/>
                </draw:g>
              </table:table-cell>
              <table:table-cell office:value-type="float" office:value="0">
                <text:p>0</text:p>
                <draw:g>
                  <svg:desc>Resumen.F21:Resumen.I21</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Fila 22</text:p>
                <draw:g>
                  <svg:desc/>
                </draw:g>
              </table:table-cell>
              <table:table-cell office:value-type="float" office:value="0">
                <text:p>0</text:p>
                <draw:g>
                  <svg:desc>Resumen.F22:Resumen.I22</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Fila 24</text:p>
                <draw:g>
                  <svg:desc/>
                </draw:g>
              </table:table-cell>
              <table:table-cell office:value-type="float" office:value="0">
                <text:p>0</text:p>
                <draw:g>
                  <svg:desc>Resumen.F24:Resumen.I24</svg:desc>
                </draw:g>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graphic-properties svg:stroke-width="0.071cm"/>
      <style:text-properties fo:color="#000000" style:text-position="0% 100%" fo:font-family="Calibri" fo:font-size="18pt" fo:font-weight="bold" style:font-family-asian="Calibri" style:font-size-asian="18pt" style:font-weight-asian="bold" style:font-family-complex="Calibri" style:font-size-complex="18pt" style:font-weight-complex="bold"/>
    </style:style>
    <style:style style:name="ch3" style:family="chart">
      <style:chart-properties chart:auto-position="true"/>
      <style:graphic-properties draw:stroke="none" svg:stroke-width="0.071cm" draw:fill="none" draw:fill-color="#d9d9d9"/>
      <style:text-properties fo:color="#000000" style:text-position="0% 100%" fo:font-family="Calibri" fo:font-size="9.19999980926514pt" style:font-family-asian="Calibri" style:font-size-asian="9.19999980926514pt" style:font-family-complex="Calibri" style:font-size-complex="9.19999980926514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tru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1">
      <style:chart-properties chart:link-data-style-to-source="true" chart:data-label-number="value-and-percentage" chart:data-label-text="false" chart:data-label-symbol="false" chart:label-position="avoid-overlap">
        <chart:label-separator>
          <text:p>; </text:p>
        </chart:label-separator>
      </style:chart-properties>
      <style:graphic-properties draw:stroke="none" draw:fill-color="#518abd"/>
      <style:text-properties fo:color="#000000" style:text-position="0% 100%" fo:font-family="Calibri" fo:font-size="10.5pt" fo:font-weight="bold" style:font-size-asian="10.5pt" style:font-weight-asian="bold" style:font-size-complex="10.5pt" style:font-weight-complex="bold"/>
    </style:style>
    <style:style style:name="ch8" style:family="chart">
      <style:chart-properties chart:solid-type="cuboid"/>
      <style:graphic-properties draw:stroke="solid" svg:stroke-width="0.053cm" svg:stroke-color="#ffffff" draw:fill-color="#5b9bd5"/>
    </style:style>
    <style:style style:name="ch9" style:family="chart">
      <style:chart-properties chart:solid-type="cuboid"/>
      <style:graphic-properties draw:stroke="solid" svg:stroke-width="0.053cm" svg:stroke-color="#ffffff" draw:fill-color="#ed7d31"/>
    </style:style>
    <style:style style:name="ch10" style:family="chart">
      <style:chart-properties chart:solid-type="cuboid"/>
      <style:graphic-properties draw:stroke="solid" svg:stroke-width="0.053cm" svg:stroke-color="#ffffff" draw:fill-color="#a5a5a5"/>
    </style:style>
    <style:style style:name="ch11"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d36f2b"/>
      <style:text-properties fo:color="#404040" style:text-position="0% 100%" fo:font-family="Calibri" fo:font-size="9pt" style:font-size-asian="9pt" style:font-size-complex="9pt"/>
    </style:style>
    <style:style style:name="ch12"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929292"/>
      <style:text-properties fo:color="#404040" style:text-position="0% 100%" fo:font-family="Calibri" fo:font-size="9pt" style:font-size-asian="9pt" style:font-size-complex="9pt"/>
    </style:style>
    <style:style style:name="ch13" style:family="chart" style:data-style-name="N1">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98b8df"/>
      <style:text-properties fo:color="#404040" style:text-position="0% 100%" fo:font-family="Calibri" fo:font-size="9pt" style:font-size-asian="9pt" style:font-size-complex="9pt"/>
    </style:style>
    <style:style style:name="ch14" style:family="chart">
      <style:graphic-properties svg:stroke-width="0.071cm" draw:fill="none" draw:fill-color="#d9d9d9"/>
    </style:style>
    <style:style style:name="ch15" style:family="chart">
      <style:graphic-properties draw:fill-color="#d9d9d9"/>
    </style:style>
  </office:automatic-styles>
  <office:body>
    <office:chart>
      <chart:chart svg:width="11.078cm" svg:height="10.107cm" xlink:href=".." xlink:type="simple" chart:class="chart:circle" chart:style-name="ch1">
        <chart:title svg:x="2.823cm" svg:y="0.338cm" chart:style-name="ch2">
          <text:p>Defectos - Prioridad</text:p>
        </chart:title>
        <chart:legend chart:legend-position="bottom" svg:x="3.83cm" svg:y="9.57cm" style:legend-expansion="wide" chart:style-name="ch3"/>
        <chart:plot-area chart:style-name="ch4" table:cell-range-address="Resumen.F45:Resumen.H45 Resumen.E44:Resumen.E44 Resumen.F50:Resumen.H50 Resumen.F21:Resumen.H22 Resumen.F24:Resumen.H24" chart:data-source-has-labels="both" svg:x="0.221cm" svg:y="1.557cm" svg:width="10.636cm" svg:height="7.627cm">
          <chart:coordinate-region svg:x="1.725cm" svg:y="1.557cm" svg:width="7.627cm" svg:height="7.627cm"/>
          <chart:axis chart:dimension="x" chart:name="primary-x" chart:style-name="ch5" chartooo:axis-type="text">
            <chart:categories table:cell-range-address="Resumen.F45:Resumen.H45"/>
          </chart:axis>
          <chart:axis chart:dimension="y" chart:name="primary-y" chart:style-name="ch6"/>
          <chart:series chart:style-name="ch7" chart:values-cell-range-address="Resumen.F50:Resumen.H50" chart:label-cell-address="Resumen.E44:Resumen.E44" chart:class="chart:circle">
            <chart:data-point chart:style-name="ch8"/>
            <chart:data-point chart:style-name="ch9"/>
            <chart:data-point chart:style-name="ch10"/>
          </chart:series>
          <chart:series chart:style-name="ch11" chart:values-cell-range-address="Resumen.F21:Resumen.H21" chart:class="chart:circle">
            <chart:data-point chart:style-name="ch8"/>
            <chart:data-point chart:style-name="ch9"/>
            <chart:data-point chart:style-name="ch10"/>
          </chart:series>
          <chart:series chart:style-name="ch12" chart:values-cell-range-address="Resumen.F22:Resumen.H22" chart:class="chart:circle">
            <chart:data-point chart:style-name="ch8"/>
            <chart:data-point chart:style-name="ch9"/>
            <chart:data-point chart:style-name="ch10"/>
          </chart:series>
          <chart:series chart:style-name="ch13" chart:values-cell-range-address="Resumen.F24:Resumen.H24" chart:class="chart:circle">
            <chart:data-point chart:style-name="ch8"/>
            <chart:data-point chart:style-name="ch9"/>
            <chart:data-point chart:style-name="ch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lta</text:p>
                <draw:g>
                  <svg:desc>Resumen.F45:Resumen.H45</svg:desc>
                </draw:g>
              </table:table-cell>
              <table:table-cell office:value-type="string">
                <text:p>Media</text:p>
              </table:table-cell>
              <table:table-cell office:value-type="string">
                <text:p>Baja</text:p>
              </table:table-cell>
            </table:table-row>
          </table:table-header-rows>
          <table:table-rows>
            <table:table-row>
              <table:table-cell office:value-type="string">
                <text:p>Prioridad de Defectos</text:p>
                <draw:g>
                  <svg:desc>Resumen.E44:Resumen.E44</svg:desc>
                </draw:g>
              </table:table-cell>
              <table:table-cell office:value-type="float" office:value="0">
                <text:p>0</text:p>
                <draw:g>
                  <svg:desc>Resumen.F50:Resumen.H50</svg:desc>
                </draw:g>
              </table:table-cell>
              <table:table-cell office:value-type="float" office:value="0">
                <text:p>0</text:p>
              </table:table-cell>
              <table:table-cell office:value-type="float" office:value="0">
                <text:p>0</text:p>
              </table:table-cell>
            </table:table-row>
            <table:table-row>
              <table:table-cell office:value-type="string">
                <text:p>Fila 21</text:p>
                <draw:g>
                  <svg:desc/>
                </draw:g>
              </table:table-cell>
              <table:table-cell office:value-type="float" office:value="0">
                <text:p>0</text:p>
                <draw:g>
                  <svg:desc>Resumen.F21:Resumen.H21</svg:desc>
                </draw:g>
              </table:table-cell>
              <table:table-cell office:value-type="float" office:value="0">
                <text:p>0</text:p>
              </table:table-cell>
              <table:table-cell office:value-type="float" office:value="0">
                <text:p>0</text:p>
              </table:table-cell>
            </table:table-row>
            <table:table-row>
              <table:table-cell office:value-type="string">
                <text:p>Fila 22</text:p>
                <draw:g>
                  <svg:desc/>
                </draw:g>
              </table:table-cell>
              <table:table-cell office:value-type="float" office:value="0">
                <text:p>0</text:p>
                <draw:g>
                  <svg:desc>Resumen.F22:Resumen.H22</svg:desc>
                </draw:g>
              </table:table-cell>
              <table:table-cell office:value-type="float" office:value="0">
                <text:p>0</text:p>
              </table:table-cell>
              <table:table-cell office:value-type="float" office:value="0">
                <text:p>0</text:p>
              </table:table-cell>
            </table:table-row>
            <table:table-row>
              <table:table-cell office:value-type="string">
                <text:p>Fila 24</text:p>
                <draw:g>
                  <svg:desc/>
                </draw:g>
              </table:table-cell>
              <table:table-cell office:value-type="float" office:value="0">
                <text:p>0</text:p>
                <draw:g>
                  <svg:desc>Resumen.F24:Resumen.H24</svg:desc>
                </draw:g>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draw:fill="gradient" draw:fill-gradient-name="msFillGradient_20_1"/>
    </style:style>
    <style:style style:name="ch2" style:family="chart">
      <style:chart-properties chart:auto-position="true" style:rotation-angle="0"/>
      <style:text-properties fo:color="#595959"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series-source="rows"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abel-arrangement="side-by-side" chart:link-data-style-to-source="tru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5" style:family="chart" style:data-style-name="N10">
      <style:chart-properties chart:display-label="true" chart:tick-marks-major-inner="false" chart:tick-marks-major-outer="false" chart:logarithmic="false" chart:interval-minor-divisor="5" chart:gap-width="41" chart:reverse-direction="false" text:line-break="false" loext:try-staggering-first="tru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3.037cm" svg:height="11.204cm" xlink:href=".." xlink:type="simple" chart:class="chart:bar" chart:style-name="ch1">
        <chart:title svg:x="1.597cm" svg:y="0.359cm" chart:style-name="ch2">
          <text:p>% Eficiencia en Contención de Defectos en todas las fases</text:p>
        </chart:title>
        <chart:plot-area chart:style-name="ch3" table:cell-range-address="Resumen.F30:Resumen.K31" chart:data-source-has-labels="row" svg:x="0.26cm" svg:y="2.236cm" svg:width="12.517cm" svg:height="8.744cm">
          <chart:coordinate-region svg:x="0.402cm" svg:y="2.236cm" svg:width="11.835cm" svg:height="8.309cm"/>
          <chart:axis chart:dimension="x" chart:name="primary-x" chart:style-name="ch4" chartooo:axis-type="auto">
            <chartooo:date-scale/>
            <chart:categories table:cell-range-address="Resumen.F30:Resumen.K30"/>
          </chart:axis>
          <chart:axis chart:dimension="y" chart:name="primary-y" chart:style-name="ch5"/>
          <chart:series chart:style-name="ch6" chart:values-cell-range-address="Resumen.F31:Resumen.K31" chart:class="chart:bar">
            <chart:data-point chart:repeated="6"/>
          </chart:series>
          <chart:wall chart:style-name="ch7"/>
          <chart:floor chart:style-name="ch8"/>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Pruebas de Humo</text:p>
                <draw:g>
                  <svg:desc>Resumen.F30:Resumen.K30</svg:desc>
                </draw:g>
              </table:table-cell>
              <table:table-cell office:value-type="string">
                <text:p>SIT</text:p>
              </table:table-cell>
              <table:table-cell office:value-type="string">
                <text:p>E2E</text:p>
              </table:table-cell>
              <table:table-cell office:value-type="string">
                <text:p>Regresión</text:p>
              </table:table-cell>
              <table:table-cell office:value-type="string">
                <text:p>UAT</text:p>
              </table:table-cell>
              <table:table-cell office:value-type="string">
                <text:p>Contención de Defectos</text:p>
              </table:table-cell>
            </table:table-row>
          </table:table-header-rows>
          <table:table-rows>
            <table:table-row>
              <table:table-cell office:value-type="string">
                <text:p>Fila 31</text:p>
                <draw:g>
                  <svg:desc/>
                </draw:g>
              </table:table-cell>
              <table:table-cell office:value-type="float" office:value="0.2">
                <text:p>0.2</text:p>
                <draw:g>
                  <svg:desc>Resumen.F31:Resumen.K31</svg:desc>
                </draw:g>
              </table:table-cell>
              <table:table-cell office:value-type="float" office:value="0.4">
                <text:p>0.4</text:p>
              </table:table-cell>
              <table:table-cell office:value-type="float" office:value="0.2">
                <text:p>0.2</text:p>
              </table:table-cell>
              <table:table-cell office:value-type="float" office:value="0.2">
                <text:p>0.2</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ffffff" draw:end-color="#d9d9d9" draw:start-intensity="100%" draw:end-intensity="100%" draw:angle="0deg" draw:border="0%"/>
    <draw:gradient draw:name="msFillGradient_20_2" draw:display-name="msFillGradient 2" draw:style="linear" draw:start-color="#5b9bd5" draw:end-color="#3483cb" draw:start-intensity="100%" draw:end-intensity="100%" draw:angle="0deg" draw:border="0%"/>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draw:fill="gradient" draw:fill-gradient-name="msFillGradient_20_1"/>
    </style:style>
    <style:style style:name="ch2" style:family="chart">
      <style:chart-properties chart:auto-position="true" style:rotation-angle="0"/>
      <style:text-properties fo:color="#595959"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series-source="rows"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abel-arrangement="side-by-side" chart:link-data-style-to-source="tru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5" style:family="chart" style:data-style-name="N10">
      <style:chart-properties chart:display-label="true" chart:tick-marks-major-inner="false" chart:tick-marks-major-outer="false" chart:logarithmic="false" chart:interval-minor-divisor="5" chart:gap-width="41" chart:reverse-direction="false" text:line-break="false" loext:try-staggering-first="tru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3.004cm" svg:height="11.497cm" xlink:href=".." xlink:type="simple" chart:class="chart:bar" chart:style-name="ch1">
        <chart:title svg:x="1.625cm" svg:y="0.365cm" chart:style-name="ch2">
          <text:p>% Exactitud de los defectos Reportados Vs Rechazados
</text:p>
        </chart:title>
        <chart:plot-area chart:style-name="ch3" table:cell-range-address="Resumen.E7:Resumen.E7 Resumen.P7:Resumen.P7 Resumen.E13:Resumen.E13 Resumen.P13:Resumen.P13" chart:data-source-has-labels="row" svg:x="0.26cm" svg:y="2.881cm" svg:width="12.484cm" svg:height="8.387cm">
          <chart:coordinate-region svg:x="0.26cm" svg:y="2.881cm" svg:width="12.484cm" svg:height="7.617cm"/>
          <chart:axis chart:dimension="x" chart:name="primary-x" chart:style-name="ch4" chartooo:axis-type="auto">
            <chartooo:date-scale/>
            <chart:categories table:cell-range-address="Resumen.E7:Resumen.E7 Resumen.P7:Resumen.P7"/>
          </chart:axis>
          <chart:axis chart:dimension="y" chart:name="primary-y" chart:style-name="ch5"/>
          <chart:series chart:style-name="ch6" chart:values-cell-range-address="Resumen.E13:Resumen.E13 Resumen.P13:Resumen.P1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Defectos</text:p>
                <draw:g>
                  <svg:desc>Resumen.E7:Resumen.E7 Resumen.P7:Resumen.P7</svg:desc>
                </draw:g>
              </table:table-cell>
              <table:table-cell office:value-type="string">
                <text:p>Rechazado</text:p>
              </table:table-cell>
            </table:table-row>
          </table:table-header-rows>
          <table:table-rows>
            <table:table-row>
              <table:table-cell office:value-type="string">
                <text:p/>
                <draw:g>
                  <svg:desc/>
                </draw:g>
              </table:table-cell>
              <table:table-cell office:value-type="float" office:value="NaN">
                <text:p>NaN</text:p>
                <draw:g>
                  <svg:desc>Resumen.E13:Resumen.E13 Resumen.P13:Resumen.P13</svg:desc>
                </draw:g>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ffffff" draw:end-color="#d9d9d9" draw:start-intensity="100%" draw:end-intensity="100%" draw:angle="0deg" draw:border="0%"/>
    <draw:gradient draw:name="msFillGradient_20_2" draw:display-name="msFillGradient 2" draw:style="linear" draw:start-color="#5b9bd5" draw:end-color="#3483cb" draw:start-intensity="100%" draw:end-intensity="100%" draw:angle="0deg" draw:border="0%"/>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draw:fill="gradient" draw:fill-gradient-name="msFillGradient_20_1"/>
    </style:style>
    <style:style style:name="ch2" style:family="chart">
      <style:chart-properties chart:auto-position="true" style:rotation-angle="0"/>
      <style:text-properties fo:color="#595959"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chart:series-source="rows"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abel-arrangement="side-by-side" chart:link-data-style-to-source="tru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5" style:family="chart" style:data-style-name="N10">
      <style:chart-properties chart:display-label="true" chart:tick-marks-major-inner="false" chart:tick-marks-major-outer="false" chart:logarithmic="false" chart:interval-minor-divisor="5" chart:gap-width="41" chart:reverse-direction="false" text:line-break="false" loext:try-staggering-first="tru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10">
      <style:chart-properties chart:link-data-style-to-source="true" chart:data-label-number="value" chart:data-label-text="false" chart:data-label-symbol="false" chart:label-position="inside">
        <chart:label-separator>
          <text:p>; </text:p>
        </chart:label-separator>
      </style:chart-properties>
      <style:graphic-properties draw:stroke="none" draw:fill="gradient" draw:fill-gradient-name="msFillGradient_20_2"/>
      <style:text-properties fo:color="#000000" style:text-position="0% 100%" fo:font-family="Calibri" fo:font-size="10pt" fo:font-weight="bold" style:font-size-asian="10pt" style:font-weight-asian="bold" style:font-size-complex="10pt" style:font-weight-complex="bold"/>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3.424cm" svg:height="11.493cm" xlink:href=".." xlink:type="simple" chart:class="chart:bar" chart:style-name="ch1">
        <chart:title svg:x="1.474cm" svg:y="0.365cm" chart:style-name="ch2">
          <text:p>% Exactitud de los defectos Reportados Vs Aceptados
</text:p>
        </chart:title>
        <chart:plot-area chart:style-name="ch3" table:cell-range-address="Resumen.E7:Resumen.E7 Resumen.R7:Resumen.R7 Resumen.E13:Resumen.E13 Resumen.R13:Resumen.R13" chart:data-source-has-labels="row" svg:x="0.268cm" svg:y="2.881cm" svg:width="12.888cm" svg:height="8.383cm">
          <chart:coordinate-region svg:x="0.268cm" svg:y="2.881cm" svg:width="12.888cm" svg:height="7.613cm"/>
          <chart:axis chart:dimension="x" chart:name="primary-x" chart:style-name="ch4" chartooo:axis-type="auto">
            <chartooo:date-scale/>
            <chart:categories table:cell-range-address="Resumen.E7:Resumen.E7 Resumen.R7:Resumen.R7"/>
          </chart:axis>
          <chart:axis chart:dimension="y" chart:name="primary-y" chart:style-name="ch5"/>
          <chart:series chart:style-name="ch6" chart:values-cell-range-address="Resumen.E13:Resumen.E13 Resumen.R13:Resumen.R13"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Defectos</text:p>
                <draw:g>
                  <svg:desc>Resumen.E7:Resumen.E7 Resumen.R7:Resumen.R7</svg:desc>
                </draw:g>
              </table:table-cell>
              <table:table-cell office:value-type="string">
                <text:p>% Exactitud de Defectos Reportados </text:p>
              </table:table-cell>
            </table:table-row>
          </table:table-header-rows>
          <table:table-rows>
            <table:table-row>
              <table:table-cell office:value-type="string">
                <text:p/>
                <draw:g>
                  <svg:desc/>
                </draw:g>
              </table:table-cell>
              <table:table-cell office:value-type="float" office:value="NaN">
                <text:p>NaN</text:p>
                <draw:g>
                  <svg:desc>Resumen.E13:Resumen.E13 Resumen.R13:Resumen.R13</svg:desc>
                </draw:g>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1.2$Windows_x86 LibreOffice_project/7cbcfc562f6eb6708b5ff7d7397325de9e764452</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msFillGradient_20_1" draw:display-name="msFillGradient 1" draw:style="linear" draw:start-color="#ffffff" draw:end-color="#d9d9d9" draw:start-intensity="100%" draw:end-intensity="100%" draw:angle="0deg" draw:border="0%"/>
    <draw:gradient draw:name="msFillGradient_20_2" draw:display-name="msFillGradient 2" draw:style="linear" draw:start-color="#5b9bd5" draw:end-color="#3483cb" draw:start-intensity="100%" draw:end-intensity="100%" draw:angle="0deg" draw:border="0%"/>
  </office:styles>
</office:document-styles>
</file>